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1" svg:font-family="Consolas"/>
    <style:font-face style:name="OpenSymbol" svg:font-family="OpenSymbol"/>
    <style:font-face style:name="Tahoma1" svg:font-family="Tahoma"/>
    <style:font-face style:name="Consolas"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list-style-name="L1">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list-style-name="L2">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list-style-name="L3">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list-style-name="L4">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list-style-name="L5">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text-properties style:font-name="Envy Code R VS" fo:font-size="10pt" fo:language="es" fo:country="ES"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8" style:family="paragraph" style:parent-style-name="Standard">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9" style:family="paragraph" style:parent-style-name="Standard" style:list-style-name="L6">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0" style:family="paragraph" style:parent-style-name="Standard" style:list-style-name="L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1" style:family="paragraph" style:parent-style-name="Standard" style:list-style-name="L8">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2" style:family="paragraph" style:parent-style-name="Standard">
      <style:paragraph-properties style:text-autospace="none"/>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3" style:family="paragraph" style:parent-style-name="Standard" style:list-style-name="L9">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list-style-name="L10">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list-style-name="L1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list-style-name="L1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list-style-name="L13">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list-style-name="L14">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list-style-name="L15">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0" style:family="paragraph" style:parent-style-name="Standard" style:list-style-name="L16">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1" style:family="paragraph" style:parent-style-name="Standard" style:list-style-name="L1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2" style:family="paragraph" style:parent-style-name="Standard" style:list-style-name="L18">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3" style:family="paragraph" style:parent-style-name="Standard" style:list-style-name="L19">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4" style:family="paragraph" style:parent-style-name="Standard" style:list-style-name="L20">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5" style:family="paragraph" style:parent-style-name="Standard" style:list-style-name="L2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6" style:family="paragraph" style:parent-style-name="Standard" style:list-style-name="L2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7" style:family="paragraph" style:parent-style-name="Standard" style:list-style-name="L23">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8" style:family="paragraph" style:parent-style-name="Standard" style:list-style-name="L24">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9" style:family="paragraph" style:parent-style-name="Standard" style:list-style-name="L25">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0" style:family="paragraph" style:parent-style-name="Standard" style:list-style-name="L26">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1" style:family="paragraph" style:parent-style-name="Standard" style:list-style-name="L2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2" style:family="paragraph" style:parent-style-name="Standard">
      <style:text-properties style:font-name="Envy Code R VS" fo:font-size="12pt" fo:language="es" fo:country="ES" fo:font-style="normal" style:font-size-asian="12pt" style:language-asian="zxx" style:country-asian="none" style:font-style-asian="normal" style:font-size-complex="12pt" style:language-complex="zxx" style:country-complex="none" style:font-style-complex="normal"/>
    </style:style>
    <style:style style:name="P33" style:family="paragraph" style:parent-style-name="Standard">
      <style:text-properties fo:language="es" fo:country="ES" style:language-asian="zxx" style:country-asian="none" style:language-complex="zxx" style:country-complex="none"/>
    </style:style>
    <style:style style:name="P34" style:family="paragraph" style:parent-style-name="Standard">
      <style:paragraph-properties fo:background-color="#000000">
        <style:background-image/>
      </style:paragraph-properties>
      <style:text-properties fo:font-size="10pt" fo:language="es" fo:country="ES" style:font-size-asian="10pt" style:language-asian="zxx" style:country-asian="none" style:font-size-complex="10pt" style:language-complex="zxx" style:country-complex="none"/>
    </style:style>
    <style:style style:name="P35" style:family="paragraph" style:parent-style-name="Standard">
      <style:paragraph-properties fo:background-color="#000000" style:text-autospace="none">
        <style:background-image/>
      </style:paragraph-properties>
      <style:text-properties fo:font-size="10pt" fo:language="es" fo:country="ES" style:font-size-asian="10pt" style:language-asian="zxx" style:country-asian="none" style:font-size-complex="10pt" style:language-complex="zxx" style:country-complex="none"/>
    </style:style>
    <style:style style:name="P36" style:family="paragraph" style:parent-style-name="Standard">
      <style:paragraph-properties fo:background-color="#000000">
        <style:background-image/>
      </style:paragraph-properties>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paragraph-properties fo:background-color="#000000" style:text-autospace="none">
        <style:background-image/>
      </style:paragraph-properties>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paragraph-properties fo:background-color="#000000">
        <style:background-image/>
      </style:paragraph-properties>
      <style:text-properties style:font-name="Envy Code R VS" fo:font-size="10pt" fo:language="es" fo:country="ES"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paragraph-properties fo:background-color="#000000" style:text-autospace="none">
        <style:background-image/>
      </style:paragraph-properties>
      <style:text-properties style:font-name="Envy Code R VS" fo:font-size="10pt" fo:language="es" fo:country="ES"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paragraph-properties fo:background-color="#000000">
        <style:background-image/>
      </style:paragraph-properties>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1" style:family="paragraph" style:parent-style-name="Standard">
      <style:paragraph-properties fo:background-color="#000000" style:text-autospace="none">
        <style:background-image/>
      </style:paragraph-properties>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2" style:family="paragraph" style:parent-style-name="Standard">
      <style:paragraph-properties fo:background-color="#000000">
        <style:background-image/>
      </style:paragraph-properties>
      <style:text-properties style:font-name="Envy Code R VS" fo:font-size="10pt" fo:language="es" fo:country="ES" style:font-size-asian="10pt" style:language-asian="zxx" style:country-asian="none" style:font-size-complex="10pt" style:language-complex="zxx" style:country-complex="none"/>
    </style:style>
    <style:style style:name="P43" style:family="paragraph" style:parent-style-name="Standard">
      <style:paragraph-properties fo:background-color="#000000">
        <style:background-image/>
      </style:paragraph-properties>
      <style:text-properties style:font-name="Consolas" fo:font-size="10pt" fo:language="es" fo:country="ES" style:font-size-asian="10pt" style:language-asian="zxx" style:country-asian="none" style:font-size-complex="10pt" style:language-complex="zxx" style:country-complex="none"/>
    </style:style>
    <style:style style:name="P44" style:family="paragraph" style:parent-style-name="Standard">
      <style:paragraph-properties fo:background-color="#000000">
        <style:background-image/>
      </style:paragraph-properties>
      <style:text-properties fo:color="#e8f3f6" style:font-name="Consolas1" fo:font-size="10pt" fo:language="es" fo:country="ES" style:font-name-asian="Consolas1" style:font-size-asian="10pt" style:language-asian="zxx" style:country-asian="none" style:font-name-complex="Consolas1" style:font-size-complex="10pt" style:language-complex="zxx" style:country-complex="none"/>
    </style:style>
    <style:style style:name="P45" style:family="paragraph" style:parent-style-name="Standard">
      <style:paragraph-properties fo:background-color="#000000" style:text-autospace="none">
        <style:background-image/>
      </style:paragraph-properties>
      <style:text-properties fo:color="#e8f3f6" style:font-name="Consolas1" fo:font-size="10pt" fo:language="es" fo:country="ES" style:font-name-asian="Consolas1" style:font-size-asian="10pt" style:language-asian="zxx" style:country-asian="none" style:font-name-complex="Consolas1" style:font-size-complex="10pt" style:language-complex="zxx" style:country-complex="none"/>
    </style:style>
    <style:style style:name="P46" style:family="paragraph" style:parent-style-name="Standard">
      <style:paragraph-properties fo:background-color="#000000" style:text-autospace="none">
        <style:background-image/>
      </style:paragraph-properties>
      <style:text-properties fo:color="#e8f3f6" style:font-name="Consolas1" fo:font-size="10pt" fo:language="es" fo:country="ES" fo:font-weight="normal" style:font-name-asian="Consolas1" style:font-size-asian="10pt" style:language-asian="zxx" style:country-asian="none" style:font-weight-asian="normal" style:font-name-complex="Consolas1" style:font-size-complex="10pt" style:language-complex="zxx" style:country-complex="none" style:font-weight-complex="normal"/>
    </style:style>
    <style:style style:name="P47" style:family="paragraph" style:parent-style-name="Standard">
      <style:paragraph-properties fo:background-color="#000000">
        <style:background-image/>
      </style:paragraph-properties>
      <style:text-properties fo:color="#e8f3f6" style:font-name="Consolas1" fo:font-size="10pt" fo:language="es" fo:country="ES" fo:font-style="normal" style:text-underline-style="none" style:font-name-asian="Consolas1" style:font-size-asian="10pt" style:language-asian="zxx" style:country-asian="none" style:font-style-asian="normal" style:font-name-complex="Consolas1" style:font-size-complex="10pt" style:language-complex="zxx" style:country-complex="none" style:font-style-complex="normal"/>
    </style:style>
    <style:style style:name="P48" style:family="paragraph" style:parent-style-name="Standard">
      <style:paragraph-properties fo:background-color="#000000" style:text-autospace="none">
        <style:background-image/>
      </style:paragraph-properties>
      <style:text-properties fo:color="#e8f3f6" style:font-name="Consolas1" fo:font-size="10pt" fo:language="es" fo:country="ES" fo:font-style="normal" style:text-underline-style="none" style:font-name-asian="Consolas1" style:font-size-asian="10pt" style:language-asian="zxx" style:country-asian="none" style:font-style-asian="normal" style:font-name-complex="Consolas1" style:font-size-complex="10pt" style:language-complex="zxx" style:country-complex="none" style:font-style-complex="normal"/>
    </style:style>
    <style:style style:name="P49" style:family="paragraph" style:parent-style-name="Standard">
      <style:paragraph-properties fo:background-color="#000000" style:text-autospace="none">
        <style:background-image/>
      </style:paragraph-properties>
      <style:text-properties fo:color="#e8f3f6" style:font-name="Consolas1" fo:font-size="10pt" fo:language="es" fo:country="ES" fo:font-style="normal" style:text-underline-style="none" fo:font-weight="normal" style:font-name-asian="Consolas1" style:font-size-asian="10pt" style:language-asian="zxx" style:country-asian="none" style:font-style-asian="normal" style:font-weight-asian="normal" style:font-name-complex="Consolas1" style:font-size-complex="10pt" style:language-complex="zxx" style:country-complex="none" style:font-style-complex="normal" style:font-weight-complex="normal"/>
    </style:style>
    <style:style style:name="P50" style:family="paragraph" style:parent-style-name="Standard">
      <style:paragraph-properties fo:background-color="#000000">
        <style:background-image/>
      </style:paragraph-properties>
      <style:text-properties fo:color="#8ac6f2" style:font-name="Consolas1" fo:font-size="9.5pt" fo:language="es" fo:country="ES" fo:font-style="normal"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P51" style:family="paragraph" style:parent-style-name="Standard">
      <style:paragraph-properties fo:background-color="#000000" style:text-autospace="none">
        <style:background-image/>
      </style:paragraph-properties>
      <style:text-properties fo:color="#8ac6f2" style:font-name="Consolas1" fo:font-size="9.5pt" fo:language="es" fo:country="ES" fo:font-style="normal"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P52" style:family="paragraph" style:parent-style-name="Standard">
      <style:paragraph-properties fo:background-color="#000000">
        <style:background-image/>
      </style:paragraph-properties>
      <style:text-properties fo:color="#8ac6f2" style:font-name="Consolas1" fo:font-size="9.5pt" fo:language="es" fo:country="ES" fo:font-style="normal" style:text-underline-style="none"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P53" style:family="paragraph" style:parent-style-name="Standard">
      <style:paragraph-properties fo:background-color="#000000" style:text-autospace="none">
        <style:background-image/>
      </style:paragraph-properties>
      <style:text-properties fo:color="#8ac6f2" style:font-name="Consolas1" fo:font-size="9.5pt" fo:language="es" fo:country="ES" fo:font-style="normal" style:text-underline-style="none" style:font-name-asian="Consolas1" style:font-size-asian="9.5pt" style:language-asian="zxx" style:country-asian="none" style:font-style-asian="normal" style:font-name-complex="Consolas1" style:font-size-complex="9.5pt" style:language-complex="zxx" style:country-complex="none" style:font-style-complex="normal"/>
    </style:style>
    <style:style style:name="P54" style:family="paragraph" style:parent-style-name="Standard">
      <style:paragraph-properties fo:background-color="#000000" style:text-autospace="none">
        <style:background-image/>
      </style:paragraph-properties>
      <style:text-properties fo:color="#8ac6f2" style:font-name="Consolas1" fo:font-size="9.5pt" fo:language="es" fo:country="ES" style:font-name-asian="Consolas1" style:font-size-asian="9.5pt" style:language-asian="zxx" style:country-asian="none" style:font-name-complex="Consolas1" style:font-size-complex="9.5pt" style:language-complex="zxx" style:country-complex="none"/>
    </style:style>
    <style:style style:name="P55" style:family="paragraph" style:parent-style-name="Standard">
      <style:paragraph-properties fo:background-color="#000000" style:text-autospace="none">
        <style:background-image/>
      </style:paragraph-properties>
      <style:text-properties fo:language="es" fo:country="ES" style:language-asian="zxx" style:country-asian="none" style:language-complex="zxx" style:country-complex="non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color="#8ac6f2"/>
    </style:style>
    <style:style style:name="T5" style:family="text">
      <style:text-properties fo:color="#8ac6f2" style:font-name="Consolas1" fo:font-style="normal" style:font-name-asian="Consolas1" style:font-style-asian="normal" style:font-name-complex="Consolas1" style:font-style-complex="normal"/>
    </style:style>
    <style:style style:name="T6" style:family="text">
      <style:text-properties fo:color="#8ac6f2" style:font-name="Consolas1" fo:font-style="normal" style:text-underline-style="none" style:font-name-asian="Consolas1" style:font-style-asian="normal" style:font-name-complex="Consolas1" style:font-style-complex="normal"/>
    </style:style>
    <style:style style:name="T7" style:family="text">
      <style:text-properties fo:color="#8ac6f2" style:font-name="Consolas1" fo:font-style="normal" style:text-underline-style="none" fo:font-weight="normal" style:font-name-asian="Consolas1" style:font-style-asian="normal" style:font-weight-asian="normal" style:font-name-complex="Consolas1" style:font-style-complex="normal" style:font-weight-complex="normal"/>
    </style:style>
    <style:style style:name="T8" style:family="text">
      <style:text-properties fo:color="#8ac6f2" style:font-name="Consolas1" style:font-name-asian="Consolas1" style:font-name-complex="Consolas1"/>
    </style:style>
    <style:style style:name="T9" style:family="text">
      <style:text-properties fo:color="#8ac6f2" style:font-name="Consolas1" fo:font-weight="normal" style:font-name-asian="Consolas1" style:font-weight-asian="normal" style:font-name-complex="Consolas1" style:font-weight-complex="normal"/>
    </style:style>
    <style:style style:name="T10" style:family="text">
      <style:text-properties fo:color="#8ac6f2" style:font-name="Consolas1" style:text-underline-style="none" style:font-name-asian="Consolas1" style:font-name-complex="Consolas1"/>
    </style:style>
    <style:style style:name="T11" style:family="text">
      <style:text-properties fo:color="#8ac6f2" style:font-name="Consolas1" fo:font-size="10pt" style:font-name-asian="Consolas1" style:font-size-asian="10pt" style:font-name-complex="Consolas1" style:font-size-complex="10pt"/>
    </style:style>
    <style:style style:name="T12" style:family="text">
      <style:text-properties fo:color="#8ac6f2" fo:font-style="normal" style:font-name-asian="Consolas1" style:font-style-asian="normal" style:font-name-complex="Consolas1" style:font-style-complex="normal"/>
    </style:style>
    <style:style style:name="T13" style:family="text">
      <style:text-properties fo:color="#e8f3f6" style:font-name="Consolas1" fo:font-style="normal" style:font-name-asian="Consolas1" style:font-style-asian="normal" style:font-name-complex="Consolas1" style:font-style-complex="normal"/>
    </style:style>
    <style:style style:name="T14" style:family="text">
      <style:text-properties fo:color="#e8f3f6" style:font-name="Consolas1" fo:font-style="normal" style:text-underline-style="none" style:font-name-asian="Consolas1" style:font-style-asian="normal" style:font-name-complex="Consolas1" style:font-style-complex="normal"/>
    </style:style>
    <style:style style:name="T15" style:family="text">
      <style:text-properties fo:color="#e8f3f6" style:font-name="Consolas1" style:font-name-asian="Consolas1" style:font-name-complex="Consolas1"/>
    </style:style>
    <style:style style:name="T16" style:family="text">
      <style:text-properties fo:color="#e8f3f6" style:font-name="Consolas1" fo:font-weight="normal" style:font-name-asian="Consolas1" style:font-weight-asian="normal" style:font-name-complex="Consolas1" style:font-weight-complex="normal"/>
    </style:style>
    <style:style style:name="T17" style:family="text">
      <style:text-properties fo:color="#e8f3f6" style:font-name="Consolas1" style:text-underline-style="none" style:font-name-asian="Consolas1" style:font-name-complex="Consolas1"/>
    </style:style>
    <style:style style:name="T18" style:family="text">
      <style:text-properties fo:color="#e8f3f6" style:font-name="Consolas1" fo:font-size="10pt" style:font-name-asian="Consolas1" style:font-size-asian="10pt" style:font-name-complex="Consolas1" style:font-size-complex="10pt"/>
    </style:style>
    <style:style style:name="T19" style:family="text">
      <style:text-properties fo:color="#e8f3f6" fo:font-style="normal" style:font-name-asian="Consolas1" style:font-style-asian="normal" style:font-name-complex="Consolas1" style:font-style-complex="normal"/>
    </style:style>
    <style:style style:name="T20" style:family="text">
      <style:text-properties fo:color="#e8f3f6" style:font-name-asian="Consolas1" style:font-name-complex="Consolas1"/>
    </style:style>
    <style:style style:name="T21" style:family="text">
      <style:text-properties fo:color="#cae682"/>
    </style:style>
    <style:style style:name="T22" style:family="text">
      <style:text-properties fo:color="#cae682" fo:font-style="normal" style:font-name-asian="Consolas1" style:font-style-asian="normal" style:font-name-complex="Consolas1" style:font-style-complex="normal"/>
    </style:style>
    <style:style style:name="T23" style:family="text">
      <style:text-properties fo:color="#cae682" style:font-name="Consolas1" fo:font-style="normal" style:font-name-asian="Consolas1" style:font-style-asian="normal" style:font-name-complex="Consolas1" style:font-style-complex="normal"/>
    </style:style>
    <style:style style:name="T24" style:family="text">
      <style:text-properties fo:color="#cae682" style:font-name="Consolas1" fo:font-style="normal" style:text-underline-style="none" style:font-name-asian="Consolas1" style:font-style-asian="normal" style:font-name-complex="Consolas1" style:font-style-complex="normal"/>
    </style:style>
    <style:style style:name="T25" style:family="text">
      <style:text-properties fo:color="#cae682" style:font-name="Consolas1" style:font-name-asian="Consolas1" style:font-name-complex="Consolas1"/>
    </style:style>
    <style:style style:name="T26" style:family="text">
      <style:text-properties fo:color="#cae682" style:font-name="Consolas1" style:text-underline-style="none" style:font-name-asian="Consolas1" style:font-name-complex="Consolas1"/>
    </style:style>
    <style:style style:name="T27" style:family="text">
      <style:text-properties fo:color="#ff0000" fo:font-style="normal" style:font-name-asian="Consolas1" style:font-style-asian="normal" style:font-name-complex="Consolas1" style:font-style-complex="normal"/>
    </style:style>
    <style:style style:name="T28" style:family="text">
      <style:text-properties fo:color="#ff0000" style:font-name="Consolas1" fo:font-style="normal" style:font-name-asian="Consolas1" style:font-style-asian="normal" style:font-name-complex="Consolas1" style:font-style-complex="normal"/>
    </style:style>
    <style:style style:name="T29" style:family="text">
      <style:text-properties fo:color="#ff0000" style:font-name="Consolas1" style:font-name-asian="Consolas1" style:font-name-complex="Consolas1"/>
    </style:style>
    <style:style style:name="T30" style:family="text">
      <style:text-properties fo:color="#ff0000" style:font-name="Consolas1" style:text-underline-style="none" style:font-name-asian="Consolas1" style:font-name-complex="Consolas1"/>
    </style:style>
    <style:style style:name="T31" style:family="text">
      <style:text-properties fo:color="#e5786d"/>
    </style:style>
    <style:style style:name="T32" style:family="text">
      <style:text-properties fo:color="#e5786d" style:font-name="Consolas1" fo:font-style="normal" style:font-name-asian="Consolas1" style:font-style-asian="normal" style:font-name-complex="Consolas1" style:font-style-complex="normal"/>
    </style:style>
    <style:style style:name="T33" style:family="text">
      <style:text-properties fo:color="#e5786d" style:font-name="Consolas1" fo:font-style="normal" style:text-underline-style="none" style:font-name-asian="Consolas1" style:font-style-asian="normal" style:font-name-complex="Consolas1" style:font-style-complex="normal"/>
    </style:style>
    <style:style style:name="T34" style:family="text">
      <style:text-properties fo:color="#e5786d" style:font-name="Consolas1" style:font-name-asian="Consolas1" style:font-name-complex="Consolas1"/>
    </style:style>
    <style:style style:name="T35" style:family="text">
      <style:text-properties fo:color="#e5786d" style:font-name="Consolas1" fo:font-weight="normal" style:font-name-asian="Consolas1" style:font-weight-asian="normal" style:font-name-complex="Consolas1" style:font-weight-complex="normal"/>
    </style:style>
    <style:style style:name="T36" style:family="text">
      <style:text-properties fo:color="#e5786d" style:font-name="Consolas1" style:text-underline-style="none" style:font-name-asian="Consolas1" style:font-name-complex="Consolas1"/>
    </style:style>
    <style:style style:name="T37" style:family="text">
      <style:text-properties fo:color="#00008b" style:font-name="Consolas1" fo:font-weight="bold" style:font-name-asian="Consolas1" style:font-weight-asian="bold" style:font-name-complex="Consolas1" style:font-weight-complex="bold"/>
    </style:style>
    <style:style style:name="T38" style:family="text">
      <style:text-properties style:text-underline-style="none"/>
    </style:style>
    <style:style style:name="T39" style:family="text">
      <style:text-properties style:font-name="Envy Code R VS" fo:font-size="10pt" fo:font-style="normal" style:font-size-asian="10pt" style:font-style-asian="normal" style:font-size-complex="10pt" style:font-style-complex="normal"/>
    </style:style>
    <style:style style:name="T40" style:family="text">
      <style:text-properties style:font-name="Envy Code R VS" fo:font-size="10pt" fo:font-style="normal" style:text-underline-style="none" style:font-size-asian="10pt" style:font-style-asian="normal" style:font-size-complex="10pt" style:font-style-complex="normal"/>
    </style:style>
    <style:style style:name="T41" style:family="text">
      <style:text-properties style:font-name="Envy Code R VS" fo:font-size="10pt" fo:font-style="italic" style:font-size-asian="10pt" style:font-style-asian="italic" style:font-size-complex="10pt" style:font-style-complex="italic"/>
    </style:style>
    <style:style style:name="T42" style:family="text">
      <style:text-properties style:font-name="Envy Code R VS" fo:font-size="10pt" fo:font-style="italic" style:text-underline-style="none" style:font-size-asian="10pt" style:font-style-asian="italic" style:font-size-complex="10pt" style:font-style-complex="italic"/>
    </style:style>
    <style:style style:name="T43" style:family="text">
      <style:text-properties fo:font-style="normal" style:text-underline-style="none"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AGGREGATE ROOT CARGO</text:span>:</text:p>
      <text:p text:style-name="P1"/>
      <text:p text:style-name="P1"><text:span text:style-name="T3">Descripción inicial (Por encima)</text:span>:</text:p>
      <text:p text:style-name="P1"/>
      <text:p text:style-name="P1">Los objetos que entran en juego son los siguientes:</text:p>
      <text:p text:style-name="P1"/>
      <text:list xml:id="list32228565" text:style-name="L1">
        <text:list-item>
          <text:p text:style-name="P2">public class Cargo : IEntity&lt;Cargo&gt; – Aggregate Root. </text:p>
          <text:p text:style-name="P2"/>
          <text:p text:style-name="P2">Por composición:</text:p>
          <text:list>
            <text:list-item>
              <text:p text:style-name="P2">TrackingID</text:p>
            </text:list-item>
            <text:list-item>
              <text:p text:style-name="P2">Location</text:p>
            </text:list-item>
            <text:list-item>
              <text:p text:style-name="P2">RouteSpecification</text:p>
            </text:list-item>
            <text:list-item>
              <text:p text:style-name="P2">Itinerary</text:p>
            </text:list-item>
            <text:list-item>
              <text:p text:style-name="P2">Delivery</text:p>
              <text:p text:style-name="P2"/>
            </text:list-item>
          </text:list>
        </text:list-item>
        <text:list-item>
          <text:p text:style-name="P2">public interface ICargoRepository</text:p>
        </text:list-item>
        <text:list-item>
          <text:p text:style-name="P2">public class Delivery : IValueObject&lt;Delivery&gt;</text:p>
        </text:list-item>
        <text:list-item>
          <text:p text:style-name="P2">public class HandlingActivity : IValueObject&lt;Delivery&gt;</text:p>
        </text:list-item>
        <text:list-item>
          <text:p text:style-name="P2">public class Itinerary : IValueObject&lt;Delivery&gt;</text:p>
        </text:list-item>
        <text:list-item>
          <text:p text:style-name="P2">public class Leg : IValueObject&lt;Leg&gt;</text:p>
        </text:list-item>
        <text:list-item>
          <text:p text:style-name="P2">public class RouteSpecification : ISpecification&lt;Itinerary&gt;, IValueObject&lt;RouteSpecification&gt;</text:p>
        </text:list-item>
        <text:list-item>
          <text:p text:style-name="P2">public enum RoutingStatus : IValueObject&lt;RoutingStatus&gt;</text:p>
        </text:list-item>
        <text:list-item>
          <text:p text:style-name="P2">public class TrackingID : IValueObject&lt;TrackingID&gt;</text:p>
        </text:list-item>
        <text:list-item>
          <text:p text:style-name="P2">public enum TransportStatus : IValueObject&lt;TransportStatus&gt;</text:p>
        </text:list-item>
      </text:list>
      <text:p text:style-name="P1"/>
      <text:p text:style-name="P1">Es decir:</text:p>
      <text:p text:style-name="P1"/>
      <text:list xml:id="list32226299" text:style-name="L2">
        <text:list-item>
          <text:p text:style-name="P3">1 Aggregate (Root)</text:p>
        </text:list-item>
        <text:list-item>
          <text:p text:style-name="P3">1 Interface (al Repository)</text:p>
        </text:list-item>
        <text:list-item>
          <text:p text:style-name="P3">8 Value Objects:</text:p>
          <text:list>
            <text:list-item>
              <text:p text:style-name="P3">1 ISpecification</text:p>
            </text:list-item>
          </text:list>
        </text:list-item>
      </text:list>
      <text:p text:style-name="P1"/>
      <text:p text:style-name="P1"><text:span text:style-name="T3">Empezamos</text:span>:</text:p>
      <text:p text:style-name="P1"/>
      <text:p text:style-name="P1">Uno de los puntos fuertes mas evidentes del BDD (ya lo era también del "TDD mockista" o TDD que usaba "Interaction Testing"), es que te permite desarrollar y testar código que a su vez depende de otras clases que ni siquiera has escrito.</text:p>
      <text:p text:style-name="P1"/>
      <text:p text:style-name="P1">Esto nos va a permitir, por ejemplo, comenzar el desarrollo del Cargo Aggregate, por el objeto central (Cargo), que es el que debería tener mayor dependencia de los demás objetos del Aggregate (léase también como "el que necesita que los demás objetos estén escritos y funcionando").</text:p>
      <text:p text:style-name="P1"/>
      <text:p text:style-name="P1">...Y todo esto con un sabor especial a BDD.</text:p>
      <text:p text:style-name="P1"/>
      <text:p text:style-name="P1">Vamos a aprovechar la oportunidad que nos brinda la implementación del DDD_Aggregate_Root Cargo para mostrar toda la potencia y flexibilidad que nos permite el BDD. Para ello, intentaremos utilizar este documento como mero reflejo de la implementación real de la clase Cargo, para intentar alejarnos de los planteamientos mas teóricos y sumergirnos en en la practica mas descarnada. Para ello se detallara y justificara cada una de las lineas de código que surjan a raíz de las BDD_Specs en el DDD_Aggregate_Root Cargo.</text:p>
      <text:p text:style-name="P1"/>
      <text:p text:style-name="P1"><text:span text:style-name="T3">Cargo Aggregate Root – BDD_Spec inicial</text:span>:</text:p>
      <text:p text:style-name="P1"/>
      <text:p text:style-name="P1">Empezamos por tanto con la clase CargoSpec.cs que es donde desarrollaremos las BDD_Specs que nos permiten guiar el desarrollo de futura clase Cargo.cs (DDD_Aggregate_Root del DDD_Aggregate Cargo).</text:p>
      <text:p text:style-name="P1"/>
      <text:p text:style-name="P1">En cuanto al bloque de referencias a namespaces. Inicialmente debería bastarnos con <text:soft-page-break/>estos:</text:p>
      <text:p text:style-name="P1"/>
      <text:p text:style-name="P34"><text:span text:style-name="T5">using</text:span><text:span text:style-name="T13"> System;</text:span></text:p>
      <text:p text:style-name="P35"><text:span text:style-name="T8">using</text:span><text:span text:style-name="T15"> dddsample.domain.shared;</text:span></text:p>
      <text:p text:style-name="P35"><text:span text:style-name="T8">using</text:span><text:span text:style-name="T15"> Machine.Specifications;</text:span></text:p>
      <text:p text:style-name="P35"><text:span text:style-name="T8">using</text:span><text:span text:style-name="T15"> Machine.Specifications.DevelopWithPassion.Rhino;</text:span></text:p>
      <text:p text:style-name="P35"><text:span text:style-name="T8">using</text:span><text:span text:style-name="T15"> Rhino.Mocks;</text:span></text:p>
      <text:p text:style-name="P1"/>
      <text:p text:style-name="P1">Es importante señalar que ninguna de esas referencias han sido añadidas manualmente puesto que el imprescindible plug-in JetBrains ReSharper, se encarga de ello de forma completamente transparente.</text:p>
      <text:p text:style-name="P1"/>
      <text:p text:style-name="P1">NOTA: Omitimos el namespace, ya que tan solo contribuiría a hacer mas difícil escribir el código en este documento por razones de reducción del espacio al aumentar la sangría todavía mas. Aun así, va a ser este:</text:p>
      <text:p text:style-name="P1"/>
      <text:p text:style-name="P36"><text:span text:style-name="T8">namespace</text:span><text:span text:style-name="T15"> dddsample.specs.domain.model.cargo.aggregate</text:span></text:p>
      <text:p text:style-name="P1"/>
      <text:p text:style-name="P1">Una vez aclarado este "pre-requisito" para que todo funcione correctamente, vamos con la BDD_Spec en si:</text:p>
      <text:p text:style-name="P1"/>
      <text:p text:style-name="P43"><text:span text:style-name="T12">public</text:span><text:span text:style-name="T19"> </text:span><text:span text:style-name="T12">abstract</text:span><text:span text:style-name="T19"> </text:span><text:span text:style-name="T12">class</text:span><text:span text:style-name="T19"> </text:span><text:span text:style-name="T22">concern_for_cargo</text:span><text:span text:style-name="T19"> : </text:span><text:span text:style-name="T22">Observes</text:span><text:span text:style-name="T19">&lt;</text:span><text:span text:style-name="T27">ICargo</text:span><text:span text:style-name="T19">, </text:span><text:span text:style-name="T27">Cargo</text:span><text:span text:style-name="T19">&gt; </text:span><text:span text:style-name="T20">{}</text:span></text:p>
      <text:p text:style-name="P1"/>
      <text:p text:style-name="P1">A través de "Observes&lt;Contract, ClassUnderTest&gt;" dejamos claro que:</text:p>
      <text:p text:style-name="P1"/>
      <text:list xml:id="list32235844" text:style-name="L3">
        <text:list-item>
          <text:p text:style-name="P4">Nuestro SUT (System Under Test) va a ser de tipo ICargo.</text:p>
        </text:list-item>
        <text:list-item>
          <text:p text:style-name="P4">Estas BDD_Specs dirigen el diseño e implementación de la clase Cargo que implementa la interface ICargo.</text:p>
        </text:list-item>
        <text:list-item>
          <text:p text:style-name="P4">Con la clase abstracta concern_for_cargo, proporcionamos a nuestras BDD_Specs de un contenedor donde poder alojar el código común a todas ellas.</text:p>
        </text:list-item>
      </text:list>
      <text:p text:style-name="P1"/>
      <text:p text:style-name="P1">Para conseguir que esa clase tan sencilla compile y deje de tener ese color rojo tan preocupante tanto en ICargo como en Cargo, necesitamos crear primeramente la interface ICargo:</text:p>
      <text:p text:style-name="P1"/>
      <text:p text:style-name="P34"><text:span text:style-name="T5">public</text:span><text:span text:style-name="T13"> </text:span><text:span text:style-name="T5">interface</text:span><text:span text:style-name="T13"> </text:span><text:span text:style-name="T32">ICargo </text:span><text:span text:style-name="T15">{}</text:span></text:p>
      <text:p text:style-name="P1"/>
      <text:p text:style-name="P1">Con esto ya conseguimos que la referencia a ICargo en concern_for_cargo adquiera un color mas saludable:</text:p>
      <text:p text:style-name="P1"/>
      <text:p text:style-name="P34"><text:span text:style-name="T5">public</text:span><text:span text:style-name="T13"> </text:span><text:span text:style-name="T5">abstract</text:span><text:span text:style-name="T13"> </text:span><text:span text:style-name="T5">class</text:span><text:span text:style-name="T13"> </text:span><text:span text:style-name="T23">concern_for_cargo</text:span><text:span text:style-name="T13"> : </text:span><text:span text:style-name="T23">Observes</text:span><text:span text:style-name="T13">&lt;</text:span><text:span text:style-name="T32">ICargo</text:span><text:span text:style-name="T13">, </text:span><text:span text:style-name="T28">Cargo</text:span><text:span text:style-name="T13">&gt; {}</text:span></text:p>
      <text:p text:style-name="P1"/>
      <text:p text:style-name="P1">A continuación debemos generar la clase Cargo y obligarla a que implemente la interface ICargo:</text:p>
      <text:p text:style-name="P1"/>
      <text:p text:style-name="P34"><text:span text:style-name="T5">public</text:span><text:span text:style-name="T13"> </text:span><text:span text:style-name="T5">class</text:span><text:span text:style-name="T13"> </text:span><text:span text:style-name="T23">Cargo</text:span><text:span text:style-name="T13"> : </text:span><text:span text:style-name="T32">ICargo </text:span><text:span text:style-name="T15">{}</text:span></text:p>
      <text:p text:style-name="P1"/>
      <text:p text:style-name="P1">De esa forma concern_for_cargo ya compilaría (nada de rojo):</text:p>
      <text:p text:style-name="P1"/>
      <text:p text:style-name="P34"><text:span text:style-name="T5">public</text:span><text:span text:style-name="T13"> </text:span><text:span text:style-name="T5">abstract</text:span><text:span text:style-name="T13"> </text:span><text:span text:style-name="T5">class</text:span><text:span text:style-name="T13"> </text:span><text:span text:style-name="T23">concern_for_cargo</text:span><text:span text:style-name="T13"> : </text:span><text:span text:style-name="T23">Observes</text:span><text:span text:style-name="T13">&lt;</text:span><text:span text:style-name="T32">ICargo</text:span><text:span text:style-name="T13">, </text:span><text:span text:style-name="T23">Cargo</text:span><text:span text:style-name="T13">&gt; {}</text:span></text:p>
      <text:p text:style-name="P1"/>
      <text:p text:style-name="P1">en directo contraste con el inicial:</text:p>
      <text:p text:style-name="P1"/>
      <text:p text:style-name="P43"><text:span text:style-name="T12">public</text:span><text:span text:style-name="T19"> </text:span><text:span text:style-name="T12">abstract</text:span><text:span text:style-name="T19"> </text:span><text:span text:style-name="T12">class</text:span><text:span text:style-name="T19"> </text:span><text:span text:style-name="T22">concern_for_cargo</text:span><text:span text:style-name="T19"> : </text:span><text:span text:style-name="T22">Observes</text:span><text:span text:style-name="T19">&lt;</text:span><text:span text:style-name="T27">ICargo</text:span><text:span text:style-name="T19">, </text:span><text:span text:style-name="T27">Cargo</text:span><text:span text:style-name="T19">&gt; {}</text:span></text:p>
      <text:p text:style-name="P1"/>
      <text:p text:style-name="P1"/>
      <text:p text:style-name="P1">Pero no se acaba aquí la cosa, ya que, sabemos que Cargo es una DDD_Entity, por lo que debe implementar (lanzando una excepción que diga que no esta implementado) a su vez la interface IEntity&lt;T&gt;, por lo que acabaríamos con algo así:</text:p>
      <text:p text:style-name="P1"/>
      <text:p text:style-name="P34"><text:span text:style-name="T5">public</text:span><text:span text:style-name="T13"> </text:span><text:span text:style-name="T5">class</text:span><text:span text:style-name="T13"> </text:span><text:span text:style-name="T23">Cargo</text:span><text:span text:style-name="T13"> : </text:span><text:span text:style-name="T32">ICargo</text:span><text:span text:style-name="T13">, </text:span><text:span text:style-name="T32">IEntity</text:span><text:span text:style-name="T13">&lt;</text:span><text:span text:style-name="T23">Cargo</text:span><text:span text:style-name="T13">&gt;</text:span></text:p>
      <text:p text:style-name="P45">{</text:p>
      <text:p text:style-name="P35"><text:soft-page-break/><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text:p>
      <text:p text:style-name="P1"/>
      <text:p text:style-name="P1">Esto es todo lo que tenemos hasta ahora. Vamos con nuestra primera BDD_Spec para Cargo.</text:p>
      <text:p text:style-name="P1"/>
      <text:p text:style-name="P1">TODO: Comprobar que hemos corregido en el documento pertinente la interface IEntity&lt;T&gt;.</text:p>
      <text:p text:style-name="P1"/>
      <text:p text:style-name="P7">BDD_Spec: When asked about its tracking identificator<text:span text:style-name="T38">:</text:span></text:p>
      <text:p text:style-name="P1"/>
      <text:p text:style-name="P50">When asked about its tracking identificator</text:p>
      <text:p text:style-name="P54">» It should provide the cargo id</text:p>
      <text:p text:style-name="P1"/>
      <text:p text:style-name="P1">Una BDD_Spec tan simple como esta, nos va a permitir generar las interfaces de gran parte de los colaboradores del DDD_Aggregate_Root Cargo.</text:p>
      <text:p text:style-name="P1"/>
      <text:p text:style-name="P1">Vamos al código, empezamos por detallar la BDD_Spec y observaremos la reacción en cadena que se produce:</text:p>
      <text:p text:style-name="P1"/>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It</text:span><text:span text:style-name="T15"> should_provide_the_cargo_id = () =&gt; </text:span><text:span text:style-name="T29">result</text:span><text:span text:style-name="T15">.ShouldEqual(</text:span><text:span text:style-name="T29">tracking_id</text:span><text:span text:style-name="T15">);</text:span></text:p>
      <text:p text:style-name="P45">}</text:p>
      <text:p text:style-name="P1"/>
      <text:p text:style-name="P1">para eliminar el color rojo, basta con definir result y tracking_id:</text:p>
      <text:p text:style-name="P1"/>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It</text:span><text:span text:style-name="T15"> should_provide_the_cargo_id = () =&gt; result.</text:span><text:span text:style-name="T29">ShouldEqual</text:span><text:span text:style-name="T15">(tracking_id);</text:span></text:p>
      <text:p text:style-name="P45"/>
      <text:p text:style-name="P35"><text:span text:style-name="T15"><text:s text:c="4"/></text:span><text:span text:style-name="T8">static</text:span><text:span text:style-name="T15"> </text:span><text:span text:style-name="T29">ITrackingId</text:span><text:span text:style-name="T15"> tracking_id;</text:span></text:p>
      <text:p text:style-name="P35"><text:span text:style-name="T15"><text:s text:c="4"/></text:span><text:span text:style-name="T8">static</text:span><text:span text:style-name="T15"> </text:span><text:span text:style-name="T29">ITrackingId</text:span><text:span text:style-name="T15"> result;</text:span></text:p>
      <text:p text:style-name="P45">}</text:p>
      <text:p text:style-name="P1"/>
      <text:p text:style-name="P1">pero esto a su vez nos genera mas código de color rojo que se resuelve definiendo la interface ITrackingId:</text:p>
      <text:p text:style-name="P1"/>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3"/></text:span><text:span text:style-name="T34">It</text:span><text:span text:style-name="T15"> should_provide_the_cargo_id = () =&gt; result.ShouldEqual(tracking_id);</text:span></text:p>
      <text:p text:style-name="P45"/>
      <text:p text:style-name="P35"><text:span text:style-name="T15"><text:s text:c="3"/></text:span><text:span text:style-name="T8">static</text:span><text:span text:style-name="T15"> </text:span><text:span text:style-name="T34">ITrackingId</text:span><text:span text:style-name="T15"> tracking_id;</text:span></text:p>
      <text:p text:style-name="P35"><text:span text:style-name="T15"><text:s text:c="3"/></text:span><text:span text:style-name="T8">static</text:span><text:span text:style-name="T15"> </text:span><text:span text:style-name="T34">ITrackingId</text:span><text:span text:style-name="T15"> result;</text:span></text:p>
      <text:p text:style-name="P45">}</text:p>
      <text:p text:style-name="P45"/>
      <text:p text:style-name="P35"><text:span text:style-name="T8">public</text:span><text:span text:style-name="T15"> </text:span><text:span text:style-name="T8">interface</text:span><text:span text:style-name="T15"> </text:span><text:span text:style-name="T34">ITrackingId</text:span><text:span text:style-name="T15"> { }</text:span></text:p>
      <text:p text:style-name="P1"/>
      <text:p text:style-name="P1">Pero no os quedemos en los pequeños detalles y analicemos mas concienzudamente que es lo que acabamos de presenciar.</text:p>
      <text:p text:style-name="P1"/>
      <text:p text:style-name="P1">Al vernos en la necesidad de conseguir que compile (eliminar el código de color rojo) la BDD_Spec que estamos escribiendo, se ha producido, tal y como habíamos previsto, una reacción en cadena, que no es otra caso que UN PROCESO DE DISEÑO DE OBJETOS, así, en mayúsculas Este es un punto IMPORTANTISIMO en el BDD. Así es como se diseña, creando primero el código cliente par a continuación, en pasos MUY PEQUEÑOS, ir guiando nuestro diseño hacia donde queremos que vaya. Y lo mas asombroso es que no hemos finalizado de escribir la BDD_Spec, no por supuesto, hemos intentado hacer que el código del DDD_Aggregate_Root Cargo cumpla con la BDD_Spec (pase el test).</text:p>
      <text:p text:style-name="P1"/>
      <text:p text:style-name="P1">Una ultima cuestión interesante antes de proseguir es que el código referente a todas <text:soft-page-break/>estas clases e interfaces que se derivan de la BDD_Spec, se encuentran en el propio fichero de la BDD_Spec:</text:p>
      <text:p text:style-name="P1"/>
      <text:p text:style-name="P36"><text:span text:style-name="T8">using</text:span><text:span text:style-name="T15"> System;</text:span></text:p>
      <text:p text:style-name="P35"><text:span text:style-name="T8">using</text:span><text:span text:style-name="T15"> dddsample.domain.model.cargo.aggregate;</text:span></text:p>
      <text:p text:style-name="P35"><text:span text:style-name="T8">using</text:span><text:span text:style-name="T15"> dddsample.domain.shared;</text:span></text:p>
      <text:p text:style-name="P35"><text:span text:style-name="T8">using</text:span><text:span text:style-name="T15"> Machine.Specifications;</text:span></text:p>
      <text:p text:style-name="P35"><text:span text:style-name="T8">using</text:span><text:span text:style-name="T15"> Machine.Specifications.DevelopWithPassion.Rhino;</text:span></text:p>
      <text:p text:style-name="P35"><text:span text:style-name="T8">using</text:span><text:span text:style-name="T15"> Rhino.Mocks;</text:span></text:p>
      <text:p text:style-name="P45"/>
      <text:p text:style-name="P35"><text:span text:style-name="T8">namespace</text:span><text:span text:style-name="T15"> dddsample.specs.domain.model.cargo.aggregate</text:span></text:p>
      <text:p text:style-name="P45">{</text:p>
      <text:p text:style-name="P35"><text:span text:style-name="T15"><text:s text:c="4"/></text:span><text:span text:style-name="T8">public</text:span><text:span text:style-name="T15"> </text:span><text:span text:style-name="T8">abstract</text:span><text:span text:style-name="T15"> </text:span><text:span text:style-name="T8">class</text:span><text:span text:style-name="T15"> </text:span><text:span text:style-name="T25">concern_for_cargo</text:span><text:span text:style-name="T15"> : </text:span><text:span text:style-name="T25">Observes</text:span><text:span text:style-name="T15">&lt;</text:span><text:span text:style-name="T34">ICargo</text:span><text:span text:style-name="T15">, </text:span><text:span text:style-name="T25">Cargo</text:span><text:span text:style-name="T15">&gt; {}</text:span></text:p>
      <text:p text:style-name="P45"/>
      <text:p text:style-name="P35"><text:span text:style-name="T15"><text:s text:c="4"/></text:span><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s text:c="4"/>{</text:p>
      <text:p text:style-name="P35"><text:span text:style-name="T15"><text:s text:c="8"/></text:span><text:span text:style-name="T34">It</text:span><text:span text:style-name="T15"> should_provide_the_cargo_id = () =&gt; result.ShouldEqual(tracking_id);</text:span></text:p>
      <text:p text:style-name="P45"/>
      <text:p text:style-name="P35"><text:span text:style-name="T15"><text:s text:c="8"/></text:span><text:span text:style-name="T8">static</text:span><text:span text:style-name="T15"> </text:span><text:span text:style-name="T34">ITrackingId</text:span><text:span text:style-name="T15"> tracking_id;</text:span></text:p>
      <text:p text:style-name="P35"><text:span text:style-name="T15"><text:s text:c="8"/></text:span><text:span text:style-name="T8">static</text:span><text:span text:style-name="T15"> </text:span><text:span text:style-name="T34">ITrackingId</text:span><text:span text:style-name="T15"> result;</text:span></text:p>
      <text:p text:style-name="P45"><text:s text:c="4"/>}</text:p>
      <text:p text:style-name="P45"/>
      <text:p text:style-name="P35"><text:span text:style-name="T15"><text:s text:c="4"/></text:span><text:span text:style-name="T8">public</text:span><text:span text:style-name="T15"> </text:span><text:span text:style-name="T8">interface</text:span><text:span text:style-name="T15"> </text:span><text:span text:style-name="T34">ICargo</text:span><text:span text:style-name="T15"> { }</text:span></text:p>
      <text:p text:style-name="P45"/>
      <text:p text:style-name="P35"><text:span text:style-name="T15"><text:s text:c="4"/></text:span><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s text:c="4"/>{</text:p>
      <text:p text:style-name="P35"><text:span text:style-name="T15"><text:s text:c="8"/></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8"/>{</text:p>
      <text:p text:style-name="P35"><text:span text:style-name="T15"><text:s text:c="12"/></text:span><text:span text:style-name="T8">throw</text:span><text:span text:style-name="T15"> </text:span><text:span text:style-name="T8">new</text:span><text:span text:style-name="T15"> </text:span><text:span text:style-name="T37">NotImplementedException</text:span><text:span text:style-name="T16">();</text:span></text:p>
      <text:p text:style-name="P46"><text:s text:c="8"/>}</text:p>
      <text:p text:style-name="P46"><text:s text:c="4"/>}</text:p>
      <text:p text:style-name="P46"/>
      <text:p text:style-name="P35"><text:span text:style-name="T16"><text:s text:c="4"/></text:span><text:span text:style-name="T9">public</text:span><text:span text:style-name="T16"> </text:span><text:span text:style-name="T9">interface</text:span><text:span text:style-name="T16"> </text:span><text:span text:style-name="T35">ITrackingId</text:span><text:span text:style-name="T16"> { }</text:span></text:p>
      <text:p text:style-name="P46">}</text:p>
      <text:p text:style-name="P1"/>
      <text:p text:style-name="P1">Esto es una practica habitual (que no obligatoria) de <text:s/>BDD y del TDD, ya que de esta forma, mientras vamos guiando, generando el código, mantenemos un control visual mas directo de los elementos que entran en juego.</text:p>
      <text:p text:style-name="P1"/>
      <text:p text:style-name="P1">Cuando separemos las clase e interfaces y las enviemos a donde deben residir, lo especificaremos. Por el momento, y hasta que no se diga lo contrario, todo el código que creemos se encuentra en en fichero CargoSpec.cs.</text:p>
      <text:p text:style-name="P1"/>
      <text:p text:style-name="P1">Retomamos en este punto al BDD_Spec.</text:p>
      <text:p text:style-name="P1"/>
      <text:p text:style-name="P1">Para desencadenar el comportamiento que estamos creando, necesitamos invocar al SUT a través de un bloque BECAUSE:</text:p>
      <text:p text:style-name="P1"/>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Because</text:span><text:span text:style-name="T15"> of = () =&gt; result = sut.</text:span><text:span text:style-name="T29">tracking_id</text:span><text:span text:style-name="T15">();</text:span></text:p>
      <text:p text:style-name="P45"/>
      <text:p text:style-name="P35"><text:span text:style-name="T15"><text:s text:c="4"/></text:span><text:span text:style-name="T34">It</text:span><text:span text:style-name="T15"> should_provide_the_cargo_id = () =&gt; result.ShouldEqual(tracking_id);</text:span></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TrackingId</text:span><text:span text:style-name="T15"> result;</text:span></text:p>
      <text:p text:style-name="P45">}</text:p>
      <text:p text:style-name="P1"/>
      <text:p text:style-name="P1">donde definimos como pretendemos invocar al método del SUT que desencadena la funcionalidad, tracking_id(). Esta en color rojo, porque todavía no lo hemos creado (otro cuestión importante, escribimos código en la BDD_Spec que invoca métodos que ni siquiera existen).</text:p>
      <text:p text:style-name="P1"><text:soft-page-break/></text:p>
      <text:p text:style-name="P1">Para solucionarlo, necesitamos, en este orden, generar el método tracking_id() en la interface ICargo:</text:p>
      <text:p text:style-name="P1"/>
      <text:p text:style-name="P36"><text:span text:style-name="T8">public</text:span><text:span text:style-name="T15"> </text:span><text:span text:style-name="T8">interface</text:span><text:span text:style-name="T15"> </text:span><text:span text:style-name="T34">ICargo</text:span><text:span text:style-name="T15"> </text:span></text:p>
      <text:p text:style-name="P45">{</text:p>
      <text:p text:style-name="P35"><text:span text:style-name="T15"><text:s text:c="4"/></text:span><text:span text:style-name="T34">ITrackingId</text:span><text:span text:style-name="T15"> tracking_id();</text:span></text:p>
      <text:p text:style-name="P45">}</text:p>
      <text:p text:style-name="P1"/>
      <text:p text:style-name="P1">De esta forma se ha ido el color rojo de nuestra BDD_Spec:</text:p>
      <text:p text:style-name="P1"/>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Because</text:span><text:span text:style-name="T15"> of = () =&gt; result = sut.tracking_id();</text:span></text:p>
      <text:p text:style-name="P45"/>
      <text:p text:style-name="P35"><text:span text:style-name="T15"><text:s text:c="4"/></text:span><text:span text:style-name="T34">It</text:span><text:span text:style-name="T15"> should_provide_the_cargo_id = () =&gt; result.ShouldEqual(tracking_id);</text:span></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TrackingId</text:span><text:span text:style-name="T15"> result;</text:span></text:p>
      <text:p text:style-name="P45">}</text:p>
      <text:p text:style-name="P1"/>
      <text:p text:style-name="P1">Pero nos encontramos con que nuestro DDD_Aggregate_Root Cargo no implementa todos los métodos de ICargo, lo que nos obliga a implementarlo (lanzando una excepción que diga que no esta implementado):</text:p>
      <text:p text:style-name="P1"/>
      <text:p text:style-name="P36"><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35"><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35"><text:span text:style-name="T16"><text:s text:c="4"/></text:span><text:span text:style-name="T9">public</text:span><text:span text:style-name="T16"> </text:span><text:span text:style-name="T35">ITrackingId</text:span><text:span text:style-name="T16"> tracking_id()</text:span></text:p>
      <text:p text:style-name="P46"><text:s text:c="4"/>{</text:p>
      <text:p text:style-name="P35"><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46"><text:s text:c="4"/>}</text:p>
      <text:p text:style-name="P46">}</text:p>
      <text:p text:style-name="P1"><text:s/></text:p>
      <text:p text:style-name="P1">Y aquí terminaría la reacción en cadena provocada por el bloque BECAUSE.</text:p>
      <text:p text:style-name="P1"/>
      <text:p text:style-name="P1">Lo siguiente que necesitamos en nuestra BDD_Spec (no nos cansaremos de repetir que en estos momentos estamos escribiendo la BDD_Spec y que el código resultante de ICargo, Cargo e ITrackingId son parte del proceso de diseño de estas clases derivado del proceso de escribir la BDD_Spec), es establecer el contexto necesario para que podamos siquiera ejecutarla. Para ello necesitamos un bloque ESTABLISH, que volverá a desencadenar otra reacción en cadena:</text:p>
      <text:p text:style-name="P1"/>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text:span><text:span text:style-name="T29">route_specification</text:span><text:span text:style-name="T15"> = the_dependency&lt;</text:span><text:span text:style-name="T29">IRouteSpecification</text:span><text:span text:style-name="T15">&gt;();</text:span></text:p>
      <text:p text:style-name="P45"><text:s text:c="4"/>};</text:p>
      <text:p text:style-name="P45"/>
      <text:p text:style-name="P35"><text:span text:style-name="T15"><text:s text:c="4"/></text:span><text:span text:style-name="T34">Because</text:span><text:span text:style-name="T15"> of = () =&gt; result = sut.tracking_id();</text:span></text:p>
      <text:p text:style-name="P45"/>
      <text:p text:style-name="P35"><text:span text:style-name="T15"><text:s text:c="4"/></text:span><text:span text:style-name="T34">It</text:span><text:span text:style-name="T15"> should_provide_the_cargo_id = () =&gt; result.ShouldEqual(tracking_id);</text:span></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TrackingId</text:span><text:span text:style-name="T15"> result;</text:span></text:p>
      <text:p text:style-name="P45">}</text:p>
      <text:p text:style-name="P1"><text:soft-page-break/></text:p>
      <text:p text:style-name="P1">Antes de ponernos a la tarea de corregir el código en color rojo, debemos entender que es lo que hemos hecho con el código nuevo.</text:p>
      <text:p text:style-name="P1"/>
      <text:p text:style-name="P1">Le estamos diciendo, a través de the_dependency&lt;T&gt;(), que tracking_id y route_specification son parámetros necesarios para construir el SUT (es decir el DDD_Aggregate_Root Cargo).</text:p>
      <text:p text:style-name="P1"/>
      <text:p text:style-name="P1">Para corregir el colo rojo empezamos por generar la interface IRouteSpecification:</text:p>
      <text:p text:style-name="P1"/>
      <text:p text:style-name="P42"><text:span text:style-name="T5">public</text:span><text:span text:style-name="T13"> </text:span><text:span text:style-name="T5">interface</text:span><text:span text:style-name="T13"> </text:span><text:span text:style-name="T32">IRouteSpecification </text:span><text:span text:style-name="T15">{}</text:span></text:p>
      <text:p text:style-name="P1"/>
      <text:p text:style-name="P1">y creamos el campo (field) route_specification del tipo IRouteSpecification:</text:p>
      <text:p text:style-name="P1"/>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text:s text:c="4"/>};</text:p>
      <text:p text:style-name="P45"/>
      <text:p text:style-name="P35"><text:span text:style-name="T15"><text:s text:c="4"/></text:span><text:span text:style-name="T34">Because</text:span><text:span text:style-name="T15"> of = () =&gt; result = sut.tracking_id();</text:span></text:p>
      <text:p text:style-name="P45"/>
      <text:p text:style-name="P35"><text:span text:style-name="T15"><text:s text:c="4"/></text:span><text:span text:style-name="T34">It</text:span><text:span text:style-name="T15"> should_provide_the_cargo_id = () =&gt; result.ShouldEqual(tracking_id);</text:span></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TrackingId</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1"/>
      <text:p text:style-name="P1">y con esto finalizamos la BDD_Spec:</text:p>
      <text:p text:style-name="P1"/>
      <text:p text:style-name="P50">When asked about its tracking identificator</text:p>
      <text:p text:style-name="P51">» It should provide the cargo id</text:p>
      <text:p text:style-name="P1"/>
      <text:p text:style-name="P1">Si bien, la reacción en cadena todavía no se ha detenido, ya que si definimos dos parámetros (tracking_id, route_specification) necesarios para crear el SUT, necesitaremos un constructor que los admita, y por el momento nuestro DDD_Aggregate_Root Cargo, no dispone de ninguno, por lo tanto necesitamos:</text:p>
      <text:p text:style-name="P1"/>
      <text:p text:style-name="P36"><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35"><text:span text:style-name="T16"><text:s text:c="4"/></text:span><text:span text:style-name="T9">public</text:span><text:span text:style-name="T16"> </text:span><text:span text:style-name="T35">ITrackingId</text:span><text:span text:style-name="T16"> tracking_id()</text:span></text:p>
      <text:p text:style-name="P46"><text:s text:c="4"/>{</text:p>
      <text:p text:style-name="P35"><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46"><text:s text:c="4"/>}</text:p>
      <text:p text:style-name="P46">}</text:p>
      <text:p text:style-name="P1"/>
      <text:p text:style-name="P1">Una ultima consecuencia de la reacción en cadena seria considerar la naturaleza de IRouteSpecification, ya que tal y como la DDD_Intention-Revealing_Interface IRouteSpecification indica a través de la parte "Specification", parece claro que tratamos con un interface que debería a su vez implementar la interface ISpecification&lt;T&gt;, y de hecho este es el caso. Sin embargo todavía no queda clara la naturaleza del Genérico &lt;T&gt;. Por ello, creemos que hasta que no sea completamente <text:soft-page-break/>imprescindible, no haremos que IRouteSpecification implemente ISpecification&lt;T&gt;. Pero tomamos nota.</text:p>
      <text:p text:style-name="P1"/>
      <text:p text:style-name="P1">Llegados a este punto, ejecutamos la BDD_Spec (puesto que poco a poco hemos ido preocupándonos de que "compilase", léase "eliminar el código de color rojo").</text:p>
      <text:p text:style-name="P1"/>
      <text:p text:style-name="P1">En nuestro caso hemos decidido ejecutar la BDD_Spec usando TestDriven.NET, obteniendo el siguiente resultado:</text:p>
      <text:p text:style-name="P1"/>
      <text:p text:style-name="P50">------ Test started: Assembly: dddsample.specs.dll ------</text:p>
      <text:p text:style-name="P54"/>
      <text:p text:style-name="P54">when asked about its tracking identificator</text:p>
      <text:p text:style-name="P54">» should provide the cargo id (FAIL)</text:p>
      <text:p text:style-name="P54"/>
      <text:p text:style-name="P54">Test 'should provide the cargo id' failed:</text:p>
      <text:p text:style-name="P54"><text:tab/>System.Reflection.TargetInvocationException: Exception has been thrown by the target of an invocation. ---&gt; System.NotImplementedException: The method or operation is not implemented.</text:p>
      <text:p text:style-name="P54"><text:tab/>domain\model\cargo.aggregate\CargoSpecs.cs(49,0): at dddsample.specs.domain.model.cargo.aggregate.Cargo.tracking_id()</text:p>
      <text:p text:style-name="P54"><text:tab/>domain\model\cargo.aggregate\CargoSpecs.cs(20,0): at dddsample.specs.domain.model.cargo.aggregate.when_asked_about_its_tracking_identificator.&lt;.ctor&gt;b__1()</text:p>
      <text:p text:style-name="P54"><text:tab/> <text:s text:c="2"/>--- End of inner exception stack trace ---</text:p>
      <text:p text:style-name="P54"><text:tab/>at System.RuntimeMethodHandle._InvokeMethodFast(IRuntimeMethodInfo method, Object target, Object[] arguments, SignatureStruct&amp; sig, MethodAttributes methodAttributes, RuntimeType typeOwner)</text:p>
      <text:p text:style-name="P54"><text:tab/>at System.RuntimeMethodHandle.InvokeMethodFast(IRuntimeMethodInfo method, Object target, Object[] arguments, Signature sig, MethodAttributes methodAttributes, RuntimeType typeOwner)</text:p>
      <text:p text:style-name="P54"><text:tab/>at System.Reflection.RuntimeMethodInfo.Invoke(Object obj, BindingFlags invokeAttr, Binder binder, Object[] parameters, CultureInfo culture, Boolean skipVisibilityChecks)</text:p>
      <text:p text:style-name="P54"><text:tab/>at System.Delegate.DynamicInvokeImpl(Object[] args)</text:p>
      <text:p text:style-name="P54"><text:tab/>at System.Delegate.DynamicInvoke(Object[] args)</text:p>
      <text:p text:style-name="P54"><text:tab/>at Machine.Specifications.Utility.RandomExtensionMethods.&lt;InvokeAll&gt;b__1(Delegate item)</text:p>
      <text:p text:style-name="P54"><text:tab/>at Machine.Specifications.Utility.RandomExtensionMethods.Each[T](IEnumerable`1 enumerable, Action`1 action)</text:p>
      <text:p text:style-name="P54"><text:tab/>at Machine.Specifications.Utility.RandomExtensionMethods.InvokeAll(IEnumerable`1 actions)</text:p>
      <text:p text:style-name="P54"><text:tab/>at Machine.Specifications.Utility.RandomExtensionMethods.InvokeAll(IEnumerable`1 becauseActions)</text:p>
      <text:p text:style-name="P54"><text:tab/>at Machine.Specifications.Model.Context.EstablishContext()</text:p>
      <text:p text:style-name="P54"/>
      <text:p text:style-name="P54">0 passed, 1 failed, 0 skipped, took 1,14 seconds (Machine.Specifications 0.3.0).</text:p>
      <text:p text:style-name="P1"/>
      <text:p text:style-name="P1">que confirma que ha compilado pero que ha fallado (tal y como esperábamos, pues no hemos implementado nada que nos permita disponer de la funcionalidad sugerida por la BDD_Spec).</text:p>
      <text:p text:style-name="P1"/>
      <text:p text:style-name="P1">Analicemos brevemente el log resultante de la ejecución de la BDD_Spec.</text:p>
      <text:p text:style-name="P1"/>
      <text:p text:style-name="P1">Sabemos que falla por tres cosas. Primero</text:p>
      <text:p text:style-name="P1"/>
      <text:p text:style-name="P54">when asked about its tracking identificator</text:p>
      <text:p text:style-name="P51">» should provide the cargo id (FAIL)</text:p>
      <text:p text:style-name="P1"/>
      <text:p text:style-name="P1">Difícil no notar ese (FAIL). Segundo:</text:p>
      <text:p text:style-name="P1"/>
      <text:p text:style-name="P51">Test 'should provide the cargo id' failed:</text:p>
      <text:p text:style-name="P1"/>
      <text:p text:style-name="P1">Sin comentarios. Tercero:</text:p>
      <text:p text:style-name="P1"/>
      <text:p text:style-name="P51">0 passed, 1 failed, 0 skipped, took 1,14 seconds (Machine.Specifications 0.3.0).</text:p>
      <text:p text:style-name="P1"/>
      <text:p text:style-name="P1"><text:soft-page-break/>"0 passed, 1 failed". Como en el caso anterior sobran mas comentarios.</text:p>
      <text:p text:style-name="P1"/>
      <text:p text:style-name="P1">Todo el grueso del mensaje, carece de relevancia para nosotros (no siempre va a ser así, ya que habrá veces, cuando creamos que todo debería ir bien y no va, que nos indicara donde puede estar nuestro error).</text:p>
      <text:p text:style-name="P1"/>
      <text:p text:style-name="P1">Vamos por tanto a escribir el código necesario para que ese (FAIL) desparezca.</text:p>
      <text:p text:style-name="P1"/>
      <text:p text:style-name="P1">Nos centramos ahora en la clase Cargo, en su constructor y en su método tracking_id().</text:p>
      <text:p text:style-name="P1">El código necesario para hacer que le test pase, no es complejo en absoluto, sin embargo, al escribir solo el código necesario para que pase, si que es probable que se produzcan sorpresas, y no tanto por el código escrito, como por el no escrito.</text:p>
      <text:p text:style-name="P1"/>
      <text:p text:style-name="P1">La BDD_Spec nos esta pidiendo que le devolvamos el identificador del DDD_Aggregate_Root Cargo. Como lo consigas (el orden de los pasos que des), no es relevante, a nuestro juicio, por ello ponemos la clase Cargo resultante sin mas:</text:p>
      <text:p text:style-name="P1"/>
      <text:p text:style-name="P36"><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35"><text:span text:style-name="T15"><text:s text:c="4"/></text:span><text:span text:style-name="T8">readonly</text:span><text:span text:style-name="T15"> </text:span><text:span text:style-name="T34">ITrackingId</text:span><text:span text:style-name="T15"> underlying_tracking_id;</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35"><text:span text:style-name="T15"><text:s text:c="8"/></text:span><text:span text:style-name="T8">this</text:span><text:span text:style-name="T15">.underlying_tracking_id = tracking_id;</text:span></text:p>
      <text:p text:style-name="P45"><text:s text:c="4"/>}</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35"><text:span text:style-name="T16"><text:s text:c="4"/></text:span><text:span text:style-name="T9">public</text:span><text:span text:style-name="T16"> </text:span><text:span text:style-name="T35">ITrackingId</text:span><text:span text:style-name="T16"> tracking_id()</text:span></text:p>
      <text:p text:style-name="P46"><text:s text:c="4"/>{</text:p>
      <text:p text:style-name="P35"><text:span text:style-name="T16"><text:s text:c="8"/></text:span><text:span text:style-name="T9">return</text:span><text:span text:style-name="T16"> </text:span><text:span text:style-name="T9">this</text:span><text:span text:style-name="T16">.underlying_tracking_id;</text:span></text:p>
      <text:p text:style-name="P46"><text:s text:c="4"/>}</text:p>
      <text:p text:style-name="P46">}</text:p>
      <text:p text:style-name="P1"/>
      <text:p text:style-name="P1">Sin embargo, si te interesa conocer el orden en que hemos creado el código, comentar que, de forma innata, tendemos a seguir el flujo de ejecución</text:p>
      <text:p text:style-name="P1"/>
      <text:p text:style-name="P1">Es decir, primero se produce la creación del objeto, en el constructor, por lo que escribimos:</text:p>
      <text:p text:style-name="P1"/>
      <text:p text:style-name="P36"><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p>
      <text:p text:style-name="P35"><text:span text:style-name="T15"><text:s text:c="4"/></text:span><text:span text:style-name="T8">this</text:span><text:span text:style-name="T15">.</text:span><text:span text:style-name="T29">underlying_tracking_id</text:span><text:span text:style-name="T15"> = tracking_id;</text:span></text:p>
      <text:p text:style-name="P45">}</text:p>
      <text:p text:style-name="P1"/>
      <text:p text:style-name="P1">y nos encontramos con nuestro viejo amigo el código de color rojo, ya que underlying_tracking_id no existe todavía</text:p>
      <text:p text:style-name="P1"/>
      <text:p text:style-name="P1">Siguiendo el camino que nos marca el rojo (y en este caso ademas, es el camino del flujo de ejecución), solucionamos este problema creando el campo underlying_tracking_id, que <text:s/>nos permite almacenar internamente el identificador:</text:p>
      <text:p text:style-name="P1"/>
      <text:p text:style-name="P36"><text:span text:style-name="T34">ITrackingId</text:span><text:span text:style-name="T15"> underlying_tracking_id;</text:span></text:p>
      <text:p text:style-name="P1"/>
      <text:p text:style-name="P1">Una vez hecho esto, devolvemos el dato pedido:</text:p>
      <text:p text:style-name="P1"/>
      <text:p text:style-name="P36"><text:span text:style-name="T8">public</text:span><text:span text:style-name="T15"> </text:span><text:span text:style-name="T34">ITrackingId</text:span><text:span text:style-name="T15"> tracking_id()</text:span></text:p>
      <text:p text:style-name="P45">{</text:p>
      <text:p text:style-name="P35"><text:span text:style-name="T15"><text:s text:c="4"/></text:span><text:span text:style-name="T8">return</text:span><text:span text:style-name="T15"> </text:span><text:span text:style-name="T8">this</text:span><text:span text:style-name="T15">.underlying_tracking_id;</text:span></text:p>
      <text:p text:style-name="P45"><text:soft-page-break/>}</text:p>
      <text:p text:style-name="P1"/>
      <text:p text:style-name="P1">y ya esta. ¿Ya esta?. No, hay algo que nos falta. El identificador no es algo que queremos que se vaya modificando por ahí, sino que es algo que una vez asignado por el constructor, "es para toda la vida". Así que:</text:p>
      <text:p text:style-name="P1"/>
      <text:p text:style-name="P36"><text:span text:style-name="T8">readonly</text:span><text:span text:style-name="T15"> </text:span><text:span text:style-name="T34">ITrackingId</text:span><text:span text:style-name="T15"> underlying_tracking_id;</text:span></text:p>
      <text:p text:style-name="P1"/>
      <text:p text:style-name="P1">y ahora si que hemos terminado.</text:p>
      <text:p text:style-name="P1"/>
      <text:p text:style-name="P1">Antes de hacer ningún comentario corremos la BDD_Spec para ver si con esto es suficiente:</text:p>
      <text:p text:style-name="P1"/>
      <text:p text:style-name="P50">------ Test started: Assembly: dddsample.specs.dll ------</text:p>
      <text:p text:style-name="P54"/>
      <text:p text:style-name="P54">when asked about its tracking identificator</text:p>
      <text:p text:style-name="P54">» should provide the cargo id</text:p>
      <text:p text:style-name="P54"/>
      <text:p text:style-name="P54"/>
      <text:p text:style-name="P54">1 passed, 0 failed, 0 skipped, took 0,88 seconds (Machine.Specifications 0.3.0).</text:p>
      <text:p text:style-name="P1"/>
      <text:p text:style-name="P1">Ha habido suerte. El test pasa. Hemos completado nuestra primera BDD_Spec y el código que hace que todo funcione. Ya tenemos lista la primera característica de nuestro programa (La implementación del DDD_Specification de la sección anterior, es mas código de infraestructura que no de dominio propiamente dicho).</text:p>
      <text:p text:style-name="P1"/>
      <text:p text:style-name="P1">Vamos con los comentarios:</text:p>
      <text:p text:style-name="P1"/>
      <text:list xml:id="list32235580" text:style-name="L4">
        <text:list-item>
          <text:p text:style-name="P5">Debería llamarnos la atención que el constructor reciba dos parámetros y solo use uno. Y lo mas increíble es de todo compila y funciona. Esto dice mucho de la potencia y flexibilidad del BDD, ya que te permite centrarte en una sola cosa a la vez.</text:p>
        </text:list-item>
        <text:list-item>
          <text:p text:style-name="P5">El método heredado de IEntity&lt;T&gt; (has_the_same_identity_as()) ni siquiera esta implementado (devuelve una excepció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5">¿Como puedes decir que hemos avanzado si esto parece un galimatías de interfaces absurdas que ni siquiera tienen nada dentro como es el caso de ITrackingId o IRouteSpecification? Esta reacción es común cuando te encuentras dando los primeros pasos con el BDD (es exactamente lo mismo si practicas "TDD mockista"). No vamos a mentir, al principio cuesta llevar el ritmo y no perderse, pero con un poco de experiencia y algo de voluntad, esa sensación de sentirse abrumado por tener que: </text:p>
          <text:p text:style-name="P5"/>
          <text:list>
            <text:list-item>
              <text:p text:style-name="P5">Crear la BDD_Spec</text:p>
            </text:list-item>
            <text:list-item>
              <text:p text:style-name="P5">Diseñar</text:p>
            </text:list-item>
            <text:list-item>
              <text:p text:style-name="P5">Manejar las interacciones entre objetos y</text:p>
            </text:list-item>
            <text:list-item>
              <text:p text:style-name="P5">Finalmente implementar</text:p>
            </text:list-item>
          </text:list>
          <text:p text:style-name="P5"/>
          <text:p text:style-name="P5">desaparece y lo mas curioso es que pasas a sentir algo parecido cuando te encuentras con código fuente que no sigue el paradigma del BDD, o al menos dispone de una suite de tests bien diseñada.</text:p>
        </text:list-item>
        <text:list-item>
          <text:p text:style-name="P5"><text:s/></text:p>
        </text:list-item>
      </text:list>
      <text:p text:style-name="P1"/>
      <text:p text:style-name="P1">NOTA: Mostrar el orden en el que escribimos el código ya que va con el flujo de los datos: entra por el constructor, se almacena internamente y finalmente se devuelve vía return.</text:p>
      <text:p text:style-name="P1">FIN NOTA:</text:p>
      <text:p text:style-name="P1"/>
      <text:p text:style-name="P1">Y con esto finalizamos el ciclo de la primera BDD_Spec:</text:p>
      <text:p text:style-name="P1"><text:soft-page-break/></text:p>
      <text:p text:style-name="P54">When asked about its tracking identificator</text:p>
      <text:p text:style-name="P51">» It should provide the cargo id</text:p>
      <text:p text:style-name="P1"/>
      <text:p text:style-name="P1">A continuación vamos a realizar un par de refactorizaciones mas cosméticas que otra cosa para que nos ayude a poner todo lo que vamos escribiendo en su sitio.</text:p>
      <text:p text:style-name="P1"/>
      <text:p text:style-name="P1">Es evidente que el lugar de Cargo, ICargo, ITrackingId no puede ser el fichero CargoSpec.cs (de hecho ya habíamos comentado algo sobre el tema), y mas concretamente el namespace:</text:p>
      <text:p text:style-name="P1"/>
      <text:p text:style-name="P36"><text:span text:style-name="T8">namespace</text:span><text:span text:style-name="T15"> dddsample.specs.domain.model.cargo.aggregate</text:span></text:p>
      <text:p text:style-name="P1"/>
      <text:p text:style-name="P1">claramente destinado a la "specs".</text:p>
      <text:p text:style-name="P1"/>
      <text:p text:style-name="P1">Es un buen momento para recordar cuales fueron los "using" que declaramos al principio:</text:p>
      <text:p text:style-name="P1"/>
      <text:p text:style-name="P34"><text:span text:style-name="T5">using</text:span><text:span text:style-name="T13"> System;</text:span></text:p>
      <text:p text:style-name="P35"><text:span text:style-name="T8">using</text:span><text:span text:style-name="T15"> dddsample.domain.shared;</text:span></text:p>
      <text:p text:style-name="P35"><text:span text:style-name="T8">using</text:span><text:span text:style-name="T15"> Machine.Specifications;</text:span></text:p>
      <text:p text:style-name="P35"><text:span text:style-name="T8">using</text:span><text:span text:style-name="T15"> Machine.Specifications.DevelopWithPassion.Rhino;</text:span></text:p>
      <text:p text:style-name="P37"><text:span text:style-name="T8">using</text:span><text:span text:style-name="T15"> Rhino.Mocks;</text:span></text:p>
      <text:p text:style-name="P1"/>
      <text:p text:style-name="P1">Todos han sido utilizados en esta primera BDD_Spec, excepto:</text:p>
      <text:p text:style-name="P1"/>
      <text:p text:style-name="P37"><text:span text:style-name="T8">using</text:span><text:span text:style-name="T15"> Rhino.Mocks;</text:span></text:p>
      <text:p text:style-name="P1"/>
      <text:p text:style-name="P1">que utilizaremos mas adelante.</text:p>
      <text:p text:style-name="P1"/>
      <text:p text:style-name="P1">Ha llegado la hora de situar nuestras recién diseñadas clases e interfaces en su namespace correcto:</text:p>
      <text:p text:style-name="P1"/>
      <text:p text:style-name="P37"><text:span text:style-name="T8">namespace</text:span><text:span text:style-name="T15"> dddsample.domain.model.cargo.aggregate;</text:span></text:p>
      <text:p text:style-name="P1"/>
      <text:p text:style-name="P1">Hacer este tipo de cosas teniendo JetBrains ReSharper, es trivial, ya que el mismo te detecta estos cambios y busca la solución, añadir un nuevo:</text:p>
      <text:p text:style-name="P1"/>
      <text:p text:style-name="P37"><text:span text:style-name="T8">using</text:span><text:span text:style-name="T15"> dddsample.domain.model.cargo.aggregate;</text:span></text:p>
      <text:p text:style-name="P1"/>
      <text:p text:style-name="P1">Si no lo tienes instalado, puede ser que Visual Studio 2010 se encargue de ello automáticamente, pero probablemente, necesitaras escribir la linea anterior, manualmente.</text:p>
      <text:p text:style-name="P1"/>
      <text:p text:style-name="P1">A esto era a lo que nos referíamos al principio de la sección de esta BDD_Spec cuando decíamos aquello de:</text:p>
      <text:p text:style-name="P1"/>
      <text:p text:style-name="P1"><text:tab/>"<text:span text:style-name="T2">Es importante señalar que ninguna de esas referencias han sido añadidas manualmente puesto que el imprescindible plug-in JetBrains ReSharper, se encarga de ello de forma completamente transparente.</text:span>"</text:p>
      <text:p text:style-name="P1"/>
      <text:p text:style-name="P1">Una vez arreglado esto, deberíamos volver a correr las BDD_Specs, por si acaso hemos roto algo. Por suerte para nosotros</text:p>
      <text:p text:style-name="P1"/>
      <text:p text:style-name="P50">1 passed, 0 failed, 0 skipped, took 0,65 seconds (Machine.Specifications 0.3.0).</text:p>
      <text:p text:style-name="P1"/>
      <text:p text:style-name="P1">todo ha ido bien.</text:p>
      <text:p text:style-name="P1"/>
      <text:p text:style-name="P1">La siguienteerefactorizaciónn seria crear un fichero para cada clase e interface creada, de forma que podamos moverlosfísicamentee a su sitio. Esto afectaría a:</text:p>
      <text:p text:style-name="P1"/>
      <text:list xml:id="list32221748" text:style-name="L5">
        <text:list-item>
          <text:p text:style-name="P6">ICargo</text:p>
        </text:list-item>
        <text:list-item>
          <text:p text:style-name="P6">Cargo</text:p>
        </text:list-item>
        <text:list-item>
          <text:p text:style-name="P6">ITrackingId</text:p>
        </text:list-item>
        <text:list-item>
          <text:p text:style-name="P6"><text:soft-page-break/>IRouteSpecification</text:p>
        </text:list-item>
      </text:list>
      <text:p text:style-name="P1"/>
      <text:p text:style-name="P1">De nuevo, gracias a JetBrains ReSharper, es una tarea trivial.</text:p>
      <text:p text:style-name="P1"/>
      <text:p text:style-name="P1">Corremos los test de nuevo y comprobamos que seguimos con la luz verde.</text:p>
      <text:p text:style-name="P1"/>
      <text:p text:style-name="P1">Finalizando el proceso con git:</text:p>
      <text:p text:style-name="P1"/>
      <text:p text:style-name="P1">Una vez llegados hasta aquí, deberíamos enviar los cambios a nuestro repositorio git, para ello:</text:p>
      <text:p text:style-name="P1"/>
      <text:p text:style-name="P1">git status --&gt; nos indicaría cuales son los cambios</text:p>
      <text:p text:style-name="P1">git add -A --&gt; añadiría los nuevos ficheros y carpetas al git tracking</text:p>
      <text:p text:style-name="P1">git commit -m "Finished first CargoSpec. Created ICargo, Cargo, ITrackingId and IRouteSpecification. Fixed error in IEntity&lt;T&gt;, now using the correct one and not the experimental one." --&gt; confirmaría los cambios realizados</text:p>
      <text:p text:style-name="P1">git checkout master --&gt; nos movemos a la rama master</text:p>
      <text:p text:style-name="P1">git merge dev --&gt; pasamos los cambios de la rama dev a la rama master</text:p>
      <text:p text:style-name="P1">git push origin --&gt; enviamos los cambios a github.</text:p>
      <text:p text:style-name="P1"/>
      <text:p text:style-name="P1">Ahora parece un buen momento para identificar el "mantra" del TDD " RED - GREEN - REFACTOR" con lo que acabamos de hacer:</text:p>
      <text:p text:style-name="P1"/>
      <text:p text:style-name="P33"><text:span text:style-name="T39">RED: Cada vez que escribimos una linea de la BDD_Spec, lo primero que hemos hecho ha sido corregir el código que quedaba en color rojo, el código que no compilaba. Pero no es este el RED del que habla el "mantra", sino que mas bien se refiere a ejecutar el test y hacer que falle. Nosotros lo hicimos, pero no lo comentamos para no despistarnos del proceso que estábamos intentando explicar. Si vamos al log de cuando fallo el test, en "t</text:span><text:span text:style-name="T41">odo el grueso del mensaje</text:span><text:span text:style-name="T39">" que "</text:span><text:span text:style-name="T41">carece de relevancia para nosotros</text:span><text:span text:style-name="T39">", nos encontramos con:</text:span></text:p>
      <text:p text:style-name="P1"/>
      <text:p text:style-name="P54">Test 'should provide the cargo id' failed:</text:p>
      <text:p text:style-name="P51"><text:tab/>System.Reflection.TargetInvocationException: Exception has been thrown by the target of an invocation. ---&gt; System.NotImplementedException: The method or operation is not implemented.</text:p>
      <text:p text:style-name="P1"/>
      <text:p text:style-name="P1">Y mas en concreto con:</text:p>
      <text:p text:style-name="P1"/>
      <text:p text:style-name="P51">System.NotImplementedException: The method or operation is not implemented.</text:p>
      <text:p text:style-name="P1"/>
      <text:p text:style-name="P1">Ahí tenemos nuestro RED.</text:p>
      <text:p text:style-name="P1"/>
      <text:p text:style-name="P1">GREEN: Esta es fácil, cuando pasamos el test con aquel:</text:p>
      <text:p text:style-name="P1"/>
      <text:p text:style-name="P51">1 passed, 0 failed, 0 skipped, took 0,88 seconds (Machine.Specifications 0.3.0).</text:p>
      <text:p text:style-name="P1"/>
      <text:p text:style-name="P1"><text:s/></text:p>
      <text:p text:style-name="P1">REFACTOR: En nuestro caso ha sido mínimo Hemos colocado las clases e interfaces creadas en su namespace correspondiente, una vez habíamos comprobado que el test pasaba. Y a continuación hemos creado un fichero para cada clase o interface que hemos movido a donde se supone deben estar.</text:p>
      <text:p text:style-name="P1"/>
      <text:p text:style-name="P7">BDD_Spec: When asked about its route specification<text:span text:style-name="T38">:</text:span></text:p>
      <text:p text:style-name="P8"/>
      <text:p text:style-name="P8">Tal y como hicimos en la BDD_Spec anterior, empezamos por definir la Spec en texto:</text:p>
      <text:p text:style-name="P8"/>
      <text:p text:style-name="P54">When asked about its route specification</text:p>
      <text:p text:style-name="P53">» It should provide the route specification</text:p>
      <text:p text:style-name="P8"/>
      <text:p text:style-name="P8">y luego en código:</text:p>
      <text:p text:style-name="P8"/>
      <text:p text:style-name="P38"><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45">{</text:p>
      <text:p text:style-name="P35"><text:soft-page-break/><text:span text:style-name="T15"><text:s text:c="4"/></text:span><text:span text:style-name="T34">It</text:span><text:span text:style-name="T15"> should_provide_the_route_specification = () =&gt; </text:span></text:p>
      <text:p text:style-name="P35"><text:span text:style-name="T15"><text:s text:c="7"/></text:span><text:span text:style-name="T29">result</text:span><text:span text:style-name="T15">.ShouldEqual(</text:span><text:span text:style-name="T29">route_specification</text:span><text:span text:style-name="T15">);</text:span></text:p>
      <text:p text:style-name="P45">}</text:p>
      <text:p text:style-name="P8"/>
      <text:p text:style-name="P8">nuestro primer objetivo es arreglar el código de color rojo, por lo tanto, basta con que definamos dos campos (fields):</text:p>
      <text:p text:style-name="P8"/>
      <text:p text:style-name="P38"><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45">{</text:p>
      <text:p text:style-name="P35"><text:span text:style-name="T15"><text:s text:c="4"/></text:span><text:span text:style-name="T34">It</text:span><text:span text:style-name="T15"> should_provide_the_route_specification = () =&gt; </text:span></text:p>
      <text:p text:style-name="P45"><text:s text:c="7"/>result.ShouldEqual(route_specification);</text:p>
      <text:p text:style-name="P45"/>
      <text:p text:style-name="P35"><text:span text:style-name="T15"><text:s text:c="4"/></text:span><text:span text:style-name="T8">static</text:span><text:span text:style-name="T15"> </text:span><text:span text:style-name="T34">IRouteSpecifi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8"/>
      <text:p text:style-name="P8">Esta claro cual es el objetivo, así que vamos con el bloque BECAUSE:</text:p>
      <text:p text:style-name="P8"/>
      <text:p text:style-name="P38"><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45">{</text:p>
      <text:p text:style-name="P35"><text:span text:style-name="T15"><text:s text:c="4"/></text:span><text:span text:style-name="T34">Because</text:span><text:span text:style-name="T15"> of = () =&gt; result = sut.</text:span><text:span text:style-name="T29">route_specification</text:span><text:span text:style-name="T15">();</text:span></text:p>
      <text:p text:style-name="P45"/>
      <text:p text:style-name="P35"><text:span text:style-name="T15"><text:s text:c="4"/></text:span><text:span text:style-name="T34">It</text:span><text:span text:style-name="T15"> should_provide_the_route_specification = () =&gt; </text:span></text:p>
      <text:p text:style-name="P45"><text:s text:c="7"/>result.ShouldEqual(route_specification);</text:p>
      <text:p text:style-name="P45"/>
      <text:p text:style-name="P35"><text:span text:style-name="T15"><text:s text:c="4"/></text:span><text:span text:style-name="T8">static</text:span><text:span text:style-name="T15"> </text:span><text:span text:style-name="T34">IRouteSpecifi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8"/>
      <text:p text:style-name="P8">Para poder arreglar el código de color rojo, necesitamos añadir un nuevo método a la interface ICargo, y a continuación implementar su esqueleto (devolviendo un excepción) en el DDD_Aggregate_Root Cargo.</text:p>
      <text:p text:style-name="P8"/>
      <text:p text:style-name="P38"><text:span text:style-name="T10">public</text:span><text:span text:style-name="T17"> </text:span><text:span text:style-name="T10">interface</text:span><text:span text:style-name="T17"> </text:span><text:span text:style-name="T36">ICargo</text:span></text:p>
      <text:p text:style-name="P45">{</text:p>
      <text:p text:style-name="P35"><text:span text:style-name="T15"><text:s text:c="4"/></text:span><text:span text:style-name="T34">ITrackingId</text:span><text:span text:style-name="T15"> tracking_id();</text:span></text:p>
      <text:p text:style-name="P35"><text:span text:style-name="T15"><text:s text:c="4"/></text:span><text:span text:style-name="T34">IRouteSpecification</text:span><text:span text:style-name="T15"> route_specification();</text:span></text:p>
      <text:p text:style-name="P45">}</text:p>
      <text:p text:style-name="P8"/>
      <text:p text:style-name="P8"/>
      <text:p text:style-name="P38"><text:span text:style-name="T10">public</text:span><text:span text:style-name="T17"> </text:span><text:span text:style-name="T10">class</text:span><text:span text:style-name="T17"> </text:span><text:span text:style-name="T26">Cargo</text:span><text:span text:style-name="T17"> : </text:span><text:span text:style-name="T36">ICargo</text:span><text:span text:style-name="T17">, </text:span><text:span text:style-name="T36">IEntity</text:span><text:span text:style-name="T17">&lt;</text:span><text:span text:style-name="T26">Cargo</text:span><text:span text:style-name="T17">&gt;</text:span></text:p>
      <text:p text:style-name="P45">{</text:p>
      <text:p text:style-name="P35"><text:span text:style-name="T15"><text:s text:c="4"/></text:span><text:span text:style-name="T8">readonly</text:span><text:span text:style-name="T15"> </text:span><text:span text:style-name="T34">ITrackingId</text:span><text:span text:style-name="T15"> underlying_tracking_id;</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35"><text:span text:style-name="T15"><text:s text:c="8"/></text:span><text:span text:style-name="T8">this</text:span><text:span text:style-name="T15">.underlying_tracking_id = tracking_id;</text:span></text:p>
      <text:p text:style-name="P45"><text:s text:c="4"/>}</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35"><text:span text:style-name="T16"><text:s text:c="4"/></text:span><text:span text:style-name="T9">public</text:span><text:span text:style-name="T16"> </text:span><text:span text:style-name="T35">ITrackingId</text:span><text:span text:style-name="T16"> tracking_id()</text:span></text:p>
      <text:p text:style-name="P46"><text:s text:c="4"/>{</text:p>
      <text:p text:style-name="P35"><text:span text:style-name="T16"><text:s text:c="8"/></text:span><text:span text:style-name="T9">return</text:span><text:span text:style-name="T16"> </text:span><text:span text:style-name="T9">this</text:span><text:span text:style-name="T16">.underlying_tracking_id;</text:span></text:p>
      <text:p text:style-name="P46"><text:s text:c="4"/>}</text:p>
      <text:p text:style-name="P46"/>
      <text:p text:style-name="P35"><text:span text:style-name="T16"><text:s text:c="4"/></text:span><text:span text:style-name="T9">public</text:span><text:span text:style-name="T16"> </text:span><text:span text:style-name="T35">IRouteSpecification</text:span><text:span text:style-name="T16"> route_specification()</text:span></text:p>
      <text:p text:style-name="P46"><text:s text:c="4"/>{</text:p>
      <text:p text:style-name="P35"><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46"><text:soft-page-break/><text:s text:c="4"/>}</text:p>
      <text:p text:style-name="P46">}</text:p>
      <text:p text:style-name="P8"/>
      <text:p text:style-name="P8">Hay una gran diferencia con respecto a la BDD_Spec anterior, y es que ahora, tanto ICargo como Cargo se encuentran es sus propios ficheros en su propio namespace. Por esa razón, la velocidad a la hora de saltar de un fichero a otro es crucial. De nuevo, JetBrains ReSharper hace esto posible.</text:p>
      <text:p text:style-name="P8"/>
      <text:p text:style-name="P7">INTERLUDIO – VOLANDO SOBRE EL TECLADO CON RESHARPER<text:span text:style-name="T38">:</text:span></text:p>
      <text:p text:style-name="P8"/>
      <text:p text:style-name="P8">Voy a detallar cual es el flujo de trabajo de esta ultima adición de código:</text:p>
      <text:p text:style-name="P8"/>
      <text:p text:style-name="P8">Partimos de </text:p>
      <text:p text:style-name="P8"/>
      <text:p text:style-name="P38"><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45">{</text:p>
      <text:p text:style-name="P35"><text:span text:style-name="T15"><text:s text:c="4"/></text:span><text:span text:style-name="T34">Because</text:span><text:span text:style-name="T15"> of = () =&gt; result = sut.</text:span><text:span text:style-name="T29">route_specification</text:span><text:span text:style-name="T15">();</text:span></text:p>
      <text:p text:style-name="P45"><text:s text:c="4"/>(....)</text:p>
      <text:p text:style-name="P45">}</text:p>
      <text:p text:style-name="P8"/>
      <text:p text:style-name="P8">Para situarnos al comienzo código de color rojo, jugamos con:</text:p>
      <text:p text:style-name="P8"/>
      <text:p text:style-name="P8">ALT + F12: Nos lleva a "Next Error" (es el que usamos en este caso)</text:p>
      <text:p text:style-name="P8">SHIFT ALT + F12: Nos lleva a "Previous Error"</text:p>
      <text:p text:style-name="P8"/>
      <text:p text:style-name="P8">hasta situarnos donde queremos (como solo hay un error en nuestro fichero, justo al probar con cualquiera de las dos opciones conseguimos lo que buscamos).</text:p>
      <text:p text:style-name="P8"/>
      <text:p text:style-name="P8">A continuación:</text:p>
      <text:p text:style-name="P8"/>
      <text:p text:style-name="P8">ALT + ENTER: Nos permite abrir las sugerencias ("View Action List").</text:p>
      <text:p text:style-name="P8"/>
      <text:p text:style-name="P8">Una vez abierta la "View Action List", nos sitúan en un menú desplegable con la siguiente opción ya preseleccionada: "Create method ICargo.route_specification". Pulsamos:</text:p>
      <text:p text:style-name="P8"/>
      <text:p text:style-name="P8">ENTER: Para confirmar la selección</text:p>
      <text:p text:style-name="P8"/>
      <text:p text:style-name="P8">El ReSharper nos lleva entonces a la interface ICargo y ha escrito por nosotros:</text:p>
      <text:p text:style-name="P8"/>
      <text:p text:style-name="P38"><text:span text:style-name="T36">IRouteSpecification</text:span><text:span text:style-name="T17"> route_specification();</text:span></text:p>
      <text:p text:style-name="P8"/>
      <text:p text:style-name="P8">permitiéndonos modificar el tipo devuelto por la interface. Como es el correcto, pulsamos:</text:p>
      <text:p text:style-name="P8"/>
      <text:p text:style-name="P8">ENTER: Para confirmar el tipo devuelto.</text:p>
      <text:p text:style-name="P8"/>
      <text:p text:style-name="P8">A continuación si volvemos a abrir la "View Action List":</text:p>
      <text:p text:style-name="P8"/>
      <text:p text:style-name="P8">ALT + ENTER: Para abrir la "View Action List".</text:p>
      <text:p text:style-name="P8"/>
      <text:p text:style-name="P8">Nos encontramos con una única sugerencia ya preseleccionada, "Implement member in derived classes", y, ¡oh casualidad!, eso es justo lo que queremos hacer, así que:</text:p>
      <text:p text:style-name="P8"/>
      <text:p text:style-name="P8">ENTER: Para confirmar la selección</text:p>
      <text:p text:style-name="P8"/>
      <text:p text:style-name="P8">Esto nos llevaría a la clase Cargo, donde escribe por nosotros:</text:p>
      <text:p text:style-name="P8"/>
      <text:p text:style-name="P38"><text:span text:style-name="T10">public</text:span><text:span text:style-name="T17"> </text:span><text:span text:style-name="T36">IRouteSpecification</text:span><text:span text:style-name="T17"> route_specification()</text:span></text:p>
      <text:p text:style-name="P45">{</text:p>
      <text:p text:style-name="P35"><text:span text:style-name="T15"><text:s text:c="4"/></text:span><text:span text:style-name="T8">throw</text:span><text:span text:style-name="T15"> </text:span><text:span text:style-name="T8">new</text:span><text:span text:style-name="T15"> </text:span><text:span text:style-name="T37">NotImplementedException</text:span><text:span text:style-name="T16">();</text:span></text:p>
      <text:p text:style-name="P46">}</text:p>
      <text:p text:style-name="P8"/>
      <text:p text:style-name="P8"><text:soft-page-break/>Y ahora necesitamos volver a CargoSpec, y para ello tenemos dos opciones:</text:p>
      <text:p text:style-name="P8"/>
      <text:p text:style-name="P8">A: CTRL + E: Abre el menú "Recent Files". </text:p>
      <text:p text:style-name="P8">Pulsamos DOWN ARROW y ENTER para saltar a CargoSpec.</text:p>
      <text:p text:style-name="P8"/>
      <text:p text:style-name="P8">B: SHIFT + CTRL + N: Abre el menú "Enter file name".</text:p>
      <text:p text:style-name="P7"><text:span text:style-name="T38">En el menú tecleamos en mayúsculas las iniciales mayúsculas de CargoSCargoSpecs, es decir CS, y a continuación ENTER para confirmar.</text:span></text:p>
      <text:p text:style-name="P8"/>
      <text:p text:style-name="P8">Ya estamos de vuelta y todo el código ha sido escrito por nosotros sin ni siquiera tener que tocar el ratón</text:p>
      <text:p text:style-name="P8"/>
      <text:p text:style-name="P8">Vamos a recapitular, ya que este tipo de flujos son los que te permitirán "volar" con el teclado y programar a una velocidad adecuada.</text:p>
      <text:p text:style-name="P8"/>
      <text:p text:style-name="P8">ALT + F12</text:p>
      <text:p text:style-name="P8">ALT + ENTER</text:p>
      <text:p text:style-name="P8">ENTER</text:p>
      <text:p text:style-name="P8">ENTER</text:p>
      <text:p text:style-name="P8">ALT + ENTER</text:p>
      <text:p text:style-name="P8">ENTER</text:p>
      <text:p text:style-name="P8"/>
      <text:p text:style-name="P8">y para volver a CargoSpecs:</text:p>
      <text:p text:style-name="P8"/>
      <text:p text:style-name="P8">CTRL + E</text:p>
      <text:p text:style-name="P8">DOWN ARROW</text:p>
      <text:p text:style-name="P8">ENTER</text:p>
      <text:p text:style-name="P8"/>
      <text:p text:style-name="P8">Ya esta. Que la magia del ReSharper vaya contigo.</text:p>
      <text:p text:style-name="P8"/>
      <text:p text:style-name="P8">Ahora completamente en serio. Seria imposible practicar BDD a una velocidad aceptable sin una herramienta como ReSharper. Es mas, en la actualidad (en realidad desde hace un par de años), hay un movimiento bastante importante de gente que esta empezando a usar un plug-in para Visual Studio llamado ViEmu...</text:p>
      <text:p text:style-name="P8"/>
      <text:p text:style-name="P8">...y si, es un emulador de Vim.</text:p>
      <text:p text:style-name="P8"/>
      <text:p text:style-name="P8">La razón, no es otra que poder navegar mejor por el código Hay unas cuantos videos por Internet y el resultado es asombroso.</text:p>
      <text:p text:style-name="P8"/>
      <text:p text:style-name="P8">Sea como fuere, es de capital importancia, aprender este tipo de flujos que te permiten ahorrar mucho tiempo en tareas tediosas.</text:p>
      <text:p text:style-name="P8"/>
      <text:p text:style-name="P8">FIN INTERLUDIO</text:p>
      <text:p text:style-name="P8"/>
      <text:p text:style-name="P8">Es interesante volver a reseñar que esto ultimo que acabamos de hacer, es un acto de diseño. Diseñamos cuando escribimos aun en color rojo:</text:p>
      <text:p text:style-name="P8"/>
      <text:p text:style-name="P39"><text:span text:style-name="T17">sut.</text:span><text:span text:style-name="T30">route_specification</text:span><text:span text:style-name="T17">();</text:span></text:p>
      <text:p text:style-name="P8"/>
      <text:p text:style-name="P8">y cuando implementamos ese método en su interface y en sus clases derivadas.</text:p>
      <text:p text:style-name="P8"/>
      <text:p text:style-name="P8">Una vez terminada la llamada al SUT y atendida la reacción en cadena provocada por ella, necesitamos proveerle a nuestra BDD_Spec de un contexto vía bloque ESTABLISH, y no debería sorprendernos el hecho de que este sea exactamente el mismo que en la BDD_Spec anterior, simplemente definimos los dos argumentos que le pasamos al constructor del SUT:</text:p>
      <text:p text:style-name="P8"/>
      <text:p text:style-name="P38"><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ext:span><text:span text:style-name="T29">tracking_id</text:span><text:span text:style-name="T15"> = the_dependency&lt;</text:span><text:span text:style-name="T34">ITrackingId</text:span><text:span text:style-name="T15">&gt;();</text:span></text:p>
      <text:p text:style-name="P35"><text:soft-page-break/><text:span text:style-name="T15"><text:s text:c="8"/>route_specification = the_dependency&lt;</text:span><text:span text:style-name="T34">IRouteSpecification</text:span><text:span text:style-name="T15">&gt;();</text:span></text:p>
      <text:p text:style-name="P45"><text:s text:c="4"/>};</text:p>
      <text:p text:style-name="P45"/>
      <text:p text:style-name="P35"><text:span text:style-name="T15"><text:s text:c="4"/></text:span><text:span text:style-name="T34">Because</text:span><text:span text:style-name="T15"> of = () =&gt; result = sut.route_specification();</text:span></text:p>
      <text:p text:style-name="P45"/>
      <text:p text:style-name="P35"><text:span text:style-name="T15"><text:s text:c="4"/></text:span><text:span text:style-name="T34">It</text:span><text:span text:style-name="T15"> should_provide_the_route_specification = () =&gt; </text:span></text:p>
      <text:p text:style-name="P45"><text:s text:c="7"/>result.ShouldEqual(route_specification);</text:p>
      <text:p text:style-name="P45"/>
      <text:p text:style-name="P35"><text:span text:style-name="T15"><text:s text:c="4"/></text:span><text:span text:style-name="T8">static</text:span><text:span text:style-name="T15"> </text:span><text:span text:style-name="T34">IRouteSpecifi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8"/>
      <text:p text:style-name="P8">Igual que la vez anterior, solucionamos el código de color rojo simplemente con un campo (field) que lo defina. Por lo tanto nuestra BDD_Spec final es:</text:p>
      <text:p text:style-name="P8"/>
      <text:p text:style-name="P38"><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text:s text:c="4"/>};</text:p>
      <text:p text:style-name="P45"/>
      <text:p text:style-name="P35"><text:span text:style-name="T15"><text:s text:c="4"/></text:span><text:span text:style-name="T34">Because</text:span><text:span text:style-name="T15"> of = () =&gt; result = sut.route_specification();</text:span></text:p>
      <text:p text:style-name="P45"/>
      <text:p text:style-name="P35"><text:span text:style-name="T15"><text:s text:c="4"/></text:span><text:span text:style-name="T34">It</text:span><text:span text:style-name="T15"> should_provide_the_route_specification = () =&gt; </text:span></text:p>
      <text:p text:style-name="P45"><text:s text:c="7"/>result.ShouldEqual(route_specification);</text:p>
      <text:p text:style-name="P45"/>
      <text:p text:style-name="P35"><text:span text:style-name="T15"><text:s text:c="4"/></text:span><text:span text:style-name="T8">static</text:span><text:span text:style-name="T15"> </text:span><text:span text:style-name="T34">IRouteSpecifi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35"><text:span text:style-name="T15"><text:s text:c="4"/></text:span><text:span text:style-name="T8">static</text:span><text:span text:style-name="T15"> </text:span><text:span text:style-name="T34">ITrackingId</text:span><text:span text:style-name="T15"> tracking_id;</text:span></text:p>
      <text:p text:style-name="P45">}</text:p>
      <text:p text:style-name="P8"/>
      <text:p text:style-name="P8">Ejecutamos la BDD_Spec a través de TestDriven.NET (en nuestro caso), para confirmar que efectivamente el test falla y nos da un error de "No Implementado":</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 (FAIL)</text:p>
      <text:p text:style-name="P54"/>
      <text:p text:style-name="P54"/>
      <text:p text:style-name="P54">Test 'should provide the route specification' failed:</text:p>
      <text:p text:style-name="P54"><text:tab/>System.Reflection.TargetInvocationException: Exception has been thrown by the target of an invocation. ---&gt; System.NotImplementedException: The method or operation is not implemented.</text:p>
      <text:p text:style-name="P54"><text:tab/>domain\model\cargo.aggregate\Cargo.cs(27,0): at dddsample.domain.model.cargo.aggregate.Cargo.route_specification()</text:p>
      <text:p text:style-name="P54"><text:tab/>domain\model\cargo.aggregate\CargoSpecs.cs(36,0): at dddsample.specs.domain.model.cargo.aggregate.when_asked_about_its_route_specification.&lt;.ctor&gt;b__1()</text:p>
      <text:p text:style-name="P54"><text:tab/> <text:s text:c="2"/>--- End of inner exception stack trace ---</text:p>
      <text:p text:style-name="P54"><text:tab/>at System.RuntimeMethodHandle._InvokeMethodFast(IRuntimeMethodInfo method, Object target, Object[] arguments, SignatureStruct&amp; sig, MethodAttributes methodAttributes, RuntimeType typeOwner)</text:p>
      <text:p text:style-name="P54"><text:tab/>at System.RuntimeMethodHandle.InvokeMethodFast(IRuntimeMethodInfo method, Object target, Object[] arguments, Signature sig, MethodAttributes methodAttributes, RuntimeType typeOwner)</text:p>
      <text:p text:style-name="P54"><text:tab/>at System.Reflection.RuntimeMethodInfo.Invoke(Object obj, BindingFlags invokeAttr, Binder binder, Object[] parameters, CultureInfo culture, Boolean skipVisibilityChecks)</text:p>
      <text:p text:style-name="P54"><text:soft-page-break/><text:tab/>at System.Delegate.DynamicInvokeImpl(Object[] args)</text:p>
      <text:p text:style-name="P54"><text:tab/>at System.Delegate.DynamicInvoke(Object[] args)</text:p>
      <text:p text:style-name="P54"><text:tab/>at Machine.Specifications.Utility.RandomExtensionMethods.&lt;InvokeAll&gt;b__1(Delegate item)</text:p>
      <text:p text:style-name="P54"><text:tab/>at Machine.Specifications.Utility.RandomExtensionMethods.Each[T](IEnumerable`1 enumerable, Action`1 action)</text:p>
      <text:p text:style-name="P54"><text:tab/>at Machine.Specifications.Utility.RandomExtensionMethods.InvokeAll(IEnumerable`1 actions)</text:p>
      <text:p text:style-name="P54"><text:tab/>at Machine.Specifications.Utility.RandomExtensionMethods.InvokeAll(IEnumerable`1 becauseActions)</text:p>
      <text:p text:style-name="P54"><text:tab/>at Machine.Specifications.Model.Context.EstablishContext()</text:p>
      <text:p text:style-name="P54"/>
      <text:p text:style-name="P54">1 passed, 1 failed, 0 skipped, took 2,03 seconds (Machine.Specifications 0.3.0).</text:p>
      <text:p text:style-name="P8"/>
      <text:p text:style-name="P8">Y efectivamente obtenemos nuestro fallo.</text:p>
      <text:p text:style-name="P8"/>
      <text:p text:style-name="P8">Ahora necesitamos implementar el código del DDD_Aggregate_Root que nos permite pasar el test (y ojo, que no rompa el que ya funciona).</text:p>
      <text:p text:style-name="P8"/>
      <text:p text:style-name="P8">De manera equivalente a lo que hicimos para la anterior BDD_Spec:</text:p>
      <text:p text:style-name="P8"/>
      <text:p text:style-name="P38"><text:span text:style-name="T10">public</text:span><text:span text:style-name="T17"> </text:span><text:span text:style-name="T10">class</text:span><text:span text:style-name="T17"> </text:span><text:span text:style-name="T26">Cargo</text:span><text:span text:style-name="T17"> : </text:span><text:span text:style-name="T36">ICargo</text:span><text:span text:style-name="T17">, </text:span><text:span text:style-name="T36">IEntity</text:span><text:span text:style-name="T17">&lt;</text:span><text:span text:style-name="T26">Cargo</text:span><text:span text:style-name="T17">&gt;</text:span></text:p>
      <text:p text:style-name="P45"><text:s text:c="4"/>{</text:p>
      <text:p text:style-name="P35"><text:span text:style-name="T15"><text:s text:c="8"/></text:span><text:span text:style-name="T8">readonly</text:span><text:span text:style-name="T15"> </text:span><text:span text:style-name="T34">ITrackingId</text:span><text:span text:style-name="T15"> underlying_tracking_id;</text:span></text:p>
      <text:p text:style-name="P35"><text:span text:style-name="T15"><text:s text:c="8"/></text:span><text:span text:style-name="T8">readonly</text:span><text:span text:style-name="T15"> </text:span><text:span text:style-name="T34">IRouteSpecification</text:span><text:span text:style-name="T15"> underlying_route_specification;</text:span></text:p>
      <text:p text:style-name="P45"/>
      <text:p text:style-name="P35"><text:span text:style-name="T15"><text:s text:c="8"/></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8"/>{</text:p>
      <text:p text:style-name="P35"><text:span text:style-name="T15"><text:s text:c="12"/></text:span><text:span text:style-name="T8">this</text:span><text:span text:style-name="T15">.underlying_tracking_id = tracking_id;</text:span></text:p>
      <text:p text:style-name="P35"><text:span text:style-name="T15"><text:s text:c="12"/></text:span><text:span text:style-name="T8">this</text:span><text:span text:style-name="T15">.underlying_route_specification = route_specification;</text:span></text:p>
      <text:p text:style-name="P45"><text:s text:c="8"/>}</text:p>
      <text:p text:style-name="P45"/>
      <text:p text:style-name="P35"><text:span text:style-name="T15"><text:s text:c="8"/></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8"/>{</text:p>
      <text:p text:style-name="P35"><text:span text:style-name="T15"><text:s text:c="12"/></text:span><text:span text:style-name="T8">throw</text:span><text:span text:style-name="T15"> </text:span><text:span text:style-name="T8">new</text:span><text:span text:style-name="T15"> </text:span><text:span text:style-name="T37">NotImplementedException</text:span><text:span text:style-name="T16">();</text:span></text:p>
      <text:p text:style-name="P46"><text:s text:c="8"/>}</text:p>
      <text:p text:style-name="P46"/>
      <text:p text:style-name="P35"><text:span text:style-name="T16"><text:s text:c="8"/></text:span><text:span text:style-name="T9">public</text:span><text:span text:style-name="T16"> </text:span><text:span text:style-name="T35">ITrackingId</text:span><text:span text:style-name="T16"> tracking_id()</text:span></text:p>
      <text:p text:style-name="P46"><text:s text:c="8"/>{</text:p>
      <text:p text:style-name="P35"><text:span text:style-name="T16"><text:s text:c="12"/></text:span><text:span text:style-name="T9">return</text:span><text:span text:style-name="T16"> </text:span><text:span text:style-name="T9">this</text:span><text:span text:style-name="T16">.underlying_tracking_id;</text:span></text:p>
      <text:p text:style-name="P46"><text:s text:c="8"/>}</text:p>
      <text:p text:style-name="P46"/>
      <text:p text:style-name="P35"><text:span text:style-name="T16"><text:s text:c="8"/></text:span><text:span text:style-name="T9">public</text:span><text:span text:style-name="T16"> </text:span><text:span text:style-name="T35">IRouteSpecification</text:span><text:span text:style-name="T16"> route_specification()</text:span></text:p>
      <text:p text:style-name="P46"><text:s text:c="8"/>{</text:p>
      <text:p text:style-name="P35"><text:span text:style-name="T16"><text:s text:c="12"/></text:span><text:span text:style-name="T9">return</text:span><text:span text:style-name="T16"> </text:span><text:span text:style-name="T9">this</text:span><text:span text:style-name="T16">.underlying_route_specification;</text:span></text:p>
      <text:p text:style-name="P46"><text:s text:c="8"/>}</text:p>
      <text:p text:style-name="P46"><text:s text:c="4"/>}</text:p>
      <text:p text:style-name="P8"/>
      <text:p text:style-name="P8">Vemos que por fin hemos completado el código del constructor. Pero no cantemos victoria antes de tiempo. Necesitamos lanzar nuestra BDD_Spec para confirmar que el test pasa.</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
      <text:p text:style-name="P54">2 passed, 0 failed, 0 skipped, took 0,59 seconds (Machine.Specifications 0.3.0).</text:p>
      <text:p text:style-name="P8"/>
      <text:p text:style-name="P8">No ha habido sorpresas de ultima hora. Ya tenemos dos BDD_Specs implementadas.</text:p>
      <text:p text:style-name="P8"><text:soft-page-break/></text:p>
      <text:p text:style-name="P8">Ya estamos listos para enviar nuestro código a github. Vamos a obviar esta parte <text:s/>ya que es siempre igual. Si tienes dudas revisa la BDD_Spec anterior.</text:p>
      <text:p text:style-name="P8"/>
      <text:p text:style-name="P7">BDD_Spec: When asked about its origin location<text:span text:style-name="T38">:</text:span></text:p>
      <text:p text:style-name="P8"/>
      <text:p text:style-name="P8">Esta BDD_Spec es mas interesante, ya que vamos a tener dos bloques IT, ademas de otros sustos.</text:p>
      <text:p text:style-name="P8"/>
      <text:p text:style-name="P54">When asked about its origin location</text:p>
      <text:p text:style-name="P54">» It should provide the origin location</text:p>
      <text:p text:style-name="P53">» It should leverage the route specification origin location</text:p>
      <text:p text:style-name="P8"/>
      <text:p text:style-name="P8">En código:</text:p>
      <text:p text:style-name="P8"/>
      <text:p text:style-name="P40"><text:span text:style-name="T8">public</text:span><text:span text:style-name="T15"> </text:span><text:span text:style-name="T8">class</text:span><text:span text:style-name="T15"> </text:span><text:span text:style-name="T25">when_asked_about_its_origin_location</text:span><text:span text:style-name="T15"> : </text:span><text:span text:style-name="T25">concern_for_cargo</text:span></text:p>
      <text:p text:style-name="P45">{</text:p>
      <text:p text:style-name="P35"><text:span text:style-name="T15"><text:s text:c="4"/></text:span><text:span text:style-name="T34">It</text:span><text:span text:style-name="T15"> should_provide_the_origin_location = () =&gt; </text:span></text:p>
      <text:p text:style-name="P35"><text:span text:style-name="T15"><text:s text:c="7"/></text:span><text:span text:style-name="T29">result</text:span><text:span text:style-name="T15">.ShouldEqual(</text:span><text:span text:style-name="T29">the_origin_location</text:span><text:span text:style-name="T15">);</text:span></text:p>
      <text:p text:style-name="P45"/>
      <text:p text:style-name="P35"><text:span text:style-name="T15"><text:s text:c="4"/></text:span><text:span text:style-name="T34">It</text:span><text:span text:style-name="T15"> should_leverage_the_route_specification_origin_location = () =&gt; </text:span></text:p>
      <text:p text:style-name="P35"><text:span text:style-name="T15"><text:s text:c="7"/></text:span><text:span text:style-name="T29">route_specification</text:span><text:span text:style-name="T15">.received(x =&gt; x.</text:span><text:span text:style-name="T29">origin</text:span><text:span text:style-name="T15">());</text:span></text:p>
      <text:p text:style-name="P45"><text:s text:c="4"/>}</text:p>
      <text:p text:style-name="P8"/>
      <text:p text:style-name="P8">A por el código rojo. Esta vez la reacción en cadena es un poco mas profunda:</text:p>
      <text:p text:style-name="P8"/>
      <text:p text:style-name="P40"><text:span text:style-name="T8">public</text:span><text:span text:style-name="T15"> </text:span><text:span text:style-name="T8">class</text:span><text:span text:style-name="T15"> </text:span><text:span text:style-name="T25">when_asked_about_its_origin_location</text:span><text:span text:style-name="T15"> : </text:span><text:span text:style-name="T25">concern_for_cargo</text:span></text:p>
      <text:p text:style-name="P45">{</text:p>
      <text:p text:style-name="P35"><text:span text:style-name="T15"><text:s text:c="4"/></text:span><text:span text:style-name="T34">It</text:span><text:span text:style-name="T15"> should_provide_the_origin_location = () =&gt; </text:span></text:p>
      <text:p text:style-name="P35"><text:span text:style-name="T15"><text:s text:c="7"/>result.</text:span><text:span text:style-name="T29">ShouldEqual</text:span><text:span text:style-name="T15">(the_origin_location);</text:span></text:p>
      <text:p text:style-name="P45"/>
      <text:p text:style-name="P35"><text:span text:style-name="T15"><text:s text:c="4"/></text:span><text:span text:style-name="T34">It</text:span><text:span text:style-name="T15"> should_leverage_the_route_specification_origin_location = () =&gt; </text:span></text:p>
      <text:p text:style-name="P45"><text:s text:c="7"/>route_specification.received(x =&gt; x.origin());</text:p>
      <text:p text:style-name="P45"/>
      <text:p text:style-name="P35"><text:span text:style-name="T15"><text:s text:c="4"/></text:span><text:span text:style-name="T8">static</text:span><text:span text:style-name="T15"> </text:span><text:span text:style-name="T29">ILocation</text:span><text:span text:style-name="T15"> the_origin_location;</text:span></text:p>
      <text:p text:style-name="P35"><text:span text:style-name="T15"><text:s text:c="4"/></text:span><text:span text:style-name="T8">static</text:span><text:span text:style-name="T15"> </text:span><text:span text:style-name="T29">ILo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8"/>
      <text:p text:style-name="P8">Ademas, para poder solucionar la parte relativa a x.origin(), hemos tenido que hacer:</text:p>
      <text:p text:style-name="P8"/>
      <text:p text:style-name="P40"><text:span text:style-name="T8">public</text:span><text:span text:style-name="T15"> </text:span><text:span text:style-name="T8">interface</text:span><text:span text:style-name="T15"> </text:span><text:span text:style-name="T34">IRouteSpecification</text:span></text:p>
      <text:p text:style-name="P45">{</text:p>
      <text:p text:style-name="P35"><text:span text:style-name="T15"><text:s text:c="4"/></text:span><text:span text:style-name="T29">ILocation</text:span><text:span text:style-name="T15"> origin();</text:span></text:p>
      <text:p text:style-name="P45">}</text:p>
      <text:p text:style-name="P8"/>
      <text:p text:style-name="P8">El código grita la necesidad de:</text:p>
      <text:p text:style-name="P8"/>
      <text:p text:style-name="P42"><text:span text:style-name="T6">public</text:span><text:span text:style-name="T14"> </text:span><text:span text:style-name="T6">interface</text:span><text:span text:style-name="T14"> </text:span><text:span text:style-name="T33">ILocation </text:span><text:span text:style-name="T15">{}</text:span></text:p>
      <text:p text:style-name="P8"/>
      <text:p text:style-name="P8">que situamos inmediatamente en su fichero correspondiente y en su namespace adecuado:</text:p>
      <text:p text:style-name="P8"/>
      <text:p text:style-name="P40"><text:span text:style-name="T8">namespace</text:span><text:span text:style-name="T15"> dddsample.domain.model.cargo.aggregate</text:span></text:p>
      <text:p text:style-name="P45">{</text:p>
      <text:p text:style-name="P35"><text:span text:style-name="T15"><text:s text:c="4"/></text:span><text:span text:style-name="T8">public</text:span><text:span text:style-name="T15"> </text:span><text:span text:style-name="T8">interface</text:span><text:span text:style-name="T15"> </text:span><text:span text:style-name="T34">ILocation </text:span><text:span text:style-name="T15">{}</text:span></text:p>
      <text:p text:style-name="P45">}</text:p>
      <text:p text:style-name="P8"/>
      <text:p text:style-name="P8">Con esto arreglamos todo el código rojo.</text:p>
      <text:p text:style-name="P8"/>
      <text:p text:style-name="P8">Continuamos con la causa que va a provocar que todo esto ocurra (bloque BECAUSE), nuestro diseño:</text:p>
      <text:p text:style-name="P8"/>
      <text:p text:style-name="P40"><text:soft-page-break/><text:span text:style-name="T8">public</text:span><text:span text:style-name="T15"> </text:span><text:span text:style-name="T8">class</text:span><text:span text:style-name="T15"> </text:span><text:span text:style-name="T25">when_asked_about_its_origin_location</text:span><text:span text:style-name="T15"> : </text:span><text:span text:style-name="T25">concern_for_cargo</text:span></text:p>
      <text:p text:style-name="P45">{</text:p>
      <text:p text:style-name="P35"><text:span text:style-name="T15"><text:s text:c="4"/></text:span><text:span text:style-name="T34">Because</text:span><text:span text:style-name="T15"> of = () =&gt; result = sut.</text:span><text:span text:style-name="T29">origin_location</text:span><text:span text:style-name="T15">();</text:span></text:p>
      <text:p text:style-name="P45"/>
      <text:p text:style-name="P35"><text:span text:style-name="T15"><text:s text:c="4"/></text:span><text:span text:style-name="T34">It</text:span><text:span text:style-name="T15"> should_provide_the_origin_location = () =&gt; </text:span></text:p>
      <text:p text:style-name="P45"><text:s text:c="7"/>result.ShouldEqual(the_origin_location);</text:p>
      <text:p text:style-name="P45"/>
      <text:p text:style-name="P35"><text:span text:style-name="T15"><text:s text:c="4"/></text:span><text:span text:style-name="T34">It</text:span><text:span text:style-name="T15"> should_leverage_the_route_specification_origin_location = () =&gt; </text:span></text:p>
      <text:p text:style-name="P45"><text:s text:c="7"/>route_specification.received(x =&gt; x.origin());</text:p>
      <text:p text:style-name="P45"/>
      <text:p text:style-name="P35"><text:span text:style-name="T15"><text:s text:c="4"/></text:span><text:span text:style-name="T8">static</text:span><text:span text:style-name="T15"> </text:span><text:span text:style-name="T34">ILocation</text:span><text:span text:style-name="T15"> the_origin_location;</text:span></text:p>
      <text:p text:style-name="P35"><text:span text:style-name="T15"><text:s text:c="4"/></text:span><text:span text:style-name="T8">static</text:span><text:span text:style-name="T15"> </text:span><text:span text:style-name="T34">ILo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8"/>
      <text:p text:style-name="P8">lo que nos obliga a crear el método origin_location() tanto en la interface ICargo como en la clase Cargo (Ver en la BDD_Spec anterior el apartado del ReSharper para automatizar el proceso). Resultado:</text:p>
      <text:p text:style-name="P8"/>
      <text:p text:style-name="P40"><text:span text:style-name="T8">public</text:span><text:span text:style-name="T15"> </text:span><text:span text:style-name="T8">interface</text:span><text:span text:style-name="T15"> </text:span><text:span text:style-name="T34">ICargo</text:span></text:p>
      <text:p text:style-name="P45">{</text:p>
      <text:p text:style-name="P35"><text:span text:style-name="T15"><text:s text:c="4"/></text:span><text:span text:style-name="T34">ITrackingId</text:span><text:span text:style-name="T15"> tracking_id();</text:span></text:p>
      <text:p text:style-name="P35"><text:span text:style-name="T15"><text:s text:c="4"/></text:span><text:span text:style-name="T34">IRouteSpecification</text:span><text:span text:style-name="T15"> route_specification();</text:span></text:p>
      <text:p text:style-name="P35"><text:span text:style-name="T15"><text:s text:c="4"/></text:span><text:span text:style-name="T34">ILocation</text:span><text:span text:style-name="T15"> origin_location();</text:span></text:p>
      <text:p text:style-name="P45">}</text:p>
      <text:p text:style-name="P8"/>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35"><text:span text:style-name="T15"><text:s text:c="4"/></text:span><text:span text:style-name="T8">readonly</text:span><text:span text:style-name="T15"> </text:span><text:span text:style-name="T34">ITrackingId</text:span><text:span text:style-name="T15"> underlying_tracking_id;</text:span></text:p>
      <text:p text:style-name="P35"><text:span text:style-name="T15"><text:s text:c="4"/></text:span><text:span text:style-name="T8">readonly</text:span><text:span text:style-name="T15"> </text:span><text:span text:style-name="T34">IRouteSpecification</text:span><text:span text:style-name="T15"> underlying_route_specification;</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35"><text:span text:style-name="T15"><text:s text:c="8"/></text:span><text:span text:style-name="T8">this</text:span><text:span text:style-name="T15">.underlying_tracking_id = tracking_id;</text:span></text:p>
      <text:p text:style-name="P35"><text:span text:style-name="T15"><text:s text:c="8"/></text:span><text:span text:style-name="T8">this</text:span><text:span text:style-name="T15">.underlying_route_specification = route_specification;</text:span></text:p>
      <text:p text:style-name="P45"><text:s text:c="4"/>}</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35"><text:span text:style-name="T16"><text:s text:c="4"/></text:span><text:span text:style-name="T9">public</text:span><text:span text:style-name="T16"> </text:span><text:span text:style-name="T35">ITrackingId</text:span><text:span text:style-name="T16"> tracking_id()</text:span></text:p>
      <text:p text:style-name="P46"><text:s text:c="4"/>{</text:p>
      <text:p text:style-name="P35"><text:span text:style-name="T16"><text:s text:c="8"/></text:span><text:span text:style-name="T9">return</text:span><text:span text:style-name="T16"> </text:span><text:span text:style-name="T9">this</text:span><text:span text:style-name="T16">.underlying_tracking_id;</text:span></text:p>
      <text:p text:style-name="P46"><text:s text:c="4"/>}</text:p>
      <text:p text:style-name="P46"/>
      <text:p text:style-name="P35"><text:span text:style-name="T16"><text:s text:c="4"/></text:span><text:span text:style-name="T9">public</text:span><text:span text:style-name="T16"> </text:span><text:span text:style-name="T35">IRouteSpecification</text:span><text:span text:style-name="T16"> route_specification()</text:span></text:p>
      <text:p text:style-name="P46"><text:s text:c="4"/>{</text:p>
      <text:p text:style-name="P35"><text:span text:style-name="T16"><text:s text:c="8"/></text:span><text:span text:style-name="T9">return</text:span><text:span text:style-name="T16"> </text:span><text:span text:style-name="T9">this</text:span><text:span text:style-name="T16">.underlying_route_specification;</text:span></text:p>
      <text:p text:style-name="P46"><text:s text:c="4"/>}</text:p>
      <text:p text:style-name="P46"/>
      <text:p text:style-name="P35"><text:span text:style-name="T16"><text:s text:c="4"/></text:span><text:span text:style-name="T9">public</text:span><text:span text:style-name="T16"> </text:span><text:span text:style-name="T35">ILocation</text:span><text:span text:style-name="T16"> origin_location()</text:span></text:p>
      <text:p text:style-name="P46"><text:s text:c="4"/>{</text:p>
      <text:p text:style-name="P35"><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46"><text:s text:c="4"/>}</text:p>
      <text:p text:style-name="P46">}</text:p>
      <text:p text:style-name="P8"/>
      <text:p text:style-name="P8"/>
      <text:p text:style-name="P8">A la hora de establecer el contexto con el bloque ESTABLISH encontramos algunos añadidos (por fin vamos a usar el Rhino.Mocks), como podemos apreciar en la BDD_Spec definitiva:</text:p>
      <text:p text:style-name="P8"/>
      <text:p text:style-name="P40"><text:soft-page-break/><text:span text:style-name="T8">public</text:span><text:span text:style-name="T15"> </text:span><text:span text:style-name="T8">class</text:span><text:span text:style-name="T15"> </text:span><text:span text:style-name="T25">when_asked_about_its_origin_location</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
      <text:p text:style-name="P35"><text:span text:style-name="T15"><text:s text:c="8"/>the_origin_location = an&lt;</text:span><text:span text:style-name="T34">ILocation</text:span><text:span text:style-name="T15">&gt;();</text:span></text:p>
      <text:p text:style-name="P45"><text:s text:c="8"/>route_specification</text:p>
      <text:p text:style-name="P45"><text:s text:c="12"/>.Stub(x =&gt; x.origin())</text:p>
      <text:p text:style-name="P45"><text:s text:c="12"/>.Return(the_origin_location);</text:p>
      <text:p text:style-name="P45"><text:s text:c="4"/>};</text:p>
      <text:p text:style-name="P45"/>
      <text:p text:style-name="P35"><text:span text:style-name="T15"><text:s text:c="4"/></text:span><text:span text:style-name="T34">Because</text:span><text:span text:style-name="T15"> of = () =&gt; result = sut.origin_location();</text:span></text:p>
      <text:p text:style-name="P45"/>
      <text:p text:style-name="P35"><text:span text:style-name="T15"><text:s text:c="4"/></text:span><text:span text:style-name="T34">It</text:span><text:span text:style-name="T15"> should_provide_the_origin_location = () =&gt; </text:span></text:p>
      <text:p text:style-name="P45"><text:s text:c="7"/>result.ShouldEqual(the_origin_location);</text:p>
      <text:p text:style-name="P45"/>
      <text:p text:style-name="P35"><text:span text:style-name="T15"><text:s text:c="4"/></text:span><text:span text:style-name="T34">It</text:span><text:span text:style-name="T15"> should_leverage_the_route_specification_origin_location = () =&gt; </text:span></text:p>
      <text:p text:style-name="P45"><text:s text:c="7"/>route_specification.received(x =&gt; x.origin());</text:p>
      <text:p text:style-name="P45"/>
      <text:p text:style-name="P35"><text:span text:style-name="T15"><text:s text:c="4"/></text:span><text:span text:style-name="T8">static</text:span><text:span text:style-name="T15"> </text:span><text:span text:style-name="T34">ILocation</text:span><text:span text:style-name="T15"> the_origin_location;</text:span></text:p>
      <text:p text:style-name="P35"><text:span text:style-name="T15"><text:s text:c="4"/></text:span><text:span text:style-name="T8">static</text:span><text:span text:style-name="T15"> </text:span><text:span text:style-name="T34">ILo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35"><text:span text:style-name="T15"><text:s text:c="4"/></text:span><text:span text:style-name="T8">static</text:span><text:span text:style-name="T15"> </text:span><text:span text:style-name="T34">ITrackingId</text:span><text:span text:style-name="T15"> tracking_id;</text:span></text:p>
      <text:p text:style-name="P45">}</text:p>
      <text:p text:style-name="P8"/>
      <text:p text:style-name="P8">Al igual que en las dos BDD_Specs anteriores, definimos los argumentos que serán inyectados al constructor del SUT. Pero ademas usamos route_specification como un Mock al establecer que esperamos una llamada al método origin() y que cuando esta se produzca debemos devolver el recién creado FAKE the_origin_location:</text:p>
      <text:p text:style-name="P8"/>
      <text:p text:style-name="P45">route_specification</text:p>
      <text:p text:style-name="P45"><text:s text:c="4"/>.Stub(x =&gt; x.origin())</text:p>
      <text:p text:style-name="P48"><text:s text:c="4"/>.Return(the_origin_location);</text:p>
      <text:p text:style-name="P8"/>
      <text:p text:style-name="P8">donde:</text:p>
      <text:p text:style-name="P8"/>
      <text:p text:style-name="P41"><text:span text:style-name="T15">the_origin_location = an&lt;</text:span><text:span text:style-name="T34">ILocation</text:span><text:span text:style-name="T15">&gt;();</text:span></text:p>
      <text:p text:style-name="P8"/>
      <text:p text:style-name="P8">Ahora es el momento de volver a hablar de:</text:p>
      <text:p text:style-name="P8"/>
      <text:p text:style-name="P35"><text:span text:style-name="T34">It</text:span><text:span text:style-name="T15"> should_leverage_the_route_specification_origin_location = () =&gt; </text:span></text:p>
      <text:p text:style-name="P48"><text:s text:c="3"/>route_specification.received(x =&gt; x.origin());</text:p>
      <text:p text:style-name="P8"/>
      <text:p text:style-name="P8">ya que estamos estableciendo como condicion de que "should leverage the route specification origin location" (algo así como "debería delegar en route_specification.origin"), que se produzca esa llamada:</text:p>
      <text:p text:style-name="P8"/>
      <text:p text:style-name="P48">route_specification.received(x =&gt; x.origin());</text:p>
      <text:p text:style-name="P8"/>
      <text:p text:style-name="P8">Corremos los dos tests que fallan porque no están implementados:</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text:soft-page-break/>» should provide the origin location (FAIL)</text:p>
      <text:p text:style-name="P54">» should leverage the route specification<text:span text:style-name="T43"> origin location</text:span> (FAIL)</text:p>
      <text:p text:style-name="P54"/>
      <text:p text:style-name="P54"/>
      <text:p text:style-name="P54">Test 'should provide the origin location' failed:</text:p>
      <text:p text:style-name="P54"><text:tab/>System.Reflection.TargetInvocationException: Exception has been thrown by the target of an invocation. ---&gt; System.NotImplementedException: The method or operation is not implemented.</text:p>
      <text:p text:style-name="P54"><text:tab/>domain\model\cargo.aggregate\Cargo.cs(34,0): at dddsample.domain.model.cargo.aggregate.Cargo.origin_location()</text:p>
      <text:p text:style-name="P54"><text:tab/>domain\model\cargo.aggregate\CargoSpecs.cs(57,0): at dddsample.specs.domain.model.cargo.aggregate.when_asked_about_its_origin_location.&lt;.ctor&gt;b__2()</text:p>
      <text:p text:style-name="P54"><text:tab/> <text:s text:c="2"/>--- End of inner exception stack trace ---</text:p>
      <text:p text:style-name="P54"><text:tab/>at System.RuntimeMethodHandle._InvokeMethodFast(IRuntimeMethodInfo method, Object target, Object[] arguments, SignatureStruct&amp; sig, MethodAttributes methodAttributes, RuntimeType typeOwner)</text:p>
      <text:p text:style-name="P54"><text:tab/>at System.RuntimeMethodHandle.InvokeMethodFast(IRuntimeMethodInfo method, Object target, Object[] arguments, Signature sig, MethodAttributes methodAttributes, RuntimeType typeOwner)</text:p>
      <text:p text:style-name="P54"><text:tab/>at System.Reflection.RuntimeMethodInfo.Invoke(Object obj, BindingFlags invokeAttr, Binder binder, Object[] parameters, CultureInfo culture, Boolean skipVisibilityChecks)</text:p>
      <text:p text:style-name="P54"><text:tab/>at System.Delegate.DynamicInvokeImpl(Object[] args)</text:p>
      <text:p text:style-name="P54"><text:tab/>at System.Delegate.DynamicInvoke(Object[] args)</text:p>
      <text:p text:style-name="P54"><text:tab/>at Machine.Specifications.Utility.RandomExtensionMethods.&lt;InvokeAll&gt;b__1(Delegate item)</text:p>
      <text:p text:style-name="P54"><text:tab/>at Machine.Specifications.Utility.RandomExtensionMethods.Each[T](IEnumerable`1 enumerable, Action`1 action)</text:p>
      <text:p text:style-name="P54"><text:tab/>at Machine.Specifications.Utility.RandomExtensionMethods.InvokeAll(IEnumerable`1 actions)</text:p>
      <text:p text:style-name="P54"><text:tab/>at Machine.Specifications.Utility.RandomExtensionMethods.InvokeAll(IEnumerable`1 becauseActions)</text:p>
      <text:p text:style-name="P54"><text:tab/>at Machine.Specifications.Model.Context.EstablishContext()</text:p>
      <text:p text:style-name="P54"/>
      <text:p text:style-name="P54">Test 'should leverage the route specification<text:span text:style-name="T43"> origin location</text:span>' failed:</text:p>
      <text:p text:style-name="P54"><text:tab/>System.Reflection.TargetInvocationException: Exception has been thrown by the target of an invocation. ---&gt; System.NotImplementedException: The method or operation is not implemented.</text:p>
      <text:p text:style-name="P54"><text:tab/>domain\model\cargo.aggregate\Cargo.cs(34,0): at dddsample.domain.model.cargo.aggregate.Cargo.origin_location()</text:p>
      <text:p text:style-name="P54"><text:tab/>domain\model\cargo.aggregate\CargoSpecs.cs(57,0): at dddsample.specs.domain.model.cargo.aggregate.when_asked_about_its_origin_location.&lt;.ctor&gt;b__2()</text:p>
      <text:p text:style-name="P54"><text:tab/> <text:s text:c="2"/>--- End of inner exception stack trace ---</text:p>
      <text:p text:style-name="P54"><text:tab/>at System.RuntimeMethodHandle._InvokeMethodFast(IRuntimeMethodInfo method, Object target, Object[] arguments, SignatureStruct&amp; sig, MethodAttributes methodAttributes, RuntimeType typeOwner)</text:p>
      <text:p text:style-name="P54"><text:tab/>at System.RuntimeMethodHandle.InvokeMethodFast(IRuntimeMethodInfo method, Object target, Object[] arguments, Signature sig, MethodAttributes methodAttributes, RuntimeType typeOwner)</text:p>
      <text:p text:style-name="P54"><text:tab/>at System.Reflection.RuntimeMethodInfo.Invoke(Object obj, BindingFlags invokeAttr, Binder binder, Object[] parameters, CultureInfo culture, Boolean skipVisibilityChecks)</text:p>
      <text:p text:style-name="P54"><text:tab/>at System.Delegate.DynamicInvokeImpl(Object[] args)</text:p>
      <text:p text:style-name="P54"><text:tab/>at System.Delegate.DynamicInvoke(Object[] args)</text:p>
      <text:p text:style-name="P54"><text:tab/>at Machine.Specifications.Utility.RandomExtensionMethods.&lt;InvokeAll&gt;b__1(Delegate item)</text:p>
      <text:p text:style-name="P54"><text:tab/>at Machine.Specifications.Utility.RandomExtensionMethods.Each[T](IEnumerable`1 enumerable, Action`1 action)</text:p>
      <text:p text:style-name="P54"><text:tab/>at Machine.Specifications.Utility.RandomExtensionMethods.InvokeAll(IEnumerable`1 actions)</text:p>
      <text:p text:style-name="P54"><text:tab/>at Machine.Specifications.Utility.RandomExtensionMethods.InvokeAll(IEnumerable`1 becauseActions)</text:p>
      <text:p text:style-name="P54"><text:tab/>at Machine.Specifications.Model.Context.EstablishContext()</text:p>
      <text:p text:style-name="P54"/>
      <text:p text:style-name="P54">2 passed, 2 failed, 0 skipped, took 2,22 seconds (Machine.Specifications 0.3.0).</text:p>
      <text:p text:style-name="P8"><text:soft-page-break/></text:p>
      <text:p text:style-name="P8"/>
      <text:p text:style-name="P8">Vamos primero con el segundo bloque IT:</text:p>
      <text:p text:style-name="P8"/>
      <text:p text:style-name="P35"><text:span text:style-name="T34">It</text:span><text:span text:style-name="T15"> should_leverage_the_route_specification_origin_location = () =&gt; </text:span></text:p>
      <text:p text:style-name="P48"><text:s text:c="3"/>route_specification.received(x =&gt; x.origin());</text:p>
      <text:p text:style-name="P8"/>
      <text:p text:style-name="P8">Para que pase necesitamos que ocurra lo siguiente (hemos eliminado la parte del código que no se refiere a esta BDD_Spec y solo enturbia el argumento):</text:p>
      <text:p text:style-name="P8"/>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35"><text:span text:style-name="T15"><text:s text:c="4"/></text:span><text:span text:style-name="T8">readonly</text:span><text:span text:style-name="T15"> </text:span><text:span text:style-name="T34">ITrackingId</text:span><text:span text:style-name="T15"> underlying_tracking_id;</text:span></text:p>
      <text:p text:style-name="P35"><text:span text:style-name="T15"><text:s text:c="4"/></text:span><text:span text:style-name="T8">readonly</text:span><text:span text:style-name="T15"> </text:span><text:span text:style-name="T34">IRouteSpecification</text:span><text:span text:style-name="T15"> underlying_route_specification;</text:span></text:p>
      <text:p text:style-name="P45"><text:s text:c="4"/></text:p>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35"><text:span text:style-name="T15"><text:s text:c="8"/></text:span><text:span text:style-name="T8">this</text:span><text:span text:style-name="T15">.underlying_tracking_id = tracking_id;</text:span></text:p>
      <text:p text:style-name="P35"><text:span text:style-name="T15"><text:s text:c="8"/></text:span><text:span text:style-name="T8">this</text:span><text:span text:style-name="T15">.underlying_route_specification = route_specification;</text:span></text:p>
      <text:p text:style-name="P45"><text:s text:c="8"/>route_specification.origin();</text:p>
      <text:p text:style-name="P45"><text:s text:c="4"/>}</text:p>
      <text:p text:style-name="P45"/>
      <text:p text:style-name="P45"><text:s text:c="4"/>(....)</text:p>
      <text:p text:style-name="P45"/>
      <text:p text:style-name="P35"><text:span text:style-name="T15"><text:s text:c="4"/></text:span><text:span text:style-name="T9">public</text:span><text:span text:style-name="T16"> </text:span><text:span text:style-name="T35">ILocation</text:span><text:span text:style-name="T16"> origin_location()</text:span></text:p>
      <text:p text:style-name="P46"><text:s text:c="4"/>{</text:p>
      <text:p text:style-name="P35"><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46"><text:s text:c="4"/>}</text:p>
      <text:p text:style-name="P46">}</text:p>
      <text:p text:style-name="P8"/>
      <text:p text:style-name="P8">la parte que hace que el test pase es la del constructor:</text:p>
      <text:p text:style-name="P8"/>
      <text:p text:style-name="P48">route_specification.origin();</text:p>
      <text:p text:style-name="P8"><text:s/></text:p>
      <text:p text:style-name="P8">Con eso solo, debería pasar, pero no lo hace, ya que, inteligentemente, nos sigue dando el mismo error:</text:p>
      <text:p text:style-name="P8"/>
      <text:p text:style-name="P52">Test 'should leverage the route specification origin location' failed:</text:p>
      <text:p text:style-name="P54"><text:tab/>System.Reflection.TargetInvocationException: Exception has been thrown by the target of an invocation. ---&gt; System.NotImplementedException: The method or operation is not implemented.</text:p>
      <text:p text:style-name="P8"><text:s/></text:p>
      <text:p text:style-name="P8">Y lo curioso es que es cierto. Aunque el requisito se cumple, el método invocado en el bloque BECAUSE:</text:p>
      <text:p text:style-name="P8"/>
      <text:p text:style-name="P41"><text:span text:style-name="T34">Because</text:span><text:span text:style-name="T15"> of = () =&gt; result = sut.origin_location();</text:span></text:p>
      <text:p text:style-name="P8"/>
      <text:p text:style-name="P8">sigue lanzando una excepción:</text:p>
      <text:p text:style-name="P8"/>
      <text:p text:style-name="P35"><text:span text:style-name="T9">public</text:span><text:span text:style-name="T16"> </text:span><text:span text:style-name="T35">ILocation</text:span><text:span text:style-name="T16"> origin_location()</text:span></text:p>
      <text:p text:style-name="P46">{</text:p>
      <text:p text:style-name="P35"><text:span text:style-name="T16"><text:s text:c="4"/></text:span><text:span text:style-name="T9">throw</text:span><text:span text:style-name="T16"> </text:span><text:span text:style-name="T9">new</text:span><text:span text:style-name="T16"> </text:span><text:span text:style-name="T37">NotImplementedException</text:span><text:span text:style-name="T16">();</text:span></text:p>
      <text:p text:style-name="P49">}</text:p>
      <text:p text:style-name="P8"/>
      <text:p text:style-name="P8">¿Y como podemos comprobar que esto que digo es verdad?</text:p>
      <text:p text:style-name="P8"/>
      <text:p text:style-name="P8">Muy fácil, necesitamos que origin_location() devuelva un valor valido y no una excepción, pero no tiene porque ser EL valor que buscamos. Es decir:</text:p>
      <text:p text:style-name="P8"/>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45"><text:s text:c="4"/>(....)</text:p>
      <text:p text:style-name="P45"><text:soft-page-break/></text:p>
      <text:p text:style-name="P35"><text:span text:style-name="T15"><text:s text:c="4"/></text:span><text:span text:style-name="T8">readonly</text:span><text:span text:style-name="T15"> </text:span><text:span text:style-name="T34">ILocation</text:span><text:span text:style-name="T15"> any_origin_location;</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35"><text:span text:style-name="T15"><text:s text:c="8"/></text:span><text:span text:style-name="T8">this</text:span><text:span text:style-name="T15">.underlying_tracking_id = tracking_id;</text:span></text:p>
      <text:p text:style-name="P35"><text:span text:style-name="T15"><text:s text:c="8"/></text:span><text:span text:style-name="T8">this</text:span><text:span text:style-name="T15">.underlying_route_specification = route_specification;</text:span></text:p>
      <text:p text:style-name="P45"><text:s text:c="8"/>route_specification.origin();</text:p>
      <text:p text:style-name="P45"><text:s text:c="4"/>}</text:p>
      <text:p text:style-name="P45"/>
      <text:p text:style-name="P45"><text:s text:c="4"/>(....)</text:p>
      <text:p text:style-name="P46"/>
      <text:p text:style-name="P35"><text:span text:style-name="T16"><text:s text:c="4"/></text:span><text:span text:style-name="T9">public</text:span><text:span text:style-name="T16"> </text:span><text:span text:style-name="T35">ILocation</text:span><text:span text:style-name="T16"> origin_location()</text:span></text:p>
      <text:p text:style-name="P46"><text:s text:c="4"/>{</text:p>
      <text:p text:style-name="P35"><text:span text:style-name="T16"><text:s text:c="8"/></text:span><text:span text:style-name="T9">return</text:span><text:span text:style-name="T16"> </text:span><text:span text:style-name="T9">this</text:span><text:span text:style-name="T16">.any_origin_location;</text:span></text:p>
      <text:p text:style-name="P46"><text:s text:c="4"/>}</text:p>
      <text:p text:style-name="P46">}</text:p>
      <text:p text:style-name="P8"/>
      <text:p text:style-name="P8"/>
      <text:p text:style-name="P8">Es decir, creamos un ILocation llamado any_origin_location, al que no le asignamos valor alguno, simplemente no da los medios para "engañar" al método origin_location() y proveerle a la salida un tipo valido, evitando tener que lanzar una excepción:</text:p>
      <text:p text:style-name="P8"/>
      <text:p text:style-name="P35"><text:span text:style-name="T9">public</text:span><text:span text:style-name="T16"> </text:span><text:span text:style-name="T35">ILocation</text:span><text:span text:style-name="T16"> origin_location()</text:span></text:p>
      <text:p text:style-name="P46">{</text:p>
      <text:p text:style-name="P35"><text:span text:style-name="T16"><text:s text:c="4"/></text:span><text:span text:style-name="T9">return</text:span><text:span text:style-name="T16"> </text:span><text:span text:style-name="T9">this</text:span><text:span text:style-name="T16">.any_origin_location;</text:span></text:p>
      <text:p text:style-name="P49">}</text:p>
      <text:p text:style-name="P8"/>
      <text:p text:style-name="P8">Es importante fijarse que en el constructor NO ASIGNAMOS el valor devuelto por route_specification.origin():</text:p>
      <text:p text:style-name="P8"/>
      <text:p text:style-name="P35"><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p>
      <text:p text:style-name="P35"><text:span text:style-name="T15"><text:s text:c="4"/></text:span><text:span text:style-name="T14">(....)</text:span></text:p>
      <text:p text:style-name="P45"><text:s text:c="4"/>route_specification.origin();</text:p>
      <text:p text:style-name="P45">}<text:span text:style-name="T43"> <text:s text:c="3"/></text:span></text:p>
      <text:p text:style-name="P8"/>
      <text:p text:style-name="P8">Corremos el test ahora y obtenemos:</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 (FAIL)</text:p>
      <text:p text:style-name="P54">» should leverage the route specification<text:span text:style-name="T43"> origin location</text:span></text:p>
      <text:p text:style-name="P54"/>
      <text:p text:style-name="P54"/>
      <text:p text:style-name="P54">Test 'should provide the origin location' failed:</text:p>
      <text:p text:style-name="P54"><text:tab/>Machine.Specifications.SpecificationException: Should equal ILocationProxy81c2704787ff43dc8a8ab67018e80010 but is [null]</text:p>
      <text:p text:style-name="P54"><text:tab/>at Machine.Specifications.ShouldExtensionMethods.ShouldEqual[T](T actual, T expected)</text:p>
      <text:p text:style-name="P54"><text:tab/>domain\model\cargo.aggregate\CargoSpecs.cs(60,0): at dddsample.specs.domain.model.cargo.aggregate.when_asked_about_its_origin_location.&lt;.ctor&gt;b__3()</text:p>
      <text:p text:style-name="P54"><text:tab/>at Machine.Specifications.Model.Specification.InvokeSpecificationField()</text:p>
      <text:p text:style-name="P54"><text:tab/>at Machine.Specifications.Model.Specification.Verify()</text:p>
      <text:p text:style-name="P54"/>
      <text:p text:style-name="P54">3 passed, 1 failed, 0 skipped, took 0,85 seconds (Machine.Specifications 0.3.0).</text:p>
      <text:p text:style-name="P8"><text:soft-page-break/></text:p>
      <text:p text:style-name="P8">Así que podemos dar por zanjada y probada la cuestión que planteaba anteriormente.</text:p>
      <text:p text:style-name="P8"/>
      <text:p text:style-name="P8">Vamos ahora con el test que falla que corresponde al bloque IT:</text:p>
      <text:p text:style-name="P8"/>
      <text:p text:style-name="P35"><text:span text:style-name="T34">It</text:span><text:span text:style-name="T15"> should_provide_the_origin_location = () =&gt; </text:span></text:p>
      <text:p text:style-name="P48"><text:s text:c="3"/>result.ShouldEqual(the_origin_location);</text:p>
      <text:p text:style-name="P8"/>
      <text:p text:style-name="P8">y que a estas alturas ya deberíamos estar hartos de ver, ya que es equivalente a los de las dos BDD_Specs anteriores. Lo realmente interesante es ver la razón por la que falla:</text:p>
      <text:p text:style-name="P8"/>
      <text:p text:style-name="P54">Test 'should provide the origin location' failed:</text:p>
      <text:p text:style-name="P54"><text:tab/>Machine.Specifications.SpecificationException: Should equal ILocationProxy81c2704787ff43dc8a8ab67018e80010 but is [null]</text:p>
      <text:p text:style-name="P8"/>
      <text:p text:style-name="P8">Ya no es la consabida</text:p>
      <text:p text:style-name="P8"/>
      <text:p text:style-name="P53">The method or operation is not implemented.</text:p>
      <text:p text:style-name="P8"/>
      <text:p text:style-name="P8">Ahora nos dice que esperaba un valor concreto:</text:p>
      <text:p text:style-name="P8"/>
      <text:p text:style-name="P53">ILocationProxy81c2704787ff43dc8a8ab67018e80010</text:p>
      <text:p text:style-name="P8"/>
      <text:p text:style-name="P8">(no hay que asustarse por ese valor, ya que, es el resultado de como funciona internamente Rhino.Mocks) pero recibe otro distinto:</text:p>
      <text:p text:style-name="P8"/>
      <text:p text:style-name="P53">[null]</text:p>
      <text:p text:style-name="P8"/>
      <text:p text:style-name="P8">Y eso es justo lo que cabria esperar, ya que recordemos que estamos "engañando" al método origin_location(), enviándole el tipo correcto pero en realidad le estamos asignando "null" y eso precisamente es lo que nos esta diciendo el error del test:</text:p>
      <text:p text:style-name="P8"/>
      <text:p text:style-name="P8">"<text:span text:style-name="T2">hay algo que va mal ya que esperaba un valor concreto, tan concreto como esta monstruosidad, ILocationProxy81c2704787ff43dc8a8ab67018e80010, pero en realidad me estas enviando un NULL.</text:span>"</text:p>
      <text:p text:style-name="P8"/>
      <text:p text:style-name="P8">El problema ya sabemos donde esta, de hecho es tan sencillo hacer pasar el test como:</text:p>
      <text:p text:style-name="P8"/>
      <text:p text:style-name="P35"><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p>
      <text:p text:style-name="P35"><text:span text:style-name="T15"><text:s text:c="4"/></text:span><text:span text:style-name="T14">(....)</text:span></text:p>
      <text:p text:style-name="P45"><text:s text:c="4"/>any_origin_location = route_specification.origin();</text:p>
      <text:p text:style-name="P48">}</text:p>
      <text:p text:style-name="P8"/>
      <text:p text:style-name="P8">Ya lo hemos hecho en las BDD_Specs anteriores.</text:p>
      <text:p text:style-name="P8"/>
      <text:p text:style-name="P8">Lo importante aquí es suponer los siguiente. Imaginemos que hemos escrito este código:</text:p>
      <text:p text:style-name="P8"/>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45"><text:s text:c="4"/>(....)</text:p>
      <text:p text:style-name="P35"><text:span text:style-name="T15"><text:s text:c="4"/></text:span><text:span text:style-name="T8">readonly</text:span><text:span text:style-name="T15"> </text:span><text:span text:style-name="T34">ILocation</text:span><text:span text:style-name="T15"> underlying_origin_location;</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45"><text:s text:c="8"/>(....)</text:p>
      <text:p text:style-name="P45"><text:s text:c="8"/>route_specification.origin();</text:p>
      <text:p text:style-name="P45"><text:s text:c="4"/>}</text:p>
      <text:p text:style-name="P45"/>
      <text:p text:style-name="P45"><text:s text:c="4"/>(....)</text:p>
      <text:p text:style-name="P46"/>
      <text:p text:style-name="P35"><text:span text:style-name="T16"><text:s text:c="4"/></text:span><text:span text:style-name="T9">public</text:span><text:span text:style-name="T16"> </text:span><text:span text:style-name="T35">ILocation</text:span><text:span text:style-name="T16"> origin_location()</text:span></text:p>
      <text:p text:style-name="P45"><text:soft-page-break/><text:s text:c="4"/>{</text:p>
      <text:p text:style-name="P35"><text:span text:style-name="T15"><text:s text:c="8"/></text:span><text:span text:style-name="T8">return</text:span><text:span text:style-name="T15"> </text:span><text:span text:style-name="T8">this</text:span><text:span text:style-name="T15">.underlying_origin_location;</text:span></text:p>
      <text:p text:style-name="P45"><text:s text:c="4"/>}</text:p>
      <text:p text:style-name="P46">}</text:p>
      <text:p text:style-name="P8"/>
      <text:p text:style-name="P8">Si hubiésemos escrito ese código, si que tiene toda la pinta de que estamos cometiendo un error que no deseábamos que ocurriese, ya que, aunque el código sea el mismo que cuando engañábamos al método route_specification(), ahora el nombre que le damos al campo (field) encargado de guardar el punto de origen ("origin location") revela la intencion de que QUERIAMOS haberle asignado ese valor y no devolver un NULL.</text:p>
      <text:p text:style-name="P8"/>
      <text:p text:style-name="P8">Lo bueno de todo esto es que "estamos cubiertos". Es decir, si cometemos algún error, por muy tonto que sea, vamos a "estar cubiertos" y en algún punto fallara nuestra suite de BDD_Specs.</text:p>
      <text:p text:style-name="P8"/>
      <text:p text:style-name="P8">Lo que probablemente estábamos intentando escribir era (atención a la diferencia en el constructor):</text:p>
      <text:p text:style-name="P8"/>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45"><text:s text:c="4"/>(....)</text:p>
      <text:p text:style-name="P35"><text:span text:style-name="T15"><text:s text:c="4"/></text:span><text:span text:style-name="T8">readonly</text:span><text:span text:style-name="T15"> </text:span><text:span text:style-name="T34">ILocation</text:span><text:span text:style-name="T15"> underlying_origin_location;</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45"><text:s text:c="8"/>(....)</text:p>
      <text:p text:style-name="P55"><text:span text:style-name="T18"><text:s text:c="8"/></text:span><text:span text:style-name="T11">this</text:span><text:span text:style-name="T18">.underlying_origin_location = route_specification.origin();</text:span></text:p>
      <text:p text:style-name="P45"><text:s text:c="4"/>}</text:p>
      <text:p text:style-name="P45"/>
      <text:p text:style-name="P45"><text:s text:c="4"/>(....)</text:p>
      <text:p text:style-name="P46"/>
      <text:p text:style-name="P35"><text:span text:style-name="T16"><text:s text:c="4"/></text:span><text:span text:style-name="T9">public</text:span><text:span text:style-name="T16"> </text:span><text:span text:style-name="T35">ILocation</text:span><text:span text:style-name="T16"> origin_location()</text:span></text:p>
      <text:p text:style-name="P45"><text:s text:c="4"/>{</text:p>
      <text:p text:style-name="P35"><text:span text:style-name="T15"><text:s text:c="8"/></text:span><text:span text:style-name="T8">return</text:span><text:span text:style-name="T15"> </text:span><text:span text:style-name="T8">this</text:span><text:span text:style-name="T15">.underlying_origin_location;</text:span></text:p>
      <text:p text:style-name="P45"><text:s text:c="4"/>}</text:p>
      <text:p text:style-name="P49">}</text:p>
      <text:p text:style-name="P8"/>
      <text:p text:style-name="P8">que si pasa el test:</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text:span text:style-name="T43"> origin location</text:span></text:p>
      <text:p text:style-name="P54"/>
      <text:p text:style-name="P54"/>
      <text:p text:style-name="P54">4 passed, 0 failed, 0 skipped, took 0,92 seconds (Machine.Specifications 0.3.0).</text:p>
      <text:p text:style-name="P8"/>
      <text:p text:style-name="P8">Nuestra clase Cargo (nuestro DDD_Aggregate_Root Cargo) quedaría así, por lo tanto:</text:p>
      <text:p text:style-name="P8"/>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35"><text:span text:style-name="T15"><text:s text:c="4"/></text:span><text:span text:style-name="T8">readonly</text:span><text:span text:style-name="T15"> </text:span><text:span text:style-name="T34">ITrackingId</text:span><text:span text:style-name="T15"> underlying_tracking_id;</text:span></text:p>
      <text:p text:style-name="P35"><text:span text:style-name="T15"><text:s text:c="4"/></text:span><text:span text:style-name="T8">readonly</text:span><text:span text:style-name="T15"> </text:span><text:span text:style-name="T34">IRouteSpecification</text:span><text:span text:style-name="T15"> underlying_route_specification;</text:span></text:p>
      <text:p text:style-name="P35"><text:span text:style-name="T15"><text:s text:c="4"/></text:span><text:span text:style-name="T8">readonly</text:span><text:span text:style-name="T15"> </text:span><text:span text:style-name="T34">ILocation</text:span><text:span text:style-name="T15"> underlying_origin_location;</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oft-page-break/><text:s text:c="4"/>{</text:p>
      <text:p text:style-name="P35"><text:span text:style-name="T15"><text:s text:c="8"/></text:span><text:span text:style-name="T8">this</text:span><text:span text:style-name="T15">.underlying_tracking_id = tracking_id;</text:span></text:p>
      <text:p text:style-name="P35"><text:span text:style-name="T15"><text:s text:c="8"/></text:span><text:span text:style-name="T8">this</text:span><text:span text:style-name="T15">.underlying_route_specification = route_specification;</text:span></text:p>
      <text:p text:style-name="P35"><text:span text:style-name="T15"><text:s text:c="8"/></text:span><text:span text:style-name="T8">this</text:span><text:span text:style-name="T15">.underlying_origin_location = route_specification.origin();</text:span></text:p>
      <text:p text:style-name="P45"><text:s text:c="4"/>}</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35"><text:span text:style-name="T16"><text:s text:c="4"/></text:span><text:span text:style-name="T9">public</text:span><text:span text:style-name="T16"> </text:span><text:span text:style-name="T35">ITrackingId</text:span><text:span text:style-name="T16"> tracking_id()</text:span></text:p>
      <text:p text:style-name="P46"><text:s text:c="4"/>{</text:p>
      <text:p text:style-name="P35"><text:span text:style-name="T16"><text:s text:c="8"/></text:span><text:span text:style-name="T9">return</text:span><text:span text:style-name="T16"> </text:span><text:span text:style-name="T9">this</text:span><text:span text:style-name="T16">.underlying_tracking_id;</text:span></text:p>
      <text:p text:style-name="P46"><text:s text:c="4"/>}</text:p>
      <text:p text:style-name="P46"/>
      <text:p text:style-name="P35"><text:span text:style-name="T16"><text:s text:c="4"/></text:span><text:span text:style-name="T9">public</text:span><text:span text:style-name="T16"> </text:span><text:span text:style-name="T35">IRouteSpecification</text:span><text:span text:style-name="T16"> route_specification()</text:span></text:p>
      <text:p text:style-name="P46"><text:s text:c="4"/>{</text:p>
      <text:p text:style-name="P35"><text:span text:style-name="T16"><text:s text:c="8"/></text:span><text:span text:style-name="T9">return</text:span><text:span text:style-name="T16"> </text:span><text:span text:style-name="T9">this</text:span><text:span text:style-name="T16">.underlying_route_specification;</text:span></text:p>
      <text:p text:style-name="P46"><text:s text:c="4"/>}</text:p>
      <text:p text:style-name="P46"/>
      <text:p text:style-name="P35"><text:span text:style-name="T16"><text:s text:c="4"/></text:span><text:span text:style-name="T9">public</text:span><text:span text:style-name="T16"> </text:span><text:span text:style-name="T35">ILocation</text:span><text:span text:style-name="T16"> origin_location()</text:span></text:p>
      <text:p text:style-name="P46"><text:s text:c="4"/>{</text:p>
      <text:p text:style-name="P35"><text:span text:style-name="T16"><text:s text:c="8"/></text:span><text:span text:style-name="T9">return</text:span><text:span text:style-name="T16"> </text:span><text:span text:style-name="T9">this</text:span><text:span text:style-name="T16">.underlying_origin_location;</text:span></text:p>
      <text:p text:style-name="P46"><text:s text:c="4"/>}</text:p>
      <text:p text:style-name="P46">}</text:p>
      <text:p text:style-name="P8"/>
      <text:p text:style-name="P8">Estamos listos para empaquetarlo todo y mandarlo a github.</text:p>
      <text:p text:style-name="P8"/>
      <text:p text:style-name="P8"><text:span text:style-name="T3">BDD_Spec: When comparing the cargo identity</text:span>: </text:p>
      <text:p text:style-name="P8"/>
      <text:p text:style-name="P8">Parece un buen momento para eliminar ese:</text:p>
      <text:p text:style-name="P8"/>
      <text:p text:style-name="P41"><text:span text:style-name="T8">throw</text:span><text:span text:style-name="T15"> </text:span><text:span text:style-name="T8">new</text:span><text:span text:style-name="T15"> </text:span><text:span text:style-name="T37">NotImplementedException</text:span><text:span text:style-name="T16">();</text:span></text:p>
      <text:p text:style-name="P8"/>
      <text:p text:style-name="P8">del método:</text:p>
      <text:p text:style-name="P8"/>
      <text:p text:style-name="P41"><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8"/>
      <text:p text:style-name="P8">Así que vamos con esa BDD_Spec:</text:p>
      <text:p text:style-name="P8"/>
      <text:p text:style-name="P54">When comparing the cargo identity</text:p>
      <text:p text:style-name="P53">» It should leverage the tracking identity collaborator</text:p>
      <text:p text:style-name="P8"/>
      <text:p text:style-name="P8">que en código seria:</text:p>
      <text:p text:style-name="P8"/>
      <text:p text:style-name="P40"><text:span text:style-name="T8">public</text:span><text:span text:style-name="T15"> </text:span><text:span text:style-name="T8">class</text:span><text:span text:style-name="T15"> </text:span><text:span text:style-name="T25">when_comparing_the_cargo_identity</text:span><text:span text:style-name="T15"> : </text:span><text:span text:style-name="T25">concern_for_cargo</text:span></text:p>
      <text:p text:style-name="P45">{</text:p>
      <text:p text:style-name="P35"><text:span text:style-name="T15"><text:s text:c="4"/></text:span><text:span text:style-name="T34">It</text:span><text:span text:style-name="T15"> should_leverage_the_tracking_identity_collaborator = () =&gt; </text:span></text:p>
      <text:p text:style-name="P35"><text:span text:style-name="T15"><text:s text:c="7"/></text:span><text:span text:style-name="T29">tracking_id</text:span><text:span text:style-name="T15">.received(</text:span></text:p>
      <text:p text:style-name="P35"><text:span text:style-name="T15"><text:s text:c="10"/>x =&gt; x.</text:span><text:span text:style-name="T29">has_the_same_value_as</text:span><text:span text:style-name="T15">(</text:span><text:span text:style-name="T29">the_to_compare_cargo</text:span><text:span text:style-name="T15">.tracking_id()));</text:span></text:p>
      <text:p text:style-name="P45">}</text:p>
      <text:p text:style-name="P8"/>
      <text:p text:style-name="P8">Procedamos a arreglar el código de color rojo. El caso de tracking_id y the_to_compare_cargo es trivial, ya lo hemos visto varias veces:</text:p>
      <text:p text:style-name="P8"/>
      <text:p text:style-name="P40"><text:span text:style-name="T8">public</text:span><text:span text:style-name="T15"> </text:span><text:span text:style-name="T8">class</text:span><text:span text:style-name="T15"> </text:span><text:span text:style-name="T25">when_comparing_the_cargo_identity</text:span><text:span text:style-name="T15"> : </text:span><text:span text:style-name="T25">concern_for_cargo</text:span></text:p>
      <text:p text:style-name="P45">{</text:p>
      <text:p text:style-name="P35"><text:span text:style-name="T15"><text:s text:c="4"/></text:span><text:span text:style-name="T34">It</text:span><text:span text:style-name="T15"> should_leverage_the_tracking_identity_collaborator = () =&gt; </text:span></text:p>
      <text:p text:style-name="P45"><text:s text:c="7"/>tracking_id.received(</text:p>
      <text:p text:style-name="P35"><text:span text:style-name="T15"><text:s text:c="10"/>x =&gt; x.</text:span><text:span text:style-name="T29">has_the_same_value_as</text:span><text:span text:style-name="T15">(the_to_compare_cargo.tracking_id()));</text:span></text:p>
      <text:p text:style-name="P45"/>
      <text:p text:style-name="P35"><text:soft-page-break/><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Cargo</text:span><text:span text:style-name="T15"> the_to_compare_cargo; <text:s text:c="3"/></text:span></text:p>
      <text:p text:style-name="P45">}</text:p>
      <text:p text:style-name="P8"/>
      <text:p text:style-name="P8">Pero el caso de has_the_same_value_as() presenta una reacción en cadena muy interesante.</text:p>
      <text:p text:style-name="P8">Para poder entenderla, debemos primero entender donde se produce esa llamada. La intención de los que pretendemos hacer es clara. Vamos a aplicar el SRP, de forma que, la lógica (léase tambié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ón del algoritmo, a un ITrackingId.has_the_same_value_as(). En concreto a la instancia tracking_id. Así que el has_the_same_value_as() de color rojo en el código anterior corresponde a tracking_id.has_the_same_value_as(), que no debe ser confundido con Cargo.has_the_same_identity_id().</text:p>
      <text:p text:style-name="P8"/>
      <text:p text:style-name="P8">Esto es el SRP aplicado y no nos cansaremos de decirlo: diseño, diseño, diseño. Estamos diseñando. En cualquier fase del desarrollo, diseñamos.</text:p>
      <text:p text:style-name="P8"/>
      <text:p text:style-name="P8">¿Cual es el problema entonces?</text:p>
      <text:p text:style-name="P8"/>
      <text:p text:style-name="P8">El problema es que ITrackingId no dispone todavía de ese método, y lo mas importante, ¿tiene sentido crear ese método en ITrackingId?. La respuesta a esta pregunta es no. Ya que, todavía no hemos decidido que va a ser ITrackingId "de mayor". Ahora es el momento de tomar esa decisión</text:p>
      <text:p text:style-name="P8"/>
      <text:p text:style-name="P8">NOTA: Quizás esto te suene a una mini-discusión en la primera BDD_Spec de CargoSpec en la que creábamos la interface IRouteSpecification y "quedaba anotado" (esa fue la expresión que usamos) que parecía que IRouteSpecification iba a necesitar implementar ISpecification&lt;T&gt;, pero aplazábamos la decisión hasta que fuese estrictamente necesario. Pues efectivamente, seria el mismo problema. Pero en el caso de ITrackingId, ahora, es estrictamente necesario.</text:p>
      <text:p text:style-name="P8">NOTA FIN</text:p>
      <text:p text:style-name="P8"/>
      <text:p text:style-name="P8">ITrackingId va a ser un DDD_Value_Object. Por lo tanto va a tener que implementar IValueObject&lt;T&gt;. Y esa es la clave para responder a la pregunta de si tiene o no sentido crear el método has_the_same_value_as() en ITrackingId. No tiene sentido "crearlo" en ITrackingId, ya que al implementar IValueObject&lt;T&gt;, ese método ya le viene heredado. </text:p>
      <text:p text:style-name="P8"/>
      <text:p text:style-name="P8">Por lo tanto para corregir el código de color rojo basta con:</text:p>
      <text:p text:style-name="P8"/>
      <text:p text:style-name="P42"><text:span text:style-name="T6">public</text:span><text:span text:style-name="T14"> </text:span><text:span text:style-name="T6">interface</text:span><text:span text:style-name="T14"> </text:span><text:span text:style-name="T33">ITrackingId</text:span><text:span text:style-name="T14"> : </text:span><text:span text:style-name="T33">IValueObject</text:span><text:span text:style-name="T14">&lt;</text:span><text:span text:style-name="T33">ITrackingId</text:span><text:span text:style-name="T14">&gt;</text:span><text:span text:style-name="T15"> {}</text:span></text:p>
      <text:p text:style-name="P8"/>
      <text:p text:style-name="P8">Podemos continuar con la BDD_Spec ejercitando el SUT. Puesto que ya somos veteranos en esto, incluimos también el campo (field) result para centrarnos en lo verdaderamente importante:</text:p>
      <text:p text:style-name="P8"/>
      <text:p text:style-name="P44"><text:span text:style-name="T4">public</text:span> <text:span text:style-name="T4">class</text:span> <text:span text:style-name="T21">when_comparing_the_cargo_identity</text:span> : <text:span text:style-name="T21">concern_for_cargo</text:span></text:p>
      <text:p text:style-name="P45">{</text:p>
      <text:p text:style-name="P35"><text:span text:style-name="T15"><text:s text:c="4"/></text:span><text:span text:style-name="T34">Because</text:span><text:span text:style-name="T15"> of = () =&gt; result = sut.</text:span><text:span text:style-name="T29">has_the_same_identity_as</text:span><text:span text:style-name="T15">(the_to_compare_cargo);</text:span></text:p>
      <text:p text:style-name="P45"><text:s text:c="8"/></text:p>
      <text:p text:style-name="P35"><text:span text:style-name="T15"><text:s text:c="4"/></text:span><text:span text:style-name="T34">It</text:span><text:span text:style-name="T15"> should_leverage_the_tracking_identity_collaborator = () =&gt; </text:span></text:p>
      <text:p text:style-name="P45"><text:s text:c="7"/>tracking_id.received(</text:p>
      <text:p text:style-name="P45"><text:s text:c="10"/>x =&gt; x.has_the_same_value_as(the_to_compare_cargo.tracking_id()));</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Cargo</text:span><text:span text:style-name="T15"> the_to_compare_cargo;</text:span></text:p>
      <text:p text:style-name="P35"><text:span text:style-name="T15"><text:s text:c="4"/></text:span><text:span text:style-name="T8">static bool</text:span><text:span text:style-name="T15"> result;</text:span></text:p>
      <text:p text:style-name="P45">}</text:p>
      <text:p text:style-name="P8"/>
      <text:p text:style-name="P8">Y cual es nuestra sorpresa:</text:p>
      <text:p text:style-name="P8"/>
      <text:p text:style-name="P41"><text:soft-page-break/><text:span text:style-name="T15">sut.</text:span><text:span text:style-name="T29">has_the_same_identity_as</text:span><text:span text:style-name="T15">(the_to_compare_cargo);</text:span></text:p>
      <text:p text:style-name="P8"/>
      <text:p text:style-name="P8">No puede ser, nuestro SUT (es decir Cargo), implementa IEntity&lt;T&gt;:</text:p>
      <text:p text:style-name="P8"/>
      <text:p text:style-name="P40"><text:span text:style-name="T8">public</text:span><text:span text:style-name="T15"> </text:span><text:span text:style-name="T8">interface</text:span><text:span text:style-name="T15"> </text:span><text:span text:style-name="T34">IEntity</text:span><text:span text:style-name="T15">&lt;T&gt;</text:span></text:p>
      <text:p text:style-name="P45">{</text:p>
      <text:p text:style-name="P35"><text:span text:style-name="T15"><text:s text:c="4"/></text:span><text:span text:style-name="T8">bool</text:span><text:span text:style-name="T15"> has_the_same_identity_as(T the_other_entity);</text:span></text:p>
      <text:p text:style-name="P45">}</text:p>
      <text:p text:style-name="P8"/>
      <text:p text:style-name="P8">por lo tanto tiene acceso a has_the_same_identity_as(), ...¿o no?</text:p>
      <text:p text:style-name="P8"/>
      <text:p text:style-name="P8">Hay un pequeño error en ese razonamiento y no tiene que ver directamente con el código rojo.</text:p>
      <text:p text:style-name="P8"/>
      <text:p text:style-name="P8">El sut no es de tipo Cargo:</text:p>
      <text:p text:style-name="P8"/>
      <text:p text:style-name="P42"><text:span text:style-name="T6">public</text:span><text:span text:style-name="T14"> </text:span><text:span text:style-name="T6">class</text:span><text:span text:style-name="T14"> </text:span><text:span text:style-name="T24">Cargo</text:span><text:span text:style-name="T14"> : </text:span><text:span text:style-name="T33">ICargo</text:span><text:span text:style-name="T14">, </text:span><text:span text:style-name="T33">IEntity</text:span><text:span text:style-name="T14">&lt;</text:span><text:span text:style-name="T24">Cargo</text:span><text:span text:style-name="T14">&gt;</text:span><text:span text:style-name="T15"> {(....)}</text:span></text:p>
      <text:p text:style-name="P8"/>
      <text:p text:style-name="P8">sino de tipo ICargo:</text:p>
      <text:p text:style-name="P8"/>
      <text:p text:style-name="P42"><text:span text:style-name="T6">public</text:span><text:span text:style-name="T14"> </text:span><text:span text:style-name="T6">interface</text:span><text:span text:style-name="T14"> </text:span><text:span text:style-name="T33">ICargo</text:span><text:span text:style-name="T15"> {(....)}</text:span></text:p>
      <text:p text:style-name="P8"/>
      <text:p text:style-name="P8">Y ahora viene la reacción en cadena. Cargo implementa IEntity&lt;Cargo&gt; por lo que es Cargo el que accede a has_the_same_identity_as() y no ICargo.</text:p>
      <text:p text:style-name="P8"/>
      <text:p text:style-name="P8">Esto es la constatación de un error de diseño. Y gracias a practicar BDD nos estamos enfrentando a el.</text:p>
      <text:p text:style-name="P8"/>
      <text:p text:style-name="P8">Si nos fijamos en lo que acabamos de hacer con ITrackingId, podemos intuir la solución:</text:p>
      <text:p text:style-name="P8"/>
      <text:p text:style-name="P40"><text:span text:style-name="T8">public</text:span><text:span text:style-name="T15"> </text:span><text:span text:style-name="T8">interface</text:span><text:span text:style-name="T15"> </text:span><text:span text:style-name="T34">ITrackingId</text:span><text:span text:style-name="T15"> : </text:span><text:span text:style-name="T34">IValueObject</text:span><text:span text:style-name="T15">&lt;</text:span><text:span text:style-name="T34">ITrackingId</text:span><text:span text:style-name="T15">&gt; {}</text:span></text:p>
      <text:p text:style-name="P8"/>
      <text:p text:style-name="P8">Efectivamente, vamos a hacer que ICargo implemente IEntity&lt;T&gt; (antes lo implementaba Cargo), donde T ahora va a ser ICargo. Es decir:</text:p>
      <text:p text:style-name="P8"/>
      <text:p text:style-name="P42"><text:span text:style-name="T6">public</text:span><text:span text:style-name="T14"> </text:span><text:span text:style-name="T6">interface</text:span><text:span text:style-name="T14"> </text:span><text:span text:style-name="T33">ICargo</text:span><text:span text:style-name="T14"> : </text:span><text:span text:style-name="T33">IEntity</text:span><text:span text:style-name="T14">&lt;</text:span><text:span text:style-name="T33">ICargo</text:span><text:span text:style-name="T14">&gt;</text:span><text:span text:style-name="T15"> {(....)}</text:span></text:p>
      <text:p text:style-name="P8"/>
      <text:p text:style-name="P8">por lo que Cargo se convierte en:</text:p>
      <text:p text:style-name="P8"/>
      <text:p text:style-name="P42"><text:span text:style-name="T6">public</text:span><text:span text:style-name="T14"> </text:span><text:span text:style-name="T6">class</text:span><text:span text:style-name="T14"> </text:span><text:span text:style-name="T24">Cargo</text:span><text:span text:style-name="T14"> : </text:span><text:span text:style-name="T33">ICargo</text:span><text:span text:style-name="T15"> {(....)}</text:span></text:p>
      <text:p text:style-name="P8"/>
      <text:p text:style-name="P8">Y la reacción en cadena no acaba ahí, ya que nuestro:</text:p>
      <text:p text:style-name="P8"/>
      <text:p text:style-name="P41"><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8"/>
      <text:p text:style-name="P8">ya no cumple con la signatura de IEntity&lt;ICargo&gt;. Debería recibir un ICargo como argumento en vez de un Cargo. Por lo tanto:</text:p>
      <text:p text:style-name="P8"/>
      <text:p text:style-name="P40"><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p>
      <text:p text:style-name="P35"><text:span text:style-name="T15"><text:s text:c="4"/></text:span><text:span text:style-name="T8">throw</text:span><text:span text:style-name="T15"> </text:span><text:span text:style-name="T8">new</text:span><text:span text:style-name="T15"> </text:span><text:span text:style-name="T37">NotImplementedException</text:span><text:span text:style-name="T16">();</text:span></text:p>
      <text:p text:style-name="P46">}</text:p>
      <text:p text:style-name="P8"/>
      <text:p text:style-name="P8">Y ahora viene la magia de las interfaces y del BDD al unisono.</text:p>
      <text:p text:style-name="P8"/>
      <text:p text:style-name="P8">"Estos cambios han debido "corromper" alguna de las funcionalidades ya programadas", podríamos pensar. Bueno, esa es una de las razones por las que estamos tomándonos la molestia de tener nuestra suite de BDD_Specs. Vamos a correr los tests y corregiremos lo que este roto. Pero:</text:p>
      <text:p text:style-name="P8"/>
      <text:p text:style-name="P52">------ Test started: Assembly: dddsample.specs.dll ------</text:p>
      <text:p text:style-name="P54"/>
      <text:p text:style-name="P54"><text:soft-page-break/>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text:span text:style-name="T43"> origin location</text:span></text:p>
      <text:p text:style-name="P54"/>
      <text:p text:style-name="P54">when comparing the cargo identity</text:p>
      <text:p text:style-name="P54">» should leverage the tracking identity<text:span text:style-name="T43"> collaborator</text:span> (FAIL)</text:p>
      <text:p text:style-name="P54"/>
      <text:p text:style-name="P54"/>
      <text:p text:style-name="P54">Test 'should leverage the tracking identity collaborator' failed:</text:p>
      <text:p text:style-name="P54"><text:tab/>System.Reflection.TargetInvocationException: Exception has been thrown by the target of an invocation. ---&gt; System.NotImplementedException: The method or operation is not implemented.</text:p>
      <text:p text:style-name="P54"/>
      <text:p text:style-name="P54">(....)</text:p>
      <text:p text:style-name="P54"/>
      <text:p text:style-name="P54">4 passed, 1 failed, 0 skipped, took 0,99 seconds (Machine.Specifications 0.3.0).</text:p>
      <text:p text:style-name="P8"/>
      <text:p text:style-name="P8">Las tres BDD_Specs anteriores (con sus cuatro tests asociados) no fallan. El único que falla es el que estamos implementando, y no es ninguna sorpresa, ya que para empezar ni siquiera lo hemos terminado. De hecho, es un milagro el hecho de que compile (la buena practica de ir siempre corrigiendo el código de color rojo parece que empieza a dar sus frutos).</text:p>
      <text:p text:style-name="P8"/>
      <text:p text:style-name="P8">Así que, para no dispersarnos, los cambio tan radicales de diseño que acabamos de hacer NO AFECTAN a la funcionalidad que tenemos programada. No quiero pecar de optimista, pero parece que estamos haciendo bien las cosas.</text:p>
      <text:p text:style-name="P8"/>
      <text:p text:style-name="P8">Este cambio en el diseño, de por si, justificaría un commit en git.</text:p>
      <text:p text:style-name="P8"/>
      <text:p text:style-name="P8">Continuamos con nuestra BDD_Spec.</text:p>
      <text:p text:style-name="P8"/>
      <text:p text:style-name="P8">Pasamos a establecer el contexto con el bloque ESTABLISH, y no nos encontramos nada nuevo, así que procedemos con el código de la BDD_Spec completo:</text:p>
      <text:p text:style-name="P8"/>
      <text:p text:style-name="P40"><text:span text:style-name="T8">public</text:span><text:span text:style-name="T15"> </text:span><text:span text:style-name="T8">class</text:span><text:span text:style-name="T15"> </text:span><text:span text:style-name="T25">when_comparing_the_cargo_identity</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
      <text:p text:style-name="P35"><text:span text:style-name="T15"><text:s text:c="8"/>the_to_compare_cargo = an&lt;</text:span><text:span text:style-name="T34">ICargo</text:span><text:span text:style-name="T15">&gt;();</text:span></text:p>
      <text:p text:style-name="P45"><text:s text:c="8"/>tracking_id</text:p>
      <text:p text:style-name="P45"><text:s text:c="11"/>.Stub(x =&gt; x.has_the_same_value_as(the_to_compare_cargo.tracking_id()))</text:p>
      <text:p text:style-name="P35"><text:span text:style-name="T15"><text:s text:c="11"/>.Return(</text:span><text:span text:style-name="T8">true</text:span><text:span text:style-name="T15">);</text:span></text:p>
      <text:p text:style-name="P45"><text:s text:c="4"/>};</text:p>
      <text:p text:style-name="P45"/>
      <text:p text:style-name="P35"><text:span text:style-name="T15"><text:s text:c="4"/></text:span><text:span text:style-name="T34">Because</text:span><text:span text:style-name="T15"> of = () =&gt; result = sut.has_the_same_identity_as(the_to_compare_cargo);</text:span></text:p>
      <text:p text:style-name="P45"><text:s text:c="8"/></text:p>
      <text:p text:style-name="P35"><text:span text:style-name="T15"><text:s text:c="4"/></text:span><text:span text:style-name="T34">It</text:span><text:span text:style-name="T15"> should_leverage_the_tracking_identity_collaborator = () =&gt; </text:span></text:p>
      <text:p text:style-name="P45"><text:s text:c="7"/>tracking_id.received(</text:p>
      <text:p text:style-name="P45"><text:s text:c="10"/>x =&gt; x.has_the_same_value_as(the_to_compare_cargo.tracking_id()));</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Cargo</text:span><text:span text:style-name="T15"> the_to_compare_cargo;</text:span></text:p>
      <text:p text:style-name="P35"><text:span text:style-name="T15"><text:s text:c="4"/></text:span><text:span text:style-name="T8">static</text:span><text:span text:style-name="T15"> </text:span><text:span text:style-name="T8">bool</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soft-page-break/>}</text:p>
      <text:p text:style-name="P8"/>
      <text:p text:style-name="P8">Lo único reseñable seria:</text:p>
      <text:p text:style-name="P8"/>
      <text:p text:style-name="P45">tracking_id</text:p>
      <text:p text:style-name="P45"><text:s text:c="3"/>.Stub(x =&gt; x.has_the_same_value_as(the_to_compare_cargo.tracking_id()))</text:p>
      <text:p text:style-name="P41"><text:span text:style-name="T15"><text:s text:c="3"/>.Return(</text:span><text:span text:style-name="T8">true</text:span><text:span text:style-name="T15">);</text:span></text:p>
      <text:p text:style-name="P8"/>
      <text:p text:style-name="P8">donde lo único que estamos diciendo es que esperamos una llamada a tracking_id.has_the_same_value_as() con el argumento the_to_compare_cargo.tracking_id() y le pedimos que devuelva true.</text:p>
      <text:p text:style-name="P8"/>
      <text:p text:style-name="P8">Corremos el test y obtenemos nuestro error:</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he cargo identity</text:p>
      <text:p text:style-name="P54">» should leverage the tracking identity<text:span text:style-name="T43"> collaborator</text:span> (FAIL)</text:p>
      <text:p text:style-name="P54"/>
      <text:p text:style-name="P54"/>
      <text:p text:style-name="P54">Test 'should leverage the tracking identity<text:span text:style-name="T43"> collaborator</text:span>' failed:</text:p>
      <text:p text:style-name="P54"><text:tab/>System.Reflection.TargetInvocationException: Exception has been thrown by the target of an invocation. ---&gt; System.NotImplementedException: The method or operation is not implemented.</text:p>
      <text:p text:style-name="P54"/>
      <text:p text:style-name="P54"><text:tab/>(....)</text:p>
      <text:p text:style-name="P54"/>
      <text:p text:style-name="P54">4 passed, 1 failed, 0 skipped, took 0,80 seconds (Machine.Specifications 0.3.0).</text:p>
      <text:p text:style-name="P8"/>
      <text:p text:style-name="P8">Ya estamos listos par implementar la funcionalidad.</text:p>
      <text:p text:style-name="P8"/>
      <text:p text:style-name="P8">Si has seguido con atención el desarrollo de las BDD_Specs anteriores deberías entender que con esto:</text:p>
      <text:p text:style-name="P8"/>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45">{</text:p>
      <text:p text:style-name="P35"><text:span text:style-name="T15"><text:s text:c="4"/></text:span><text:span text:style-name="T8">readonly</text:span><text:span text:style-name="T15"> </text:span><text:span text:style-name="T34">ITrackingId</text:span><text:span text:style-name="T15"> underlying_tracking_id;</text:span></text:p>
      <text:p text:style-name="P35"><text:span text:style-name="T15"><text:s text:c="4"/></text:span><text:span text:style-name="T8">readonly</text:span><text:span text:style-name="T15"> </text:span><text:span text:style-name="T34">IRouteSpecification</text:span><text:span text:style-name="T15"> underlying_route_specification;</text:span></text:p>
      <text:p text:style-name="P35"><text:span text:style-name="T15"><text:s text:c="4"/></text:span><text:span text:style-name="T8">readonly</text:span><text:span text:style-name="T15"> </text:span><text:span text:style-name="T34">ILocation</text:span><text:span text:style-name="T15"> underlying_origin_location;</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35"><text:span text:style-name="T15"><text:s text:c="8"/></text:span><text:span text:style-name="T8">this</text:span><text:span text:style-name="T15">.underlying_tracking_id = tracking_id;</text:span></text:p>
      <text:p text:style-name="P35"><text:span text:style-name="T15"><text:s text:c="8"/></text:span><text:span text:style-name="T8">this</text:span><text:span text:style-name="T15">.underlying_route_specification = route_specification;</text:span></text:p>
      <text:p text:style-name="P35"><text:span text:style-name="T15"><text:s text:c="8"/></text:span><text:span text:style-name="T8">this</text:span><text:span text:style-name="T15">.underlying_origin_location = route_specification.origin();</text:span></text:p>
      <text:p text:style-name="P45"><text:s text:c="4"/>}</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s text:c="4"/>{</text:p>
      <text:p text:style-name="P45"><text:s text:c="8"/>underlying_tracking_id.has_the_same_value_as(the_other_entity.tracking_id());</text:p>
      <text:p text:style-name="P35"><text:span text:style-name="T15"><text:s text:c="8"/></text:span><text:span text:style-name="T8">return</text:span><text:span text:style-name="T15"> </text:span><text:span text:style-name="T8">false</text:span><text:span text:style-name="T15">;</text:span></text:p>
      <text:p text:style-name="P45"><text:s text:c="4"/>}</text:p>
      <text:p text:style-name="P45"/>
      <text:p text:style-name="P45"><text:soft-page-break/><text:s text:c="4"/>(....)</text:p>
      <text:p text:style-name="P45"/>
      <text:p text:style-name="P45">}</text:p>
      <text:p text:style-name="P8"/>
      <text:p text:style-name="P8">debería bastar para pasar el test. Mas en concreto con:</text:p>
      <text:p text:style-name="P8"/>
      <text:p text:style-name="P35"><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p>
      <text:p text:style-name="P45"><text:s text:c="4"/>underlying_tracking_id.has_the_same_value_as(the_other_entity.tracking_id());</text:p>
      <text:p text:style-name="P35"><text:span text:style-name="T15"><text:s text:c="4"/></text:span><text:span text:style-name="T8">return</text:span><text:span text:style-name="T15"> </text:span><text:span text:style-name="T8">false</text:span><text:span text:style-name="T15">;</text:span></text:p>
      <text:p text:style-name="P48">}</text:p>
      <text:p text:style-name="P8"/>
      <text:p text:style-name="P8">Así que antes de hacer mas comentarios (que estamos seguros de que te has dado cuenta de que hay que hacerlos), vamos a correr los test:</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he cargo identity</text:p>
      <text:p text:style-name="P54">» should leverage the tracking identity<text:span text:style-name="T43"> collaborator</text:span></text:p>
      <text:p text:style-name="P54"/>
      <text:p text:style-name="P54"/>
      <text:p text:style-name="P54">5 passed, 0 failed, 0 skipped, took 0,79 seconds (Machine.Specifications 0.3.0).</text:p>
      <text:p text:style-name="P8"/>
      <text:p text:style-name="P8">Efectivamente, todo va a pedir de boca.</text:p>
      <text:p text:style-name="P8"/>
      <text:p text:style-name="P8">... ¿o no?.</text:p>
      <text:p text:style-name="P8"/>
      <text:p text:style-name="P8">Debemos hacer varias consideraciones:</text:p>
      <text:p text:style-name="P8"/>
      <text:list xml:id="list32210529" text:style-name="L6">
        <text:list-item>
          <text:p text:style-name="P9">El test funciona, y la funcionalidad asociada al test hace lo que tiene que hacer (delega el calculo de la igualdad al objeto que queremos (SRP)).</text:p>
        </text:list-item>
        <text:list-item>
          <text:p text:style-name="P9">Si bien es cierto el punto anterior, no es menos cierto que, no tenemos en cuenta para nada el resultado del calculo.</text:p>
        </text:list-item>
        <text:list-item>
          <text:p text:style-name="P9">Claramente nos falta una aserción y probablemente tengamos que redefinir el contexto.</text:p>
        </text:list-item>
      </text:list>
      <text:p text:style-name="P8"/>
      <text:p text:style-name="P8">Vamos a ponernos con este ultimo punto.</text:p>
      <text:p text:style-name="P8"/>
      <text:p text:style-name="P8">Parece que esto tiene mas sentido:</text:p>
      <text:p text:style-name="P8"/>
      <text:p text:style-name="P52">When comparing two equal cargoes</text:p>
      <text:p text:style-name="P54">» It should leverage the tracking identity<text:span text:style-name="T43"> collaborator</text:span></text:p>
      <text:p text:style-name="P8"/>
      <text:p text:style-name="P8">que no el antiguo:</text:p>
      <text:p text:style-name="P8"/>
      <text:p text:style-name="P52">When comparing the cargo identity</text:p>
      <text:p text:style-name="P52">» It should leverage the tracking identity collaborator</text:p>
      <text:p text:style-name="P8"/>
      <text:p text:style-name="P8">ya que si atendemos al contexto que hemos definido en el bloque ESTABLISH:</text:p>
      <text:p text:style-name="P8"/>
      <text:p text:style-name="P45">tracking_id</text:p>
      <text:p text:style-name="P45"><text:s text:c="3"/>.Stub(x =&gt; x.has_the_same_value_as(the_to_compare_cargo.tracking_id()))</text:p>
      <text:p text:style-name="P41"><text:span text:style-name="T15"><text:s text:c="3"/>.Return(</text:span><text:span text:style-name="T8">true</text:span><text:span text:style-name="T15">);</text:span></text:p>
      <text:p text:style-name="P8"><text:soft-page-break/></text:p>
      <text:p text:style-name="P8">Con ese:</text:p>
      <text:p text:style-name="P8"/>
      <text:p text:style-name="P41"><text:span text:style-name="T15">Return(</text:span><text:span text:style-name="T8">true</text:span><text:span text:style-name="T15">);</text:span></text:p>
      <text:p text:style-name="P8"/>
      <text:p text:style-name="P8">estamos simulando el comportamiento de dos ITrackingIds que tienen el mismo valor.</text:p>
      <text:p text:style-name="P8"/>
      <text:p text:style-name="P8">Ahora bien, parece que todavía tendría mas sentido si añadimos una nueva aserción:</text:p>
      <text:p text:style-name="P8"/>
      <text:p text:style-name="P52">When comparing two equal cargoes</text:p>
      <text:p text:style-name="P54">» It should confirm that they have the same identity</text:p>
      <text:p text:style-name="P54">» It should leverage the tracking identity<text:span text:style-name="T43"> collaborator</text:span></text:p>
      <text:p text:style-name="P8"/>
      <text:p text:style-name="P8">que en código seria:</text:p>
      <text:p text:style-name="P8"/>
      <text:p text:style-name="P40"><text:span text:style-name="T34">It</text:span><text:span text:style-name="T15"> should_confirm_that_they_have_the_same_identity = () =&gt; result.ShouldBeTrue();</text:span></text:p>
      <text:p text:style-name="P8"/>
      <text:p text:style-name="P8">y que como hemos obligado a devolver false siempre en:</text:p>
      <text:p text:style-name="P8"/>
      <text:p text:style-name="P35"><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p>
      <text:p text:style-name="P45"><text:s text:c="4"/>underlying_tracking_id.has_the_same_value_as(the_other_entity.tracking_id());</text:p>
      <text:p text:style-name="P35"><text:span text:style-name="T15"><text:s text:c="4"/></text:span><text:span text:style-name="T8">return</text:span><text:span text:style-name="T15"> </text:span><text:span text:style-name="T8">false</text:span><text:span text:style-name="T15">;</text:span></text:p>
      <text:p text:style-name="P48">}</text:p>
      <text:p text:style-name="P8"/>
      <text:p text:style-name="P8">Por lo que al ejecutar la suite de BDD_Specs, nos hace obtener como resultado un FAIL como un mundo:</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wo equal cargoes</text:p>
      <text:p text:style-name="P54">» should confirm that they have the same identity (FAIL)</text:p>
      <text:p text:style-name="P54">» should leverage the tracking identity<text:span text:style-name="T43"> collaborator</text:span></text:p>
      <text:p text:style-name="P54"/>
      <text:p text:style-name="P54"/>
      <text:p text:style-name="P54">Test 'should confirm that they have the same identity' failed:</text:p>
      <text:p text:style-name="P54"><text:tab/>Machine.Specifications.SpecificationException: Should be [true] but is [false]</text:p>
      <text:p text:style-name="P54"><text:tab/>at Machine.Specifications.ShouldExtensionMethods.ShouldBeTrue(Boolean condition)</text:p>
      <text:p text:style-name="P54"><text:tab/>domain\model\cargo.aggregate\CargoSpecs.cs(94,0): at dddsample.specs.domain.model.cargo.aggregate.when_comparing_two_equal_cargoes.&lt;.ctor&gt;b__3()</text:p>
      <text:p text:style-name="P54"><text:tab/>at Machine.Specifications.Model.Specification.InvokeSpecificationField()</text:p>
      <text:p text:style-name="P54"><text:tab/>at Machine.Specifications.Model.Specification.Verify()</text:p>
      <text:p text:style-name="P54"/>
      <text:p text:style-name="P54">5 passed, 1 failed, 0 skipped, took 0,90 seconds (Machine.Specifications 0.3.0).</text:p>
      <text:p text:style-name="P8"/>
      <text:p text:style-name="P8">Si nos fijamos en la razón concreta por la que falla:</text:p>
      <text:p text:style-name="P8"/>
      <text:p text:style-name="P54">Test 'should confirm that they have the same identity' failed:</text:p>
      <text:p text:style-name="P53"><text:tab/>Machine.Specifications.SpecificationException: Should be [true] but is [false]</text:p>
      <text:p text:style-name="P8"/>
      <text:p text:style-name="P8">Confirmamos nuestro razonamiento.</text:p>
      <text:p text:style-name="P8"/>
      <text:p text:style-name="P8">Vamos a arreglarlo, y para ello vamos a intentar, no solo "<text:span text:style-name="T2">escribir el código mas simple </text:span><text:soft-page-break/><text:span text:style-name="T2">posible para que el test pase</text:span>" como reza el conocido principio del TDD:</text:p>
      <text:p text:style-name="P8"/>
      <text:p text:style-name="P35"><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p>
      <text:p text:style-name="P45"><text:s text:c="4"/>underlying_tracking_id.has_the_same_value_as(the_other_entity.tracking_id());</text:p>
      <text:p text:style-name="P35"><text:span text:style-name="T15"><text:s text:c="4"/></text:span><text:span text:style-name="T8">return true</text:span><text:span text:style-name="T15">;</text:span></text:p>
      <text:p text:style-name="P48">}</text:p>
      <text:p text:style-name="P8"/>
      <text:p text:style-name="P8">sino que vamos a intentar "<text:span text:style-name="T2">escribir el código mas simple posible Y QUE ADEMAS, TENGA SENTIDO, para que el test pase</text:span>", frase atribuida a Jean-Paul Boodhoo, que en nuestro caso, claramente seria:</text:p>
      <text:p text:style-name="P8"/>
      <text:p text:style-name="P40"><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p>
      <text:p text:style-name="P35"><text:span text:style-name="T15"><text:s text:c="3"/></text:span><text:span text:style-name="T8">return</text:span><text:span text:style-name="T15"> underlying_tracking_id.has_the_same_value_as(the_other_entity.tracking_id());</text:span></text:p>
      <text:p text:style-name="P45">}</text:p>
      <text:p text:style-name="P8"/>
      <text:p text:style-name="P8">y que ademas debería satisfacer nuestra ultima aserción Comprobamos:</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wo equal cargoes</text:p>
      <text:p text:style-name="P54">» should confirm that they have the same identity</text:p>
      <text:p text:style-name="P54">» should leverage the tracking identity<text:span text:style-name="T43"> collaborator</text:span></text:p>
      <text:p text:style-name="P54"/>
      <text:p text:style-name="P54"/>
      <text:p text:style-name="P54">6 passed, 0 failed, 0 skipped, took 0,74 seconds (Machine.Specifications 0.3.0).</text:p>
      <text:p text:style-name="P8"/>
      <text:p text:style-name="P8">Y efectivamente, todo funciona como esperábamos</text:p>
      <text:p text:style-name="P8"/>
      <text:p text:style-name="P8">Una cuestión que podríamos plantearnos es que, ya que tenemos:</text:p>
      <text:p text:style-name="P8"/>
      <text:p text:style-name="P54">When comparing two equal cargoes</text:p>
      <text:p text:style-name="P54">» It should confirm that they have the same identity</text:p>
      <text:p text:style-name="P8"/>
      <text:p text:style-name="P8">¿no deberíamos comprobar también esto otro?:</text:p>
      <text:p text:style-name="P8"/>
      <text:p text:style-name="P54">When comparing two different cargoes</text:p>
      <text:p text:style-name="P53">» It should confirm that they have different identity</text:p>
      <text:p text:style-name="P8"/>
      <text:p text:style-name="P8">Desde luego es una cuestión licita, ya que, siguiendo nuestro propio razonamiento, el caso "When comparing two equal cargoes" seria nuestro "Happy Day Scenario", mientras que "When comparing two different cargoes" otro escenario diferente.</text:p>
      <text:p text:style-name="P8"/>
      <text:p text:style-name="P8">En este caso es difícil dar una respuesta contundente.</text:p>
      <text:p text:style-name="P8"/>
      <text:p text:style-name="P8">Supongamos que en vez de:</text:p>
      <text:p text:style-name="P8"/>
      <text:p text:style-name="P54">When comparing two equal cargoes</text:p>
      <text:p text:style-name="P54">» It should confirm that they have the same identity</text:p>
      <text:p text:style-name="P54">» It should leverage the tracking identity<text:span text:style-name="T43"> collaborator</text:span></text:p>
      <text:p text:style-name="P8"/>
      <text:p text:style-name="P8">tuviésemos esto otro:</text:p>
      <text:p text:style-name="P8"><text:soft-page-break/></text:p>
      <text:p text:style-name="P54">When comparing two equal cargoes</text:p>
      <text:p text:style-name="P53">» It should confirm that they have the same identity</text:p>
      <text:p text:style-name="P8"/>
      <text:p text:style-name="P8">Entonces, la respuesta si que es contundente. Es necesario implementar:</text:p>
      <text:p text:style-name="P8"/>
      <text:p text:style-name="P54">When comparing two different cargoes</text:p>
      <text:p text:style-name="P53">» It should confirm that they have different identity</text:p>
      <text:p text:style-name="P8"/>
      <text:p text:style-name="P8">Pero la clave en nuestro caso esta en:</text:p>
      <text:p text:style-name="P8"/>
      <text:p text:style-name="P54">When comparing two equal cargoes</text:p>
      <text:p text:style-name="P53">» It should leverage the tracking identity collaborator</text:p>
      <text:p text:style-name="P8"/>
      <text:p text:style-name="P8">Esta aserción es la que marca la diferencia, ya que con ella lo que estamos probando es la interacción entre un modulo y sus dependencias.</text:p>
      <text:p text:style-name="P8"/>
      <text:p text:style-name="P8">Esta discusión es casi tan vieja ya como el TDD, ya que es la misma discusión que hay entre TDD "tradicional" frente al TDD "mockista", donde para testar la operación suma de una calculadora:</text:p>
      <text:p text:style-name="P8"/>
      <text:list xml:id="list32217270" text:style-name="L7">
        <text:list-item>
          <text:p text:style-name="P10">TDD "Tradicional": Compruebo que cuando le paso 15 y 20 me devuelve 35 y quizás también compruebo que cuando le paso 6 y 10 me devuelve 16.</text:p>
        </text:list-item>
        <text:list-item>
          <text:p text:style-name="P10">TDD "mockista": <text:s/>Compruebo que cuando le paso dos sumandos enteros, se produce una única llamada a la función suma de la calculadora y esta me devuelve un único valor que es también un entero.</text:p>
        </text:list-item>
      </text:list>
      <text:p text:style-name="P8"/>
      <text:p text:style-name="P8">Aunque el ejemplo escogido quizá no sea el mas adecuado, ilustra bastante bien la base del problema.</text:p>
      <text:p text:style-name="P8"/>
      <text:p text:style-name="P8">¿Como trasladamos eso a nuestro programa?</text:p>
      <text:p text:style-name="P8"/>
      <text:p text:style-name="P8">Claramente, al tener:</text:p>
      <text:p text:style-name="P8"/>
      <text:p text:style-name="P54">When comparing two equal cargoes</text:p>
      <text:p text:style-name="P53">» It should leverage the tracking identity collaborator</text:p>
      <text:p text:style-name="P8"/>
      <text:p text:style-name="P33"><text:span text:style-name="T40">no podemos negar que nos estamos situando del lado "mockista" o lo que es lo mismo del "Interaction Based Testing". Usando la analogía de la calculadora, estaríamos comprobando que "</text:span><text:span text:style-name="T42">cuando le paso dos enteros se produce una única llamada a la función suma de la calculadora...</text:span><text:span text:style-name="T40">" Y al tener a mayores:</text:span></text:p>
      <text:p text:style-name="P8"/>
      <text:p text:style-name="P54">When comparing two equal cargoes</text:p>
      <text:p text:style-name="P53">» It should confirm that they have the same identity</text:p>
      <text:p text:style-name="P8"/>
      <text:p text:style-name="P33"><text:span text:style-name="T40">estaríamos comprobando también que "</text:span><text:span text:style-name="T42">...y esta me devuelve un único valor que es también un entero.</text:span><text:span text:style-name="T40">". Por lo tanto, en nuestro caso:</text:span></text:p>
      <text:p text:style-name="P8"/>
      <text:p text:style-name="P54">When comparing two different cargoes</text:p>
      <text:p text:style-name="P53">» It should confirm that they have different identity</text:p>
      <text:p text:style-name="P8"/>
      <text:p text:style-name="P8">es redundante.</text:p>
      <text:p text:style-name="P8"/>
      <text:p text:style-name="P8">Aun así no nos cansaremos de repetir que implementar ese escenario tampoco estaría mal, simplemente indicaría que le damos mucha importancia al hecho de cubrir cualquier posible <text:s/>contingencia.</text:p>
      <text:p text:style-name="P8"/>
      <text:p text:style-name="P8">Y una vez dicho, explicado y razonado este punto, vamos a contradecirnos y, teniendo en cuenta la vocación pedagógica de este documento, la hemos implementado:</text:p>
      <text:p text:style-name="P8"/>
      <text:p text:style-name="P34"><text:span text:style-name="T6">public</text:span><text:span text:style-name="T14"> </text:span><text:span text:style-name="T6">class</text:span><text:span text:style-name="T14"> </text:span><text:span text:style-name="T24">when_comparing_two_different_cargoes</text:span><text:span text:style-name="T14"> : </text:span><text:span text:style-name="T24">concern_for_cargo</text:span></text:p>
      <text:p text:style-name="P45">{</text:p>
      <text:p text:style-name="P35"><text:span text:style-name="T15"><text:s text:c="4"/></text:span><text:span text:style-name="T34">Establish</text:span><text:span text:style-name="T15"> context = () =&gt;</text:span></text:p>
      <text:p text:style-name="P45"><text:soft-page-break/><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
      <text:p text:style-name="P35"><text:span text:style-name="T15"><text:s text:c="8"/>the_to_compare_cargo = an&lt;</text:span><text:span text:style-name="T34">ICargo</text:span><text:span text:style-name="T15">&gt;();</text:span></text:p>
      <text:p text:style-name="P45"><text:s text:c="8"/>tracking_id</text:p>
      <text:p text:style-name="P45"><text:s text:c="11"/>.Stub(x =&gt; x.has_the_same_value_as(the_to_compare_cargo.tracking_id()))</text:p>
      <text:p text:style-name="P35"><text:span text:style-name="T15"><text:s text:c="11"/>.Return(</text:span><text:span text:style-name="T8">false</text:span><text:span text:style-name="T15">);</text:span></text:p>
      <text:p text:style-name="P45"><text:s text:c="4"/>};</text:p>
      <text:p text:style-name="P45"/>
      <text:p text:style-name="P35"><text:span text:style-name="T15"><text:s text:c="4"/></text:span><text:span text:style-name="T34">Because</text:span><text:span text:style-name="T15"> of = () =&gt; result = sut.has_the_same_identity_as(the_to_compare_cargo);</text:span></text:p>
      <text:p text:style-name="P45"/>
      <text:p text:style-name="P35"><text:span text:style-name="T15"><text:s text:c="4"/></text:span><text:span text:style-name="T34">It</text:span><text:span text:style-name="T15"> should_confirm_that_they_have_different_identity = () =&gt; result.ShouldBeFalse();</text:span></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Cargo</text:span><text:span text:style-name="T15"> the_to_compare_cargo;</text:span></text:p>
      <text:p text:style-name="P35"><text:span text:style-name="T15"><text:s text:c="4"/></text:span><text:span text:style-name="T8">static</text:span><text:span text:style-name="T15"> </text:span><text:span text:style-name="T8">bool</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8"/>
      <text:p text:style-name="P8">Si bien no consideramos hacer ningún comentario a mayores, mas allá de mostrar la prueba de que sin haber tocado el código de nuestro DDD_Aggregate_Root Cargo, funciona:</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wo equal cargoes</text:p>
      <text:p text:style-name="P54">» should confirm that they have the same identity</text:p>
      <text:p text:style-name="P54">» should leverage the tracking identity<text:span text:style-name="T43"> collaborator</text:span></text:p>
      <text:p text:style-name="P54"/>
      <text:p text:style-name="P54">when comparing two different cargoes</text:p>
      <text:p text:style-name="P54">» should confirm that they have different identity</text:p>
      <text:p text:style-name="P54"/>
      <text:p text:style-name="P54"/>
      <text:p text:style-name="P54">7 passed, 0 failed, 0 skipped, took 0,93 seconds (Machine.Specifications 0.3.0).</text:p>
      <text:p text:style-name="P8"/>
      <text:p text:style-name="P8">Un ultimo apunte antes de empaquetar y a github. Debería ser evidente que el diseño de la aplicación es constante (lo hemos repetido hasta la saciedad), pero también es en pequeños pasos y esto es algo que contrasta enormemente con los sistemas que siguen el BDUF ("Big Design Up Front"), del cual nos situamos en las antípodas.</text:p>
      <text:p text:style-name="P8"/>
      <text:p text:style-name="P7">Refactorizando CargoSpecs<text:span text:style-name="T38">:</text:span></text:p>
      <text:p text:style-name="P8"/>
      <text:p text:style-name="P8">Desde el principio hemos tenido la clase abstracta concern_for_cargo</text:p>
      <text:p text:style-name="P8"/>
      <text:p text:style-name="P38"><text:span text:style-name="T10">public</text:span><text:span text:style-name="T17"> </text:span><text:span text:style-name="T10">abstract</text:span><text:span text:style-name="T17"> </text:span><text:span text:style-name="T10">class</text:span><text:span text:style-name="T17"> </text:span><text:span text:style-name="T26">concern_for_cargo</text:span><text:span text:style-name="T17"> : </text:span><text:span text:style-name="T26">Observes</text:span><text:span text:style-name="T17">&lt;</text:span><text:span text:style-name="T36">ICargo</text:span><text:span text:style-name="T17">, </text:span><text:span text:style-name="T26">Cargo</text:span><text:span text:style-name="T17">&gt;</text:span></text:p>
      <text:p text:style-name="P8"/>
      <text:p text:style-name="P8">y no le hemos sacado mucho partido, mas allá de usarla como simple intermediario para declarar el Observes&lt;Contract, ClassUnderTest&gt;.</text:p>
      <text:p text:style-name="P8"/>
      <text:p text:style-name="P8">Eso va a cambiar, ya que nos va a ayudar a reducir el "ruido" de nuestras BDD_Specs.</text:p>
      <text:p text:style-name="P8"/>
      <text:p text:style-name="P8">Para ello, vamos a escribir:</text:p>
      <text:p text:style-name="P8"/>
      <text:p text:style-name="P38"><text:soft-page-break/><text:span text:style-name="T10">public</text:span><text:span text:style-name="T17"> </text:span><text:span text:style-name="T10">abstract</text:span><text:span text:style-name="T17"> </text:span><text:span text:style-name="T10">class</text:span><text:span text:style-name="T17"> </text:span><text:span text:style-name="T26">concern_for_cargo</text:span><text:span text:style-name="T17"> : </text:span><text:span text:style-name="T26">Observes</text:span><text:span text:style-name="T17">&lt;</text:span><text:span text:style-name="T36">ICargo</text:span><text:span text:style-name="T17">, </text:span><text:span text:style-name="T26">Cargo</text:span><text:span text:style-name="T17">&gt;</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text:s text:c="4"/>};</text:p>
      <text:p text:style-name="P45"/>
      <text:p text:style-name="P35"><text:span text:style-name="T15"><text:s text:c="4"/></text:span><text:span text:style-name="T8">protected</text:span><text:span text:style-name="T15"> </text:span><text:span text:style-name="T8">static</text:span><text:span text:style-name="T15"> </text:span><text:span text:style-name="T34">ITrackingId</text:span><text:span text:style-name="T15"> tracking_id;</text:span></text:p>
      <text:p text:style-name="P35"><text:span text:style-name="T15"><text:s text:c="4"/></text:span><text:span text:style-name="T8">protected</text:span><text:span text:style-name="T15"> </text:span><text:span text:style-name="T8">static</text:span><text:span text:style-name="T15"> </text:span><text:span text:style-name="T34">IRouteSpecification</text:span><text:span text:style-name="T15"> route_specification;</text:span></text:p>
      <text:p text:style-name="P45">}</text:p>
      <text:p text:style-name="P8"/>
      <text:p text:style-name="P8">Es decir, hemos cogido todo el código relativo a la inyección de dependencias del constructor del SUT y lo hemos aislado en una clase base que heredan todas las BDD_Specs de Cargo.</text:p>
      <text:p text:style-name="P8"/>
      <text:p text:style-name="P8">De esta forma reducimos el ruido de todas nuestras BDD_Specs.</text:p>
      <text:p text:style-name="P8"/>
      <text:p text:style-name="P8">Tomemos como ejemplo del antes/después:</text:p>
      <text:p text:style-name="P8"/>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text:s text:c="4"/>};</text:p>
      <text:p text:style-name="P45"/>
      <text:p text:style-name="P35"><text:span text:style-name="T15"><text:s text:c="4"/></text:span><text:span text:style-name="T34">Because</text:span><text:span text:style-name="T15"> of = () =&gt; result = sut.tracking_id();</text:span></text:p>
      <text:p text:style-name="P45"/>
      <text:p text:style-name="P35"><text:span text:style-name="T15"><text:s text:c="4"/></text:span><text:span text:style-name="T34">It</text:span><text:span text:style-name="T15"> should_provide_the_cargo_id = () =&gt; result.ShouldEqual(tracking_id);</text:span></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TrackingId</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8">}</text:p>
      <text:p text:style-name="P8"/>
      <text:p text:style-name="P8"/>
      <text:p text:style-name="P40"><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Because</text:span><text:span text:style-name="T15"> of = () =&gt; result = sut.tracking_id();</text:span></text:p>
      <text:p text:style-name="P45"/>
      <text:p text:style-name="P35"><text:span text:style-name="T15"><text:s text:c="4"/></text:span><text:span text:style-name="T34">It</text:span><text:span text:style-name="T15"> should_provide_the_cargo_id = () =&gt; result.ShouldEqual(tracking_id);</text:span></text:p>
      <text:p text:style-name="P45"/>
      <text:p text:style-name="P35"><text:span text:style-name="T15"><text:s text:c="4"/></text:span><text:span text:style-name="T8">static</text:span><text:span text:style-name="T15"> </text:span><text:span text:style-name="T34">ITrackingId</text:span><text:span text:style-name="T15"> result;</text:span></text:p>
      <text:p text:style-name="P45">}</text:p>
      <text:p text:style-name="P8"/>
      <text:p text:style-name="P8">o uno un poco mas complejo como:</text:p>
      <text:p text:style-name="P8"/>
      <text:p text:style-name="P34"><text:span text:style-name="T6">public</text:span><text:span text:style-name="T14"> </text:span><text:span text:style-name="T6">class</text:span><text:span text:style-name="T14"> </text:span><text:span text:style-name="T24">when_comparing_two_equal_cargoes</text:span><text:span text:style-name="T14"> : </text:span><text:span text:style-name="T24">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
      <text:p text:style-name="P35"><text:span text:style-name="T15"><text:s text:c="8"/>the_to_compare_cargo = an&lt;</text:span><text:span text:style-name="T34">ICargo</text:span><text:span text:style-name="T15">&gt;();</text:span></text:p>
      <text:p text:style-name="P45"><text:s text:c="8"/>tracking_id</text:p>
      <text:p text:style-name="P45"><text:s text:c="11"/>.Stub(x =&gt; x.has_the_same_value_as(the_to_compare_cargo.tracking_id()))</text:p>
      <text:p text:style-name="P35"><text:span text:style-name="T15"><text:s text:c="11"/>.Return(</text:span><text:span text:style-name="T8">true</text:span><text:span text:style-name="T15">);</text:span></text:p>
      <text:p text:style-name="P45"><text:s text:c="4"/>};</text:p>
      <text:p text:style-name="P45"/>
      <text:p text:style-name="P35"><text:soft-page-break/><text:span text:style-name="T15"><text:s text:c="4"/></text:span><text:span text:style-name="T34">Because</text:span><text:span text:style-name="T15"> of = () =&gt; result = sut.has_the_same_identity_as(the_to_compare_cargo);</text:span></text:p>
      <text:p text:style-name="P45"/>
      <text:p text:style-name="P35"><text:span text:style-name="T15"><text:s text:c="4"/></text:span><text:span text:style-name="T34">It</text:span><text:span text:style-name="T15"> should_confirm_that_they_have_the_same_identity = () =&gt; result.ShouldBeTrue();</text:span></text:p>
      <text:p text:style-name="P45"/>
      <text:p text:style-name="P35"><text:span text:style-name="T15"><text:s text:c="4"/></text:span><text:span text:style-name="T34">It</text:span><text:span text:style-name="T15"> should_leverage_the_tracking_identity_collaborator = () =&gt; </text:span></text:p>
      <text:p text:style-name="P45"><text:s text:c="7"/>tracking_id.received(</text:p>
      <text:p text:style-name="P45"><text:s text:c="10"/>x =&gt; x.has_the_same_value_as(the_to_compare_cargo.tracking_id()));</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Cargo</text:span><text:span text:style-name="T15"> the_to_compare_cargo;</text:span></text:p>
      <text:p text:style-name="P35"><text:span text:style-name="T15"><text:s text:c="4"/></text:span><text:span text:style-name="T8">static</text:span><text:span text:style-name="T15"> </text:span><text:span text:style-name="T8">bool</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8">}</text:p>
      <text:p text:style-name="P8"/>
      <text:p text:style-name="P40"><text:span text:style-name="T8">public</text:span><text:span text:style-name="T15"> </text:span><text:span text:style-name="T8">class</text:span><text:span text:style-name="T15"> </text:span><text:span text:style-name="T25">when_comparing_two_equal_cargoes</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he_to_compare_cargo = an&lt;</text:span><text:span text:style-name="T34">ICargo</text:span><text:span text:style-name="T15">&gt;();</text:span></text:p>
      <text:p text:style-name="P45"><text:s text:c="8"/>tracking_id</text:p>
      <text:p text:style-name="P45"><text:s text:c="12"/>.Stub(x =&gt; x.has_the_same_value_as(the_to_compare_cargo.tracking_id()))</text:p>
      <text:p text:style-name="P35"><text:span text:style-name="T15"><text:s text:c="12"/>.Return(</text:span><text:span text:style-name="T8">true</text:span><text:span text:style-name="T15">);</text:span></text:p>
      <text:p text:style-name="P45"><text:s text:c="4"/>};</text:p>
      <text:p text:style-name="P45"/>
      <text:p text:style-name="P35"><text:span text:style-name="T15"><text:s text:c="4"/></text:span><text:span text:style-name="T34">Because</text:span><text:span text:style-name="T15"> of = () =&gt; result = sut.has_the_same_identity_as(the_to_compare_cargo);</text:span></text:p>
      <text:p text:style-name="P45"/>
      <text:p text:style-name="P35"><text:span text:style-name="T15"><text:s text:c="4"/></text:span><text:span text:style-name="T34">It</text:span><text:span text:style-name="T15"> should_confirm_that_they_have_the_same_identity = () =&gt; result.ShouldBeTrue();</text:span></text:p>
      <text:p text:style-name="P45"/>
      <text:p text:style-name="P35"><text:span text:style-name="T15"><text:s text:c="4"/></text:span><text:span text:style-name="T34">It</text:span><text:span text:style-name="T15"> should_leverage_the_tracking_identity_collaborator = () =&gt; </text:span></text:p>
      <text:p text:style-name="P45"><text:s text:c="7"/>tracking_id.received(</text:p>
      <text:p text:style-name="P45"><text:s text:c="10"/>x =&gt; x.has_the_same_value_as(the_to_compare_cargo.tracking_id()));</text:p>
      <text:p text:style-name="P45"/>
      <text:p text:style-name="P35"><text:span text:style-name="T15"><text:s text:c="4"/></text:span><text:span text:style-name="T8">static</text:span><text:span text:style-name="T15"> </text:span><text:span text:style-name="T34">ICargo</text:span><text:span text:style-name="T15"> the_to_compare_cargo;</text:span></text:p>
      <text:p text:style-name="P35"><text:span text:style-name="T15"><text:s text:c="4"/></text:span><text:span text:style-name="T8">static</text:span><text:span text:style-name="T15"> </text:span><text:span text:style-name="T8">bool</text:span><text:span text:style-name="T15"> result;</text:span></text:p>
      <text:p text:style-name="P45">}</text:p>
      <text:p text:style-name="P8"/>
      <text:p text:style-name="P8">Parece que mejoramos bastante en el aspecto de la legibilidad sin perder apenas conocimiento del contexto.</text:p>
      <text:p text:style-name="P8"/>
      <text:p text:style-name="P8">Aunque la mayor parte de las veces extraer código de una suite de BDD_Specs y pasarla a una clase base abstracta debe ser considerado un anti-pattern ya que es muy fácil descontextualizar una BDD_Spec y hacer que de la impresion de que las cosas ocurren de forma casi magica, si se hace juiciosamente y con un poco de cuidado, como en este caso, el resultado es el opuesto.</text:p>
      <text:p text:style-name="P8"/>
      <text:p text:style-name="P8">Sea como fuere, ya tienes los conocimientos para poder hacerlo cuando consideres necesario.</text:p>
      <text:p text:style-name="P8"/>
      <text:p text:style-name="P8">Por ultimo, no olvides correr la suite de BDD_Specs para comprobar que no has roto nada. Nosotros lo hemos hecho y seguro que te imaginas el resultado:</text:p>
      <text:p text:style-name="P8"/>
      <text:p text:style-name="P52">7 passed, 0 failed, 0 skipped, took 1,38 seconds (Machine.Specifications 0.3.0).</text:p>
      <text:p text:style-name="P8"/>
      <text:p text:style-name="P8"><text:span text:style-name="T3">BDD_Spec: When comparing to a null cargo</text:span>:</text:p>
      <text:p text:style-name="P8"/>
      <text:p text:style-name="P8">Nuestro método has_the_same_identity_as(ICargo the_other_cargo) tiene una vulnerabilidad muy grande, y es que al no comprobar que the_other_cargo no sea null y tener como característica:</text:p>
      <text:p text:style-name="P8"/>
      <text:p text:style-name="P54">When comparing two equal cargoes</text:p>
      <text:p text:style-name="P54">» It should leverage the tracking identity collaborator</text:p>
      <text:p text:style-name="P8"/>
      <text:p text:style-name="P8"><text:soft-page-break/>al efectuarse esa llamada, el sistema lanzaría una excepción, ya que:</text:p>
      <text:p text:style-name="P8"/>
      <text:p text:style-name="P48">the_other_entity.tracking_id();</text:p>
      <text:p text:style-name="P8"/>
      <text:p text:style-name="P8">no se puede ejecutar.</text:p>
      <text:p text:style-name="P8"/>
      <text:p text:style-name="P8">Por lo tanto, necesitamos la siguiente BDD_Spec que nos cubra en el caso de producirse dicha contingencia:</text:p>
      <text:p text:style-name="P8"/>
      <text:p text:style-name="P52">When comparing to a null cargo</text:p>
      <text:p text:style-name="P54">» It should confirm that they have different identity</text:p>
      <text:p text:style-name="P54">» It should not leverage the tracking identity<text:span text:style-name="T43"> collaborator</text:span></text:p>
      <text:p text:style-name="P8"/>
      <text:p text:style-name="P8">NOTA: Esta BDD_Spec formaría parte de los no "Happy Scenarios".</text:p>
      <text:p text:style-name="P8"/>
      <text:p text:style-name="P8">Es decir, no solo aseguramos que van a ser diferentes al compararse:</text:p>
      <text:p text:style-name="P8"/>
      <text:p text:style-name="P53">» It should confirm that they have different identity</text:p>
      <text:p text:style-name="P8"/>
      <text:p text:style-name="P8">sino que, estamos diseñando como queremos que se comporte el sistema con respecto a las interacciones con sus dependencias al obligarle en este caso a no delegar el calculo a ITrackingId:</text:p>
      <text:p text:style-name="P8"/>
      <text:p text:style-name="P53">» It should not leverage the tracking identity collaborator</text:p>
      <text:p text:style-name="P8"/>
      <text:p text:style-name="P8">Puesto que ya somos unos expertos "BDDistas", podemos ir directamente a la BDD_Spec, sin tener que detallar como la hemos ido escribiendo y corrigiendo el código rojo al mismo tiempo (si tienes dudas con respecto a este tema, consulta el desarrollo detallado de las BDD_Specs anteriores). Ademas no se produce ninguna reacción en cadena, por lo que apenas <text:s/>podremos comentar nada al respecto:</text:p>
      <text:p text:style-name="P8"/>
      <text:p text:style-name="P40"><text:span text:style-name="T8">public</text:span><text:span text:style-name="T15"> </text:span><text:span text:style-name="T8">class</text:span><text:span text:style-name="T15"> </text:span><text:span text:style-name="T25">when_comparing_to_a_null_cargo</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a_null_to_compare_cargo = </text:span><text:span text:style-name="T8">null</text:span><text:span text:style-name="T15">;</text:span></text:p>
      <text:p text:style-name="P45"><text:s text:c="8"/>tracking_id</text:p>
      <text:p text:style-name="P35"><text:span text:style-name="T15"><text:s text:c="11"/>.Stub(x =&gt; x.has_the_same_value_as(an&lt;</text:span><text:span text:style-name="T34">ICargo</text:span><text:span text:style-name="T15">&gt;().tracking_id()));</text:span></text:p>
      <text:p text:style-name="P45"><text:s text:c="4"/>};</text:p>
      <text:p text:style-name="P45"/>
      <text:p text:style-name="P35"><text:span text:style-name="T15"><text:s text:c="4"/></text:span><text:span text:style-name="T34">Because</text:span><text:span text:style-name="T15"> of = () =&gt; result = sut.has_the_same_identity_as(a_null_to_compare_cargo);</text:span></text:p>
      <text:p text:style-name="P45"/>
      <text:p text:style-name="P35"><text:span text:style-name="T15"><text:s text:c="4"/></text:span><text:span text:style-name="T34">It</text:span><text:span text:style-name="T15"> should_confirm_that_they_have_different_identity = () =&gt; result.ShouldBeFalse();</text:span></text:p>
      <text:p text:style-name="P45"/>
      <text:p text:style-name="P35"><text:span text:style-name="T15"><text:s text:c="4"/></text:span><text:span text:style-name="T34">It</text:span><text:span text:style-name="T15"> should_not_leverage_the_tracking_identity_collaborator = () =&gt;</text:span></text:p>
      <text:p text:style-name="P45"><text:s text:c="7"/>tracking_id.never_received(</text:p>
      <text:p text:style-name="P35"><text:span text:style-name="T15"><text:s text:c="10"/>x =&gt; x.has_the_same_value_as(an&lt;</text:span><text:span text:style-name="T34">ICargo</text:span><text:span text:style-name="T15">&gt;().tracking_id()));</text:span></text:p>
      <text:p text:style-name="P45"/>
      <text:p text:style-name="P35"><text:span text:style-name="T15"><text:s text:c="4"/></text:span><text:span text:style-name="T8">static</text:span><text:span text:style-name="T15"> </text:span><text:span text:style-name="T8">bool</text:span><text:span text:style-name="T15"> result;</text:span></text:p>
      <text:p text:style-name="P35"><text:span text:style-name="T15"><text:s text:c="4"/></text:span><text:span text:style-name="T8">static</text:span><text:span text:style-name="T15"> </text:span><text:span text:style-name="T34">ICargo</text:span><text:span text:style-name="T15"> a_null_to_compare_cargo;</text:span></text:p>
      <text:p text:style-name="P45">}</text:p>
      <text:p text:style-name="P8"/>
      <text:p text:style-name="P8">Y recordemos que:</text:p>
      <text:p text:style-name="P8"/>
      <text:p text:style-name="P40"><text:span text:style-name="T8">public</text:span><text:span text:style-name="T15"> </text:span><text:span text:style-name="T8">abstract</text:span><text:span text:style-name="T15"> </text:span><text:span text:style-name="T8">class</text:span><text:span text:style-name="T15"> </text:span><text:span text:style-name="T25">concern_for_cargo</text:span><text:span text:style-name="T15"> : </text:span><text:span text:style-name="T25">Observes</text:span><text:span text:style-name="T15">&lt;</text:span><text:span text:style-name="T34">ICargo</text:span><text:span text:style-name="T15">, </text:span><text:span text:style-name="T25">Cargo</text:span><text:span text:style-name="T15">&gt;</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text:s text:c="4"/>};</text:p>
      <text:p text:style-name="P45"/>
      <text:p text:style-name="P35"><text:soft-page-break/><text:span text:style-name="T15"><text:s text:c="4"/></text:span><text:span text:style-name="T8">protected</text:span><text:span text:style-name="T15"> </text:span><text:span text:style-name="T8">static</text:span><text:span text:style-name="T15"> </text:span><text:span text:style-name="T34">ITrackingId</text:span><text:span text:style-name="T15"> tracking_id;</text:span></text:p>
      <text:p text:style-name="P35"><text:span text:style-name="T15"><text:s text:c="4"/></text:span><text:span text:style-name="T8">protected</text:span><text:span text:style-name="T15"> </text:span><text:span text:style-name="T8">static</text:span><text:span text:style-name="T15"> </text:span><text:span text:style-name="T34">IRouteSpecification</text:span><text:span text:style-name="T15"> route_specification;</text:span></text:p>
      <text:p text:style-name="P45">}</text:p>
      <text:p text:style-name="P8"/>
      <text:p text:style-name="P8">Simplemente comentar que:</text:p>
      <text:p text:style-name="P8"/>
      <text:p text:style-name="P41"><text:span text:style-name="T15">an&lt;</text:span><text:span text:style-name="T34">ICargo</text:span><text:span text:style-name="T15">&gt;().tracking_id()</text:span></text:p>
      <text:p text:style-name="P8"/>
      <text:p text:style-name="P8">en ambos casos es null, algo que puedes comprobar simplemente asignando ese valor a un campo (field) y creando una aserción que lo compruebe o bien, usando el debugger.</text:p>
      <text:p text:style-name="P8"/>
      <text:p text:style-name="P8">Y esto eleva una cuestión interesante, ¿cuales de los siguientes son o no null?:</text:p>
      <text:p text:style-name="P8"/>
      <text:p text:style-name="P40"><text:span text:style-name="T34">Establish</text:span><text:span text:style-name="T15"> context = () =&gt;</text:span></text:p>
      <text:p text:style-name="P45">{</text:p>
      <text:p text:style-name="P35"><text:span text:style-name="T15"><text:s text:c="4"/>a_null_to_compare_cargo = </text:span><text:span text:style-name="T8">null</text:span><text:span text:style-name="T15">;</text:span></text:p>
      <text:p text:style-name="P35"><text:span text:style-name="T15"><text:s text:c="4"/>an_icargo = an&lt;</text:span><text:span text:style-name="T34">ICargo</text:span><text:span text:style-name="T15">&gt;();</text:span></text:p>
      <text:p text:style-name="P45"><text:s text:c="4"/>an_icargo_tracking_id = an_icargo.tracking_id();</text:p>
      <text:p text:style-name="P35"><text:span text:style-name="T15"><text:s text:c="4"/>an_itracking_id = an&lt;</text:span><text:span text:style-name="T34">ITrackingId</text:span><text:span text:style-name="T15">&gt;();</text:span></text:p>
      <text:p text:style-name="P45">};</text:p>
      <text:p text:style-name="P8"/>
      <text:list xml:id="list32227264" text:style-name="L8">
        <text:list-item>
          <text:p text:style-name="P11">a_null_to_compare_cargo: Aquí no hay discusión posible, es null.</text:p>
        </text:list-item>
        <text:list-item>
          <text:p text:style-name="P11">an_icargo: No es null, es algo del estilo a {IcargoProxyf74dc6fd2e1646dcb0f3298a11c08e36}.</text:p>
        </text:list-item>
        <text:list-item>
          <text:p text:style-name="P11">an_icargo_tracking_id: Este es el mismo caso de nuestra BDD_Spec. Es null.</text:p>
        </text:list-item>
        <text:list-item>
          <text:p text:style-name="P11">an_itracking_id: No es null, es algo del estilo a {ItrackingIdProxy4b466c11a70b47db8c925b0dccb1285a}</text:p>
        </text:list-item>
      </text:list>
      <text:p text:style-name="P8"/>
      <text:p text:style-name="P8">Puedes comprobarlo si quieres tal y como explicamos unas lineas mas arriba.</text:p>
      <text:p text:style-name="P8"/>
      <text:p text:style-name="P8">Con respecto a nuestra BDD_Spec, podemos concluir por lo tanto que también podíamos haber escrito:</text:p>
      <text:p text:style-name="P8"/>
      <text:p text:style-name="P40"><text:span text:style-name="T8">public</text:span><text:span text:style-name="T15"> </text:span><text:span text:style-name="T8">class</text:span><text:span text:style-name="T15"> </text:span><text:span text:style-name="T25">when_comparing_to_a_null_cargo</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a_null_to_compare_cargo = </text:span><text:span text:style-name="T8">null</text:span><text:span text:style-name="T15">;</text:span></text:p>
      <text:p text:style-name="P45"><text:s text:c="8"/>tracking_id</text:p>
      <text:p text:style-name="P35"><text:span text:style-name="T15"><text:s text:c="11"/>.Stub(x =&gt; x.has_the_same_value_as(</text:span><text:span text:style-name="T8">null</text:span><text:span text:style-name="T15">));</text:span></text:p>
      <text:p text:style-name="P45"><text:s text:c="4"/>};</text:p>
      <text:p text:style-name="P45"/>
      <text:p text:style-name="P35"><text:span text:style-name="T15"><text:s text:c="4"/></text:span><text:span text:style-name="T34">Because</text:span><text:span text:style-name="T15"> of = () =&gt; result = sut.has_the_same_identity_as(a_null_to_compare_cargo);</text:span></text:p>
      <text:p text:style-name="P45"/>
      <text:p text:style-name="P35"><text:span text:style-name="T15"><text:s text:c="4"/></text:span><text:span text:style-name="T34">It</text:span><text:span text:style-name="T15"> should_confirm_that_they_have_diferent_identity = () =&gt; result.ShouldBeFalse();</text:span></text:p>
      <text:p text:style-name="P45"/>
      <text:p text:style-name="P35"><text:span text:style-name="T15"><text:s text:c="4"/></text:span><text:span text:style-name="T34">It</text:span><text:span text:style-name="T15"> should_not_leverage_the_tracking_identity_collaborator = () =&gt;</text:span></text:p>
      <text:p text:style-name="P35"><text:span text:style-name="T15"><text:s text:c="7"/>tracking_id.never_received(x =&gt; x.has_the_same_value_as(</text:span><text:span text:style-name="T8">null</text:span><text:span text:style-name="T15">));</text:span></text:p>
      <text:p text:style-name="P45"/>
      <text:p text:style-name="P35"><text:span text:style-name="T15"><text:s text:c="4"/></text:span><text:span text:style-name="T8">static</text:span><text:span text:style-name="T15"> </text:span><text:span text:style-name="T8">bool</text:span><text:span text:style-name="T15"> result;</text:span></text:p>
      <text:p text:style-name="P35"><text:span text:style-name="T15"><text:s text:c="4"/></text:span><text:span text:style-name="T8">static</text:span><text:span text:style-name="T15"> </text:span><text:span text:style-name="T34">ICargo</text:span><text:span text:style-name="T15"> a_null_to_compare_cargo;</text:span></text:p>
      <text:p text:style-name="P45">}</text:p>
      <text:p text:style-name="P8"/>
      <text:p text:style-name="P8">que, nos parece incluso mas claro, así que nos quedamos con ella.</text:p>
      <text:p text:style-name="P8"/>
      <text:p text:style-name="P8">Una vez aclarado esto intentemos no perder de vista el objetivo, que es, evitar que un ICargo null nos rompa el sistema.</text:p>
      <text:p text:style-name="P8"/>
      <text:p text:style-name="P8">Para satisfacer ambas aserciones, basta con:</text:p>
      <text:p text:style-name="P8"/>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45">{</text:p>
      <text:p text:style-name="P45"><text:soft-page-break/><text:s text:c="4"/>(....)</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s text:c="4"/>{</text:p>
      <text:p text:style-name="P35"><text:span text:style-name="T15"><text:s text:c="8"/></text:span><text:span text:style-name="T8">return</text:span><text:span text:style-name="T15"> the_other_entity != </text:span><text:span text:style-name="T8">null</text:span><text:span text:style-name="T15"> &amp;&amp; </text:span></text:p>
      <text:p text:style-name="P45"><text:s text:c="10"/>underlying_tracking_id.has_the_same_value_as(the_other_entity.tracking_id());</text:p>
      <text:p text:style-name="P45"><text:s text:c="4"/>}</text:p>
      <text:p text:style-name="P45"/>
      <text:p text:style-name="P45"><text:s text:c="4"/>(....)</text:p>
      <text:p text:style-name="P45">}</text:p>
      <text:p text:style-name="P8"/>
      <text:p text:style-name="P8">para obtener:</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wo equal cargoes</text:p>
      <text:p text:style-name="P54">» should confirm that they have the same identity</text:p>
      <text:p text:style-name="P54">» should leverage the tracking identity<text:span text:style-name="T43"> collaborator</text:span></text:p>
      <text:p text:style-name="P54"/>
      <text:p text:style-name="P54">when comparing two different cargoes</text:p>
      <text:p text:style-name="P54">» should confirm that they have different identity</text:p>
      <text:p text:style-name="P54"/>
      <text:p text:style-name="P54">when comparing to a null cargo</text:p>
      <text:p text:style-name="P54">» should confirm that they have different identity</text:p>
      <text:p text:style-name="P54">» should not leverage the tracking identity<text:span text:style-name="T43"> collaborator</text:span></text:p>
      <text:p text:style-name="P54"/>
      <text:p text:style-name="P54"/>
      <text:p text:style-name="P54">9 passed, 0 failed, 0 skipped, took 0,90 seconds (Machine.Specifications 0.3.0).</text:p>
      <text:p text:style-name="P12"/>
      <text:p text:style-name="P8">Y precisamente al leer este log nos damos cuenta de que hay algo que chirría, ya que tanto cuando:</text:p>
      <text:p text:style-name="P8"/>
      <text:p text:style-name="P54">when comparing two equal cargoes</text:p>
      <text:p text:style-name="P54">» should confirm that they have the same identity</text:p>
      <text:p text:style-name="P53">» should leverage the tracking identity collaborator</text:p>
      <text:p text:style-name="P8"/>
      <text:p text:style-name="P8">como cuando:</text:p>
      <text:p text:style-name="P8"/>
      <text:p text:style-name="P54">when comparing to a null cargo</text:p>
      <text:p text:style-name="P54">» should confirm that they have different identity</text:p>
      <text:p text:style-name="P53">» should not leverage the tracking identity collaborator</text:p>
      <text:p text:style-name="P8"/>
      <text:p text:style-name="P8">tenemos claro cual es el comportamiento esperado con respecto a la interacción con ITrackingId:</text:p>
      <text:p text:style-name="P8"/>
      <text:list xml:id="list32209635" text:style-name="L9">
        <text:list-item>
          <text:p text:style-name="P13">En el primer caso: Delega.</text:p>
        </text:list-item>
        <text:list-item>
          <text:p text:style-name="P13">En el segundo caso: No delega.</text:p>
        </text:list-item>
      </text:list>
      <text:p text:style-name="P8"/>
      <text:p text:style-name="P8">Pero, ¿que ocurre en este caso?</text:p>
      <text:p text:style-name="P8"/>
      <text:p text:style-name="P54">when comparing two different cargoes</text:p>
      <text:p text:style-name="P53">» should confirm that they have different identity</text:p>
      <text:p text:style-name="P8"/>
      <text:p text:style-name="P8"><text:soft-page-break/>No sabemos si delega o no. </text:p>
      <text:p text:style-name="P8"/>
      <text:p text:style-name="P8">Antes, cuando no teníamos la BDD_Spec que cubría el comportamiento de a comparación con un ICargo null, no molestaba tanto a la vista. Teníamos el "Happy Day Scenario" (cuando los dos ICargoes son iguales), y el de cuando son distintos (que presuponíamos comprobaría de la misma forma, es decir, delegando).</text:p>
      <text:p text:style-name="P8"/>
      <text:p text:style-name="P8">Pero ahora, ya no queda tan claro, pues hay un caso en el que no delega (comparar con un ICargo null).</text:p>
      <text:p text:style-name="P8"/>
      <text:p text:style-name="P8">Sobre la necesidad o no de haber incluido una BDD_Spec como la de comparar dos ICargoes distintos, ya hemos discutido y nos sirvió de escusa para hacer un poco de proto-historia del BDD con su primo-hermano el TDD, y no vamos a volver a explicar esos conceptos. Pero lo que si que vamos a hacer es que, puesto que hemos decido incluir la BDD_Spec en cuestión, vamos a añadirle una aserción mas que nos saque de dudas:</text:p>
      <text:p text:style-name="P8"/>
      <text:p text:style-name="P54">When comparing two different cargoes</text:p>
      <text:p text:style-name="P54">» It should confirm that they have different identity</text:p>
      <text:p text:style-name="P53">» It should leverage the tracking identity collaborator</text:p>
      <text:p text:style-name="P8"/>
      <text:p text:style-name="P8">No vamos a mostrar en este documento el código (siempre puedes consultar el código directamente), ya que no tienen mayor relevancia. Lo que si es mas interesante es:</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wo equal cargoes</text:p>
      <text:p text:style-name="P54">» should confirm that they have the same identity</text:p>
      <text:p text:style-name="P54">» should leverage the tracking identity<text:span text:style-name="T43"> collaborator</text:span></text:p>
      <text:p text:style-name="P54"/>
      <text:p text:style-name="P54">when comparing two different cargoes</text:p>
      <text:p text:style-name="P54">» should confirm that they have different identity</text:p>
      <text:p text:style-name="P54">» should leverage the tracking identity<text:span text:style-name="T43"> collaborator</text:span></text:p>
      <text:p text:style-name="P54"/>
      <text:p text:style-name="P54">when comparing to a null cargo</text:p>
      <text:p text:style-name="P54">» should confirm that they have different identity</text:p>
      <text:p text:style-name="P54">» should not leverage the tracking identity<text:span text:style-name="T43"> collaborator</text:span></text:p>
      <text:p text:style-name="P54"/>
      <text:p text:style-name="P54"/>
      <text:p text:style-name="P54">10 passed, 0 failed, 0 skipped, took 0,98 seconds (Machine.Specifications 0.3.0).</text:p>
      <text:p text:style-name="P8"/>
      <text:p text:style-name="P8">para comprobar que, por un lado, sin necesidad de añadir código a nuestro DDD_Aggregate_Root Cargo, el test pasa, y por otro comprobar que esa inconsistencia a la hora de leer las BDD_Specs que propiciaron este cambio, ya no se produce.</text:p>
      <text:p text:style-name="P8"/>
      <text:p text:style-name="P8"><text:span text:style-name="T3">BDD_Spec: Sobrescribiendo los métodos de Object GetHashCode() y ToString()</text:span>:</text:p>
      <text:p text:style-name="P8"/>
      <text:p text:style-name="P8">Se considera buena practica, sobrescribir los métodos de Object, a saber:</text:p>
      <text:p text:style-name="P8"/>
      <text:list xml:id="list32227923" text:style-name="L10">
        <text:list-item>
          <text:p text:style-name="P14">GetHashCode()</text:p>
        </text:list-item>
        <text:list-item>
          <text:p text:style-name="P14">ToString()</text:p>
        </text:list-item>
        <text:list-item>
          <text:p text:style-name="P14">Equals()</text:p>
        </text:list-item>
      </text:list>
      <text:p text:style-name="P8"/>
      <text:p text:style-name="P8">Vamos a dedicar este epígrafe a esa tarea.</text:p>
      <text:p text:style-name="P8"><text:soft-page-break/></text:p>
      <text:p text:style-name="P8">Las BDD_Specs de los dos primeros serian algo como:</text:p>
      <text:p text:style-name="P8"/>
      <text:p text:style-name="P52">When asked about its hash code</text:p>
      <text:p text:style-name="P54">» It should leverage the tracking identity hash code</text:p>
      <text:p text:style-name="P54"/>
      <text:p text:style-name="P54">When asked about its string representation</text:p>
      <text:p text:style-name="P54">» It should leverage the tracking identity string representation</text:p>
      <text:p text:style-name="P8"/>
      <text:p text:style-name="P8">Es decir, nuevamente volvemos a delegar la tarea de los cálculos a un colaborador. Mas diseño, por tanto.</text:p>
      <text:p text:style-name="P8"/>
      <text:p text:style-name="P8">Su versión en código no presenta nada que no hayamos visto:</text:p>
      <text:p text:style-name="P8"/>
      <text:p text:style-name="P34"><text:span text:style-name="T6">public</text:span><text:span text:style-name="T14"> </text:span><text:span text:style-name="T6">class</text:span><text:span text:style-name="T14"> </text:span><text:span text:style-name="T24">when_asked_about_its_hash_code</text:span><text:span text:style-name="T14"> : </text:span><text:span text:style-name="T24">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45"><text:s text:c="8"/>tracking_id</text:p>
      <text:p text:style-name="P45"><text:s text:c="11"/>.Stub(x =&gt; x.GetHashCode())</text:p>
      <text:p text:style-name="P35"><text:span text:style-name="T15"><text:s text:c="11"/>.Return(</text:span><text:span text:style-name="T8">new</text:span><text:span text:style-name="T15"> </text:span><text:span text:style-name="T8">int</text:span><text:span text:style-name="T15">());</text:span></text:p>
      <text:p text:style-name="P45"><text:s text:c="4"/>};</text:p>
      <text:p text:style-name="P45"/>
      <text:p text:style-name="P35"><text:span text:style-name="T15"><text:s text:c="4"/></text:span><text:span text:style-name="T34">Because</text:span><text:span text:style-name="T15"> of = () =&gt; sut.GetHashCode();</text:span></text:p>
      <text:p text:style-name="P45"/>
      <text:p text:style-name="P35"><text:span text:style-name="T15"><text:s text:c="4"/></text:span><text:span text:style-name="T34">It</text:span><text:span text:style-name="T15"> should_leverage_the_tracking_identity_hash_code = () =&gt;</text:span></text:p>
      <text:p text:style-name="P45"><text:s text:c="7"/>tracking_id.received(x =&gt; x.GetHashCode());</text:p>
      <text:p text:style-name="P45">}</text:p>
      <text:p text:style-name="P45"/>
      <text:p text:style-name="P35"><text:span text:style-name="T8">public</text:span><text:span text:style-name="T15"> </text:span><text:span text:style-name="T8">class</text:span><text:span text:style-name="T15"> </text:span><text:span text:style-name="T25">when_asked_about_its_string_representation</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45"><text:s text:c="8"/>tracking_id</text:p>
      <text:p text:style-name="P45"><text:s text:c="11"/>.Stub(x =&gt; x.ToString())</text:p>
      <text:p text:style-name="P35"><text:span text:style-name="T15"><text:s text:c="11"/>.Return(</text:span><text:span text:style-name="T8">string</text:span><text:span text:style-name="T15">.Empty);</text:span></text:p>
      <text:p text:style-name="P45"><text:s text:c="4"/>};</text:p>
      <text:p text:style-name="P45"/>
      <text:p text:style-name="P35"><text:span text:style-name="T15"><text:s text:c="4"/></text:span><text:span text:style-name="T34">Because</text:span><text:span text:style-name="T15"> of = () =&gt; sut.ToString();</text:span></text:p>
      <text:p text:style-name="P45"/>
      <text:p text:style-name="P35"><text:span text:style-name="T15"><text:s text:c="4"/></text:span><text:span text:style-name="T34">It</text:span><text:span text:style-name="T15"> should_leverage_the_tracking_identity_string_representation = () =&gt;</text:span></text:p>
      <text:p text:style-name="P45"><text:s text:c="7"/>tracking_id.received(x =&gt; x.ToString());</text:p>
      <text:p text:style-name="P45">}</text:p>
      <text:p text:style-name="P8"/>
      <text:p text:style-name="P8">que nos sugieren los siguientes cambios en las interfaces:</text:p>
      <text:p text:style-name="P8"/>
      <text:p text:style-name="P34"><text:span text:style-name="T6">public</text:span><text:span text:style-name="T14"> </text:span><text:span text:style-name="T6">interface</text:span><text:span text:style-name="T14"> </text:span><text:span text:style-name="T33">ITrackingId</text:span><text:span text:style-name="T14"> : </text:span><text:span text:style-name="T33">IValueObject</text:span><text:span text:style-name="T14">&lt;</text:span><text:span text:style-name="T33">ITrackingId</text:span><text:span text:style-name="T14">&gt;</text:span></text:p>
      <text:p text:style-name="P45">{</text:p>
      <text:p text:style-name="P35"><text:span text:style-name="T15"><text:s text:c="4"/></text:span><text:span text:style-name="T8">int</text:span><text:span text:style-name="T15"> GetHashCode();</text:span></text:p>
      <text:p text:style-name="P35"><text:span text:style-name="T15"><text:s text:c="4"/></text:span><text:span text:style-name="T8">string</text:span><text:span text:style-name="T15"> ToString();</text:span></text:p>
      <text:p text:style-name="P45">}</text:p>
      <text:p text:style-name="P8"/>
      <text:p text:style-name="P40"><text:span text:style-name="T8">public</text:span><text:span text:style-name="T15"> </text:span><text:span text:style-name="T8">interface</text:span><text:span text:style-name="T15"> </text:span><text:span text:style-name="T34">ICargo</text:span><text:span text:style-name="T15"> : </text:span><text:span text:style-name="T34">IEntity</text:span><text:span text:style-name="T15">&lt;</text:span><text:span text:style-name="T34">ICargo</text:span><text:span text:style-name="T15">&gt;</text:span></text:p>
      <text:p text:style-name="P45">{</text:p>
      <text:p text:style-name="P35"><text:span text:style-name="T15"><text:s text:c="4"/></text:span><text:span text:style-name="T34">ITrackingId</text:span><text:span text:style-name="T15"> tracking_id();</text:span></text:p>
      <text:p text:style-name="P35"><text:span text:style-name="T15"><text:s text:c="4"/></text:span><text:span text:style-name="T34">IRouteSpecification</text:span><text:span text:style-name="T15"> route_specification();</text:span></text:p>
      <text:p text:style-name="P35"><text:span text:style-name="T15"><text:s text:c="4"/></text:span><text:span text:style-name="T34">ILocation</text:span><text:span text:style-name="T15"> origin_location();</text:span></text:p>
      <text:p text:style-name="P45"/>
      <text:p text:style-name="P35"><text:span text:style-name="T15"><text:s text:c="4"/></text:span><text:span text:style-name="T8">int</text:span><text:span text:style-name="T15"> GetHashCode();</text:span></text:p>
      <text:p text:style-name="P35"><text:span text:style-name="T15"><text:s text:c="4"/></text:span><text:span text:style-name="T8">string</text:span><text:span text:style-name="T15"> ToString();</text:span></text:p>
      <text:p text:style-name="P45">}</text:p>
      <text:p text:style-name="P8"/>
      <text:p text:style-name="P8"><text:soft-page-break/>Mientras que los cambios necesarios que tenemos que hacerle a nuestro DDD_Aggregate_Root Cargo para que implemente esta nueva funcionalidad, van en consonancia con el estilo de lo que hemos venido haciendo para todas las BDD_Specs de Cargo:</text:p>
      <text:p text:style-name="P8"/>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45">{</text:p>
      <text:p text:style-name="P45"><text:s text:c="4"/>(....)</text:p>
      <text:p text:style-name="P45"/>
      <text:p text:style-name="P35"><text:span text:style-name="T15"><text:s text:c="4"/></text:span><text:span text:style-name="T8">public</text:span><text:span text:style-name="T15"> </text:span><text:span text:style-name="T8">override</text:span><text:span text:style-name="T15"> </text:span><text:span text:style-name="T8">int</text:span><text:span text:style-name="T15"> GetHashCode()</text:span></text:p>
      <text:p text:style-name="P45"><text:s text:c="4"/>{</text:p>
      <text:p text:style-name="P35"><text:span text:style-name="T15"><text:s text:c="8"/></text:span><text:span text:style-name="T8">return</text:span><text:span text:style-name="T15"> underlying_tracking_id.GetHashCode();</text:span></text:p>
      <text:p text:style-name="P45"><text:s text:c="4"/>}</text:p>
      <text:p text:style-name="P45"/>
      <text:p text:style-name="P35"><text:span text:style-name="T15"><text:s text:c="4"/></text:span><text:span text:style-name="T8">public</text:span><text:span text:style-name="T15"> </text:span><text:span text:style-name="T8">override</text:span><text:span text:style-name="T15"> </text:span><text:span text:style-name="T8">string</text:span><text:span text:style-name="T15"> ToString()</text:span></text:p>
      <text:p text:style-name="P45"><text:s text:c="4"/>{</text:p>
      <text:p text:style-name="P35"><text:span text:style-name="T15"><text:s text:c="8"/></text:span><text:span text:style-name="T8">return</text:span><text:span text:style-name="T15"> underlying_tracking_id.ToString();</text:span></text:p>
      <text:p text:style-name="P45"><text:s text:c="4"/>}</text:p>
      <text:p text:style-name="P45"/>
      <text:p text:style-name="P45"><text:s text:c="4"/>(....)</text:p>
      <text:p text:style-name="P45">}</text:p>
      <text:p text:style-name="P8"/>
      <text:p text:style-name="P8"/>
      <text:p text:style-name="P8">Obteniendo como resultado el esperado:</text:p>
      <text:p text:style-name="P8"/>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wo equal cargoes</text:p>
      <text:p text:style-name="P54">» should confirm that they have the same identity</text:p>
      <text:p text:style-name="P54">» should leverage the tracking identity collaborator</text:p>
      <text:p text:style-name="P54"/>
      <text:p text:style-name="P54">when comparing two diferent cargoes</text:p>
      <text:p text:style-name="P54">» should confirm that they have diferent identity</text:p>
      <text:p text:style-name="P54">» should leverage the tracking identity collaborator</text:p>
      <text:p text:style-name="P54"/>
      <text:p text:style-name="P54">when comparing to a null cargo</text:p>
      <text:p text:style-name="P54">» should confirm that they have diferent identity</text:p>
      <text:p text:style-name="P54">» should not leverage the tracking identity collaborator</text:p>
      <text:p text:style-name="P54"/>
      <text:p text:style-name="P54">when asked about its hash code</text:p>
      <text:p text:style-name="P54">» should leverage the tracking identity hash code</text:p>
      <text:p text:style-name="P54"/>
      <text:p text:style-name="P54">when asked about its string representation</text:p>
      <text:p text:style-name="P54">» should leverage the tracking identity string representation</text:p>
      <text:p text:style-name="P54"/>
      <text:p text:style-name="P54"/>
      <text:p text:style-name="P54">12 passed, 0 failed, 0 skipped, took 1,29 seconds (Machine.Specifications 0.3.0).</text:p>
      <text:p text:style-name="P8"/>
      <text:p text:style-name="P8">Hasta aquí nada nuevo ni excesivamente complicado, mas allá de seguir usando las interfaces como un contrato que se debe cumplir, reforzando el concepto de que para considerar a una clase como ICargo, la obligamos (explícitamente) a sobrescribir los heredados ToString() y GetHashCode(). </text:p>
      <text:p text:style-name="P8"/>
      <text:p text:style-name="P8">Otra cuestión a la que ya deberíamos empezar a acostumbrarnos es a que gracias al poder <text:soft-page-break/>combinado del BDD y el correcto uso de interfaces, podemos tener tests para código como:</text:p>
      <text:p text:style-name="P8"/>
      <text:p text:style-name="P45">underlying_tracking_id.GetHashCode();</text:p>
      <text:p text:style-name="P45">underlying_tracking_id.ToString();</text:p>
      <text:p text:style-name="P8"/>
      <text:p text:style-name="P8">sin ni siquiera haber escrito una sola implementación concreta de ITrackingId, por poner un ejemplo.</text:p>
      <text:p text:style-name="P8"/>
      <text:p text:style-name="P8"><text:span text:style-name="T3">BDD_Spec: Sobrescribiendo los métodos de Object Equals()</text:span>:</text:p>
      <text:p text:style-name="P8"/>
      <text:p text:style-name="P8">TODO: No estoy seguro de poder guiar esto por BDD. Quizás seria mejor idea probarlo con un Integration Test.</text:p>
      <text:p text:style-name="P8"/>
      <text:p text:style-name="P8"><text:span text:style-name="T3">Breve descripción del problema a resolver</text:span>:</text:p>
      <text:p text:style-name="P8"/>
      <text:p text:style-name="P8">Hasta ahora no ha sido necesario describir lo que va haciendo la aplicación, pues con las BDD_Specs era mas que suficiente. Sin embargo, para continuar con el desarrollo se hace necesaria un poco de contextualización.</text:p>
      <text:p text:style-name="P8"/>
      <text:p text:style-name="P8">Cuando creamos un envío (ICargo) se supone que alguien lo ha tenido que contratar (booking). De esa forma creamos el envío con: </text:p>
      <text:p text:style-name="P8"/>
      <text:list xml:id="list32220472" text:style-name="L11">
        <text:list-item>
          <text:p text:style-name="P15">Un identificador (ITrackingId) que nos permite distinguirlo de los demás envíos</text:p>
        </text:list-item>
        <text:list-item>
          <text:p text:style-name="P15">Un origen (ILocation).</text:p>
        </text:list-item>
        <text:list-item>
          <text:p text:style-name="P15">Unos requisitos asociados a la ruta (IRouteSpecification).</text:p>
        </text:list-item>
      </text:list>
      <text:p text:style-name="P8"/>
      <text:p text:style-name="P8">Durante un breve periodo de tiempo tras la contratación (booking) del envío (ICargo), este no tiene un itinerario asociado. Es en este momento cuando el personal de la empresa, pide una lista de rutas validas que cumplan los requisitos asociados a la ruta (IRouteSpecification) y asigna el envío (ICargo) a una sola de esas rutas validas y es precisamente esa ruta la que viene descrita por un itinerario (IItinerary).</text:p>
      <text:p text:style-name="P8"/>
      <text:p text:style-name="P8">Así que en ICargo tiene que haber un método del estilo de: assign_the_route_described_by(IItinerary this_itinerary).</text:p>
      <text:p text:style-name="P8"/>
      <text:p text:style-name="P8">Vamos a ello</text:p>
      <text:p text:style-name="P8"/>
      <text:p text:style-name="P8"><text:span text:style-name="T3">BDD_Spec: When assigning a route described by an itinerary</text:span>:</text:p>
      <text:p text:style-name="P8"/>
      <text:p text:style-name="P8">Inicialmente parece que esta seria una descripción bastante ajustada de lo que queremos:</text:p>
      <text:p text:style-name="P8"/>
      <text:p text:style-name="P52">When assigning a route described by an itinerary</text:p>
      <text:p text:style-name="P54">» It should validate it is a not null itinerary</text:p>
      <text:p text:style-name="P54">» It should be stored somewhere</text:p>
      <text:p text:style-name="P54">» It should reflect into the actual transportation of the cargo</text:p>
      <text:p text:style-name="P8"/>
      <text:p text:style-name="P8">Esta vez tiene toda la pinta de que se aproxima una buena reacción en cadena, así que vamos paso a paso (omitiendo los completamente triviales).</text:p>
      <text:p text:style-name="P8"/>
      <text:p text:style-name="P8">El código de esta BDD_Spec podría ser:</text:p>
      <text:p text:style-name="P8"/>
      <text:p text:style-name="P40"><text:span text:style-name="T8">public</text:span><text:span text:style-name="T15"> </text:span><text:span text:style-name="T8">class</text:span><text:span text:style-name="T15"> </text:span><text:span text:style-name="T25">when_assigning_a_route_described_by_an_itinerary</text:span><text:span text:style-name="T15"> : </text:span><text:span text:style-name="T25">concern_for_cargo</text:span></text:p>
      <text:p text:style-name="P45">{</text:p>
      <text:p text:style-name="P35"><text:span text:style-name="T15"><text:s text:c="4"/></text:span><text:span text:style-name="T34">It</text:span><text:span text:style-name="T15"> should_validate_it_is_a_not_null_itinerary = () =&gt; </text:span></text:p>
      <text:p text:style-name="P35"><text:span text:style-name="T15"><text:s text:c="7"/>the_itinerary.</text:span><text:span text:style-name="T29">ShouldNotBeNull</text:span><text:span text:style-name="T15">();</text:span></text:p>
      <text:p text:style-name="P45"/>
      <text:p text:style-name="P35"><text:span text:style-name="T15"><text:s text:c="4"/></text:span><text:span text:style-name="T34">It</text:span><text:span text:style-name="T15"> should_be_stored_somewhere = () =&gt; sut.</text:span><text:span text:style-name="T29">itinerary</text:span><text:span text:style-name="T15">().ShouldEqual(the_itinerary);</text:span></text:p>
      <text:p text:style-name="P45"/>
      <text:p text:style-name="P35"><text:span text:style-name="T15"><text:s text:c="4"/></text:span><text:span text:style-name="T34">It</text:span><text:span text:style-name="T15"> should_reflect_into_the_actual_transportation_of_the_cargo = () =&gt; </text:span></text:p>
      <text:p text:style-name="P35"><text:span text:style-name="T15"><text:s text:c="7"/>sut.</text:span><text:span text:style-name="T29">delivery</text:span><text:span text:style-name="T15">().</text:span><text:span text:style-name="T29">received</text:span><text:span text:style-name="T15">(</text:span></text:p>
      <text:p text:style-name="P35"><text:span text:style-name="T15"><text:s text:c="11"/>x =&gt; x.</text:span><text:span text:style-name="T29">update_on_routing</text:span><text:span text:style-name="T15">(the_route_specification, the_itinerary));</text:span></text:p>
      <text:p text:style-name="P45"/>
      <text:p text:style-name="P35"><text:soft-page-break/><text:span text:style-name="T15"><text:s text:c="4"/></text:span><text:span text:style-name="T8">static</text:span><text:span text:style-name="T15"> </text:span><text:span text:style-name="T29">IItinerary</text:span><text:span text:style-name="T15"> the_itinerary;</text:span></text:p>
      <text:p text:style-name="P35"><text:span text:style-name="T15"><text:s text:c="4"/></text:span><text:span text:style-name="T8">static</text:span><text:span text:style-name="T15"> </text:span><text:span text:style-name="T29">IDelivery</text:span><text:span text:style-name="T15"> the_delivery;</text:span></text:p>
      <text:p text:style-name="P45">}</text:p>
      <text:p text:style-name="P8"/>
      <text:p text:style-name="P8">Como siempre, la reacción en cadena nos lleva a crear dos nuevas interfaces:</text:p>
      <text:p text:style-name="P8"/>
      <text:p text:style-name="P42"><text:span text:style-name="T6">public</text:span><text:span text:style-name="T14"> </text:span><text:span text:style-name="T6">interface</text:span><text:span text:style-name="T14"> </text:span><text:span text:style-name="T33">IDelivery</text:span><text:span text:style-name="T15"> {}</text:span></text:p>
      <text:p text:style-name="P35"><text:span text:style-name="T8">public</text:span><text:span text:style-name="T15"> </text:span><text:span text:style-name="T8">interface</text:span><text:span text:style-name="T15"> </text:span><text:span text:style-name="T34">IItinerary</text:span><text:span text:style-name="T15"> {}</text:span></text:p>
      <text:p text:style-name="P8"/>
      <text:p text:style-name="P8">y en IDelivery necesitamos:</text:p>
      <text:p text:style-name="P8"/>
      <text:p text:style-name="P40"><text:span text:style-name="T8">public</text:span><text:span text:style-name="T15"> </text:span><text:span text:style-name="T8">interface</text:span><text:span text:style-name="T15"> </text:span><text:span text:style-name="T34">IDelivery</text:span></text:p>
      <text:p text:style-name="P45">{</text:p>
      <text:p text:style-name="P35"><text:span text:style-name="T15"><text:s text:c="4"/></text:span><text:span text:style-name="T8">void</text:span><text:span text:style-name="T15"> update_on_routing(</text:span><text:span text:style-name="T34">IRouteSpecification</text:span><text:span text:style-name="T15"> the_route_specification, </text:span></text:p>
      <text:p text:style-name="P35"><text:span text:style-name="T15"><text:s text:c="27"/></text:span><text:span text:style-name="T34">IItinerary</text:span><text:span text:style-name="T15"> the_itinerary);</text:span></text:p>
      <text:p text:style-name="P45">}</text:p>
      <text:p text:style-name="P8"/>
      <text:p text:style-name="P8">mientras que en ICargo (y como consecuencia, en Cargo) aparecen dos nuevos métodos que nos devuelve un IItinerary y un IDelivery respectivamente:</text:p>
      <text:p text:style-name="P8"/>
      <text:p text:style-name="P40"><text:span text:style-name="T8">public</text:span><text:span text:style-name="T15"> </text:span><text:span text:style-name="T8">interface</text:span><text:span text:style-name="T15"> </text:span><text:span text:style-name="T34">ICargo</text:span><text:span text:style-name="T15"> : </text:span><text:span text:style-name="T34">IEntity</text:span><text:span text:style-name="T15">&lt;</text:span><text:span text:style-name="T34">ICargo</text:span><text:span text:style-name="T15">&gt;</text:span></text:p>
      <text:p text:style-name="P45">{</text:p>
      <text:p text:style-name="P45"><text:s text:c="4"/>(....)</text:p>
      <text:p text:style-name="P45"/>
      <text:p text:style-name="P35"><text:span text:style-name="T15"><text:s text:c="4"/></text:span><text:span text:style-name="T34">IItinerary</text:span><text:span text:style-name="T15"> itinerary();</text:span></text:p>
      <text:p text:style-name="P35"><text:span text:style-name="T15"><text:s text:c="4"/></text:span><text:span text:style-name="T34">IDelivery</text:span><text:span text:style-name="T15"> delivery();</text:span></text:p>
      <text:p text:style-name="P45"/>
      <text:p text:style-name="P45"><text:s text:c="4"/>(....)</text:p>
      <text:p text:style-name="P45">}</text:p>
      <text:p text:style-name="P8"/>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45">{</text:p>
      <text:p text:style-name="P45"><text:s text:c="4"/>(....)</text:p>
      <text:p text:style-name="P45"/>
      <text:p text:style-name="P35"><text:span text:style-name="T15"><text:s text:c="4"/></text:span><text:span text:style-name="T8">public</text:span><text:span text:style-name="T15"> </text:span><text:span text:style-name="T34">IItinerary</text:span><text:span text:style-name="T15"> itinerar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46"><text:span text:style-name="T4"><text:s text:c="4"/>public</text:span> <text:span text:style-name="T31">IDelivery</text:span> delivery()</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46"><text:s text:c="4"/>(....)</text:p>
      <text:p text:style-name="P46">}</text:p>
      <text:p text:style-name="P8"/>
      <text:p text:style-name="P8">Enviamos las dos nuevas interfaces a su sitio y nos hemos deshecho de todo el código rojo.</text:p>
      <text:p text:style-name="P8"/>
      <text:p text:style-name="P8">Vamos a ejercitar el SUT:</text:p>
      <text:p text:style-name="P8"/>
      <text:p text:style-name="P40"><text:span text:style-name="T8">public</text:span><text:span text:style-name="T15"> </text:span><text:span text:style-name="T8">class</text:span><text:span text:style-name="T15"> </text:span><text:span text:style-name="T25">when_assigning_a_route_described_by_an_itinerary</text:span><text:span text:style-name="T15"> : </text:span><text:span text:style-name="T25">concern_for_cargo</text:span></text:p>
      <text:p text:style-name="P45">{</text:p>
      <text:p text:style-name="P35"><text:span text:style-name="T15"><text:s text:c="4"/></text:span><text:span text:style-name="T34">Because</text:span><text:span text:style-name="T15"> of = () =&gt; sut.</text:span><text:span text:style-name="T29">assing_the_route_described_by</text:span><text:span text:style-name="T15">(the_itinerary);</text:span></text:p>
      <text:p text:style-name="P45"/>
      <text:p text:style-name="P35"><text:span text:style-name="T15"><text:s text:c="4"/></text:span><text:span text:style-name="T34">It</text:span><text:span text:style-name="T15"> should_validate_it_is_a_not_null_itinerary = () =&gt; </text:span></text:p>
      <text:p text:style-name="P45"><text:s text:c="7"/>the_itinerary.ShouldNotBeNull();</text:p>
      <text:p text:style-name="P45"/>
      <text:p text:style-name="P35"><text:span text:style-name="T15"><text:s text:c="4"/></text:span><text:span text:style-name="T34">It</text:span><text:span text:style-name="T15"> should_be_stored_somewhere = () =&gt; sut.itinerary().ShouldEqual(the_itinerary);</text:span></text:p>
      <text:p text:style-name="P45"/>
      <text:p text:style-name="P35"><text:span text:style-name="T15"><text:s text:c="4"/></text:span><text:span text:style-name="T34">It</text:span><text:span text:style-name="T15"> should_reflect_into_the_actual_transportation_of_the_cargo = () =&gt; </text:span></text:p>
      <text:p text:style-name="P45"><text:soft-page-break/><text:s text:c="7"/>sut.delivery().received(</text:p>
      <text:p text:style-name="P45"><text:s text:c="10"/>x =&gt; x.update_on_routing(the_route_specification, the_itinerary));</text:p>
      <text:p text:style-name="P45"/>
      <text:p text:style-name="P35"><text:span text:style-name="T15"><text:s text:c="4"/></text:span><text:span text:style-name="T8">static</text:span><text:span text:style-name="T15"> </text:span><text:span text:style-name="T34">IItinerary</text:span><text:span text:style-name="T15"> the_itinerary;</text:span></text:p>
      <text:p text:style-name="P35"><text:span text:style-name="T15"><text:s text:c="4"/></text:span><text:span text:style-name="T8">static</text:span><text:span text:style-name="T15"> </text:span><text:span text:style-name="T34">IDelivery</text:span><text:span text:style-name="T15"> the_delivery;</text:span></text:p>
      <text:p text:style-name="P45">}</text:p>
      <text:p text:style-name="P8"/>
      <text:p text:style-name="P8">Para deshacernos del código rojo, basta con añadir ese método a la dupla ICargo/Cargo:</text:p>
      <text:p text:style-name="P8"/>
      <text:p text:style-name="P40"><text:span text:style-name="T8">public</text:span><text:span text:style-name="T15"> </text:span><text:span text:style-name="T8">interface</text:span><text:span text:style-name="T15"> </text:span><text:span text:style-name="T34">ICargo</text:span><text:span text:style-name="T15"> : </text:span><text:span text:style-name="T34">IEntity</text:span><text:span text:style-name="T15">&lt;</text:span><text:span text:style-name="T34">ICargo</text:span><text:span text:style-name="T15">&gt;</text:span></text:p>
      <text:p text:style-name="P45">{</text:p>
      <text:p text:style-name="P45"><text:s text:c="4"/>(....)</text:p>
      <text:p text:style-name="P45"/>
      <text:p text:style-name="P35"><text:span text:style-name="T15"><text:s text:c="4"/></text:span><text:span text:style-name="T6">void</text:span><text:span text:style-name="T16"> assing_the_route_described_by(</text:span><text:span text:style-name="T35">IItinerary</text:span><text:span text:style-name="T16"> the_itinerary)</text:span><text:span text:style-name="T15">;</text:span></text:p>
      <text:p text:style-name="P45"/>
      <text:p text:style-name="P45"><text:s text:c="4"/>(....)</text:p>
      <text:p text:style-name="P45">}</text:p>
      <text:p text:style-name="P8"/>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45">{</text:p>
      <text:p text:style-name="P45"><text:s text:c="4"/>(....)</text:p>
      <text:p text:style-name="P45"/>
      <text:p text:style-name="P35"><text:span text:style-name="T15"><text:s text:c="4"/></text:span><text:span text:style-name="T9">public</text:span><text:span text:style-name="T16"> </text:span><text:span text:style-name="T7">void</text:span><text:span text:style-name="T16"> assing_the_route_described_by(</text:span><text:span text:style-name="T35">IItinerary</text:span><text:span text:style-name="T16"> the_itinerar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46"><text:s text:c="4"/>(....)</text:p>
      <text:p text:style-name="P49">}</text:p>
      <text:p text:style-name="P8"/>
      <text:p text:style-name="P8">y una vez hecho esto, establecer el contexto es muy sencillo, tal y como se muestra en la BDD_Spec ya finalizada:</text:p>
      <text:p text:style-name="P8"/>
      <text:p text:style-name="P40"><text:span text:style-name="T8">public</text:span><text:span text:style-name="T15"> </text:span><text:span text:style-name="T8">class</text:span><text:span text:style-name="T15"> </text:span><text:span text:style-name="T25">when_assigning_a_route_described_by_an_itinerary</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he_itinerary = an&lt;</text:span><text:span text:style-name="T34">IItinerary</text:span><text:span text:style-name="T15">&gt;();</text:span></text:p>
      <text:p text:style-name="P35"><text:span text:style-name="T15"><text:s text:c="8"/>the_delivery = an&lt;</text:span><text:span text:style-name="T34">IDelivery</text:span><text:span text:style-name="T15">&gt;();</text:span></text:p>
      <text:p text:style-name="P45"/>
      <text:p text:style-name="P45"><text:s text:c="8"/>the_delivery</text:p>
      <text:p text:style-name="P45"><text:s text:c="11"/>.Stub(x =&gt; x.update_on_routing(the_route_specification, the_itinerary));</text:p>
      <text:p text:style-name="P45"><text:s text:c="4"/>};</text:p>
      <text:p text:style-name="P45"/>
      <text:p text:style-name="P35"><text:span text:style-name="T15"><text:s text:c="4"/></text:span><text:span text:style-name="T34">Because</text:span><text:span text:style-name="T15"> of = () =&gt; sut.assing_the_route_described_by(the_itinerary);</text:span></text:p>
      <text:p text:style-name="P45"/>
      <text:p text:style-name="P35"><text:span text:style-name="T15"><text:s text:c="4"/></text:span><text:span text:style-name="T34">It</text:span><text:span text:style-name="T15"> should_validate_it_is_a_not_null_itinerary = () =&gt; </text:span></text:p>
      <text:p text:style-name="P45"><text:s text:c="7"/>the_itinerary.ShouldNotBeNull();</text:p>
      <text:p text:style-name="P45"/>
      <text:p text:style-name="P35"><text:span text:style-name="T15"><text:s text:c="4"/></text:span><text:span text:style-name="T34">It</text:span><text:span text:style-name="T15"> should_be_stored_somewhere = () =&gt; sut.itinerary().ShouldEqual(the_itinerary);</text:span></text:p>
      <text:p text:style-name="P45"/>
      <text:p text:style-name="P35"><text:span text:style-name="T15"><text:s text:c="4"/></text:span><text:span text:style-name="T34">It</text:span><text:span text:style-name="T15"> should_reflect_into_the_actual_transportation_of_the_cargo = () =&gt; </text:span></text:p>
      <text:p text:style-name="P45"><text:s text:c="7"/>sut.delivery().received(</text:p>
      <text:p text:style-name="P45"><text:s text:c="10"/>x =&gt; x.update_on_routing(the_route_specification, the_itinerary));</text:p>
      <text:p text:style-name="P45"/>
      <text:p text:style-name="P35"><text:span text:style-name="T15"><text:s text:c="4"/></text:span><text:span text:style-name="T8">static</text:span><text:span text:style-name="T15"> </text:span><text:span text:style-name="T34">IItinerary</text:span><text:span text:style-name="T15"> the_itinerary;</text:span></text:p>
      <text:p text:style-name="P35"><text:span text:style-name="T15"><text:s text:c="4"/></text:span><text:span text:style-name="T8">static</text:span><text:span text:style-name="T15"> </text:span><text:span text:style-name="T34">IDelivery</text:span><text:span text:style-name="T15"> the_delivery;</text:span></text:p>
      <text:p text:style-name="P45">}</text:p>
      <text:p text:style-name="P8"/>
      <text:p text:style-name="P8">Una vez obtenido el error esperado al ejecutar la BDD_Spec:</text:p>
      <text:p text:style-name="P8"/>
      <text:p text:style-name="P52">System.Reflection.TargetInvocationException: </text:p>
      <text:p text:style-name="P52"><text:soft-page-break/>Exception has been thrown by the target of an invocation.</text:p>
      <text:p text:style-name="P52"><text:s/>---&gt; System.NotImplementedException: The method or operation is not implemented.</text:p>
      <text:p text:style-name="P8"/>
      <text:p text:style-name="P8">Podemos ponernos a escribir el código que nos permitirá pasar los tests.</text:p>
      <text:p text:style-name="P8"/>
      <text:p text:style-name="P8">Una vez entendido el proceso que hay que seguir en general:</text:p>
      <text:p text:style-name="P8"/>
      <text:list xml:id="list32220657" text:style-name="L12">
        <text:list-item>
          <text:p text:style-name="P16">RED</text:p>
        </text:list-item>
        <text:list-item>
          <text:p text:style-name="P16">GREEN</text:p>
        </text:list-item>
        <text:list-item>
          <text:p text:style-name="P16">REFACTOR</text:p>
        </text:list-item>
      </text:list>
      <text:p text:style-name="P8"/>
      <text:p text:style-name="P8">y en particular el estilo que debemos perseguir con las BDD_Specs, conocido como, AAA:</text:p>
      <text:p text:style-name="P8"/>
      <text:list xml:id="list32237795" text:style-name="L13">
        <text:list-item>
          <text:p text:style-name="P17">Arrange</text:p>
        </text:list-item>
        <text:list-item>
          <text:p text:style-name="P17">Assign</text:p>
        </text:list-item>
        <text:list-item>
          <text:p text:style-name="P17">Assert</text:p>
        </text:list-item>
      </text:list>
      <text:p text:style-name="P8"/>
      <text:p text:style-name="P8">escritos en el siguiente orden con su equivalente en bloque de machine.specifications:</text:p>
      <text:p text:style-name="P8"/>
      <text:list xml:id="list32230720" text:style-name="L14">
        <text:list-item>
          <text:p text:style-name="P18">Assert --&gt; bloques IT</text:p>
        </text:list-item>
        <text:list-item>
          <text:p text:style-name="P18">Assign --&gt; bloque BECAUSE</text:p>
        </text:list-item>
        <text:list-item>
          <text:p text:style-name="P18">Arrange --&gt; bloque CONTEXT</text:p>
        </text:list-item>
      </text:list>
      <text:p text:style-name="P8"/>
      <text:p text:style-name="P8">rara sera la vez en la que nos encontremos escribiendo código en grandes cantidades y/o con un grado de complejidad alto. Es todo lo contrario. Escribiremos poco código y ademas fácil de escribir (y por suerte también de leer).</text:p>
      <text:p text:style-name="P8"/>
      <text:p text:style-name="P8">Vamos a empezar por el primer bloque IT.</text:p>
      <text:p text:style-name="P8"/>
      <text:p text:style-name="P35"><text:span text:style-name="T34">It</text:span><text:span text:style-name="T15"> should_validate_it_is_a_not_null_itinerary = () =&gt; </text:span></text:p>
      <text:p text:style-name="P48"><text:s text:c="3"/>the_itinerary.ShouldNotBeNull();</text:p>
      <text:p text:style-name="P8"/>
      <text:p text:style-name="P8">La intención es clara, sin embargo la realización es incorrecta. Si comprobamos que:</text:p>
      <text:p text:style-name="P8"/>
      <text:p text:style-name="P48">the_itinerary.ShouldNotBeNull();</text:p>
      <text:p text:style-name="P8"/>
      <text:p text:style-name="P8">estaremos comprobando que no le pasamos un itinerario nulo, pero no estaremos comprobando que en caso de que le pasemos un itinerario nulo, nuestro SUT sabrá tratarlo acordemente.</text:p>
      <text:p text:style-name="P8"/>
      <text:p text:style-name="P8">Este tipo de errores no tienen la menor importancia y son muy comunes. Cuando desarrollas siguiendo el paradigma del BDD, el código esta en un estado de constante cambio. No es algo malo, mas bien al contrario, es un síntoma de que estamos ajustándonos a los requisitos buscando la mejor solución a cada momento.</text:p>
      <text:p text:style-name="P8"/>
      <text:p text:style-name="P8">Vamos a corregir el bloque IT para que refleje lo que de verdad pretendemos:</text:p>
      <text:p text:style-name="P8"/>
      <text:p text:style-name="P40"><text:span text:style-name="T34">It</text:span><text:span text:style-name="T15"> should_validate_it_is_a_not_null_itinerary = () =&gt; </text:span></text:p>
      <text:p text:style-name="P47"><text:s text:c="3"/>sut.itinerary().ShouldNotBeNull();</text:p>
      <text:p text:style-name="P8"/>
      <text:p text:style-name="P8">Esto si que se parece mas a lo que necesitamos. Suponemos que el itinerario ha pasado por todo el procesado a cargo del DDD_Aggregate_Root Cargo, y cuando lo pedimos de vuelta no puede ser nulo.</text:p>
      <text:p text:style-name="P8"/>
      <text:p text:style-name="P8">Pero esto plantea una cuestión a mayores, para comprobar que no "traga" con un null, necesitamos enviarle un null y en ningún sitio tenemos esa condicion definida.</text:p>
      <text:p text:style-name="P8"/>
      <text:p text:style-name="P8">Incluso hay otro problema mas grave, si le enviamos un null, debería rechazarlo, pero si lo rechaza, no lo asigna internamente, con lo que:</text:p>
      <text:p text:style-name="P8"/>
      <text:p text:style-name="P47">sut.itinerary()</text:p>
      <text:p text:style-name="P8"/>
      <text:p text:style-name="P8">podría ser null, ya que no tiene porque haber sido asignado nunca.</text:p>
      <text:p text:style-name="P8"><text:soft-page-break/></text:p>
      <text:p text:style-name="P8">Cuando llegamos a situaciones tan absurdas como esta, uno debe plantarse y pensar bien si tiene los requisitos correctos. En este caso concreto, podría ser el momento ideal para consultar con un compañero (aunque se supone que al practicar BDD, practicas "pair programming", así que deberías tener aun compañero a tu lado) nuestro problema.</text:p>
      <text:p text:style-name="P8"/>
      <text:p text:style-name="P8">Después de pensarlo un rato, llegamos a la conclusión de que el problema es un problema de base. No basta con validar que no sea null, debemos lanzar una excepción en caso de ser null. De esta forma, reforzamos todavía mas la idea de que no puede ser null y ademas, curiosamente, encontramos una forma muy sencilla de comprobar lo que queremos, que no es otra que comprobar que al pasarle un null se lanza una excepción Pero esto nos obliga a dividir nuestra BDD_Spec en dos, ya que ahora nos hace falta algo como:</text:p>
      <text:p text:style-name="P8"/>
      <text:p text:style-name="P52">When assigning a route described by a null itinerary</text:p>
      <text:p text:style-name="P54">» It should throw an argument null exception</text:p>
      <text:p text:style-name="P8"/>
      <text:p text:style-name="P8">que dejaremos para un poco mas adelante, ya que nuestra idea es implementar antes el "Happy Day Scenario" (y si hay alguien que considera que es un "Happy Day Scenario" enviar un argumento nulo a un método para provocar una excepción, debería cambiar de profesión)</text:p>
      <text:p text:style-name="P8"/>
      <text:p text:style-name="P8">Vamos con el segundo bloque IT que parece mucho mas del estilo del "Happy Day Scenario":</text:p>
      <text:p text:style-name="P8"/>
      <text:p text:style-name="P41"><text:span text:style-name="T34">It</text:span><text:span text:style-name="T15"> should_be_stored_somewhere = () =&gt; sut.itinerary().ShouldEqual(the_itinerary);</text:span></text:p>
      <text:p text:style-name="P8"/>
      <text:p text:style-name="P8">Es decir, necesitamos un campo (field) privado en el que almacenarlo y de rebote (también se puede ver como una mini reacción en cadena) estamos sugiriendo la implementación del método itinerary(), del que no teníamos constancia hasta ahora y que necesitará de su propia BDD_Spec.</text:p>
      <text:p text:style-name="P8"/>
      <text:p text:style-name="P8">Vamos a por el código En Cargo:</text:p>
      <text:p text:style-name="P8"/>
      <text:p text:style-name="P40"><text:span text:style-name="T34">IItinerary</text:span><text:span text:style-name="T15"> underlying_itinerary;</text:span></text:p>
      <text:p text:style-name="P45"><text:s text:c="8"/></text:p>
      <text:p text:style-name="P35"><text:span text:style-name="T8">public void</text:span><text:span text:style-name="T15"> assing_the_route_described_by(</text:span><text:span text:style-name="T34">IItinerary</text:span><text:span text:style-name="T15"> the_itinerary)</text:span></text:p>
      <text:p text:style-name="P45">{</text:p>
      <text:p text:style-name="P35"><text:span text:style-name="T15"><text:s text:c="4"/></text:span><text:span text:style-name="T8">this</text:span><text:span text:style-name="T15">.underlying_itinerary = the_itinerary;</text:span></text:p>
      <text:p text:style-name="P45">}</text:p>
      <text:p text:style-name="P8"/>
      <text:p text:style-name="P8">y para el método itinerary():</text:p>
      <text:p text:style-name="P8"/>
      <text:p text:style-name="P40"><text:span text:style-name="T8">public</text:span><text:span text:style-name="T15"> </text:span><text:span text:style-name="T34">IItinerary</text:span><text:span text:style-name="T15"> itinerary()</text:span></text:p>
      <text:p text:style-name="P45">{</text:p>
      <text:p text:style-name="P35"><text:span text:style-name="T15"><text:s text:c="4"/></text:span><text:span text:style-name="T8">return</text:span><text:span text:style-name="T15"> underlying_itinerary</text:span></text:p>
      <text:p text:style-name="P45">}</text:p>
      <text:p text:style-name="P8"/>
      <text:p text:style-name="P8">Esto debería bastar:</text:p>
      <text:p text:style-name="P8"/>
      <text:p text:style-name="P52">------ Test started: Assembly: dddsample.specs.dll ------</text:p>
      <text:p text:style-name="P54"/>
      <text:p text:style-name="P54">(....)</text:p>
      <text:p text:style-name="P54"/>
      <text:p text:style-name="P54">when assigning a route described by an itinerary</text:p>
      <text:p text:style-name="P54">» should be stored somewhere</text:p>
      <text:p text:style-name="P54">» should reflect into the actual transportation of the cargo (FAIL)</text:p>
      <text:p text:style-name="P54"/>
      <text:p text:style-name="P54"/>
      <text:p text:style-name="P54">Test 'should reflect into the actual transportation of the cargo' failed:</text:p>
      <text:p text:style-name="P54"><text:tab/>System.NotImplementedException: The method or operation is not implemented.</text:p>
      <text:p text:style-name="P54"><text:tab/>domain\model\cargo.aggregate\Cargo.cs(42,0): at dddsample.domain.model.cargo.aggregate.Cargo.delivery()</text:p>
      <text:p text:style-name="P54"><text:tab/>domain\model\cargo.aggregate\CargoSpecs.cs(172,0): at dddsample.specs.domain.model.cargo.aggregate.when_assigning_a_route_described_by_an_itinerar<text:soft-page-break/>y.&lt;.ctor&gt;b__4()</text:p>
      <text:p text:style-name="P54"><text:tab/>at Machine.Specifications.Model.Specification.InvokeSpecificationField()</text:p>
      <text:p text:style-name="P54"><text:tab/>at Machine.Specifications.Model.Specification.Verify()</text:p>
      <text:p text:style-name="P54"/>
      <text:p text:style-name="P54">13 passed, 1 failed, 0 skipped, took 1,22 seconds (Machine.Specifications 0.3.0).</text:p>
      <text:p text:style-name="P8"/>
      <text:p text:style-name="P8">Por fin algo de GREEN.</text:p>
      <text:p text:style-name="P8"/>
      <text:p text:style-name="P8">Vamos con el tercer bloque IT:</text:p>
      <text:p text:style-name="P8"/>
      <text:p text:style-name="P35"><text:span text:style-name="T34">It</text:span><text:span text:style-name="T15"> should_reflect_into_the_actual_transportation_of_the_cargo = () =&gt; </text:span></text:p>
      <text:p text:style-name="P45"><text:s text:c="3"/>sut.delivery().received(</text:p>
      <text:p text:style-name="P48"><text:s text:c="6"/>x =&gt; x.update_on_routing(the_route_specification, the_itinerary));</text:p>
      <text:p text:style-name="P8"/>
      <text:p text:style-name="P8">No es la primera vez que nos encontramos con este tipo de aserción que se encarga de comprobar que se produce una interacción del SUT con alguna de sus dependencias o colaboradores. Cual es el problema aquí El objeto IDelivery no es inyectado en el constructor de ICargo, y ese simple hecho, hace que IDelivery se convierta en un miembro del "lado oscuro de la fuerza", una dependencia oculta </text:p>
      <text:p text:style-name="P8"/>
      <text:p text:style-name="P8">(TODO: Ver DI y lo de lavar la ropa).</text:p>
      <text:p text:style-name="P8"/>
      <text:p text:style-name="P8">En el código original en java solucionan esto con un método static, pero en nuestro caso, "Interface Based Programming" (ahí va otro concepto mas) y métodos static son agua y aceite. No mezclan.</text:p>
      <text:p text:style-name="P8"/>
      <text:p text:style-name="P8">Barajamos dos opciones:</text:p>
      <text:p text:style-name="P8"/>
      <text:list xml:id="list32236353" text:style-name="L15">
        <text:list-item>
          <text:p text:style-name="P19">Seguir el camino marcado por el código original en java y declarar el método static con lo que ya podemos olvidarnos de mockar IDelivery y hacer aserciones sobre si se ha invocado determinado método en el.</text:p>
        </text:list-item>
        <text:list-item>
          <text:p text:style-name="P19">Considerar el método static como un factoría que devuelve objetos IDelivery. Convertirlo en no static, desincrustarlo de la implementación de IDelivery (presumiblemente con un nombre tan original como Delivery : IDelivery) y darle su propio objeto (algo así como DeliveryService o DeliveryFactory) e inyectar a continuación un objeto IDelivery en el constructor de Cargo. El impacto seria tal que habría que revisar todas las BDD_Specs de CargoSpec, pero probablemente al haber hecho uso de la clase base abstracta concern_for_cargo para refactorizar el código pertinente a la creación del SUT, realizaríamos los cambios exclusivamente es ese emplazamiento y pudiera ser que no afectase en nada mas a las BDD_Specs de CargoSpecs. El impacto que pueda tener en el resto de las clases que conforman el DDD_Aggregate Cargo debería ser nulo ya que, en principio, solo invocamos ese método desde el DDD_Aggregate_Root Cargo.</text:p>
        </text:list-item>
      </text:list>
      <text:p text:style-name="P8"/>
      <text:p text:style-name="P8">Viendo que ya desde el principio nos hemos alejado muy mucho de la versión original java, si escogiésemos la opción 1, no podría ser simplemente por mantenernos relativamente cerca del código original, sino que debería haber una razón de peso, como la falta de alternativas viables, para tomar esa decisión</text:p>
      <text:p text:style-name="P8"/>
      <text:p text:style-name="P8">NOTA: El que nos alejemos mas y mas del código original de java, no es algo que hagamos por gusto ni a propósito, sino que al intentar recrear un sistema de estas características desde un planteamiento BDD, es lógico que acabemos haciendo "Interface Based Programming", con lo que nos situaríamos en una carretera diferente a la de la implementación original. Es un proceso el que nos guía poco a poco en una dirección concreta.</text:p>
      <text:p text:style-name="P8">FIN NOTA.</text:p>
      <text:p text:style-name="P8"/>
      <text:p text:style-name="P8">Desde luego, la opción 2 tiene mas "sex appeal". Nos permite mantener intacta nuestra fe en el BDD y ademas, nos parece la decisión correcta si intentamos aplicar el SRP.</text:p>
      <text:p text:style-name="P8"/>
      <text:p text:style-name="P8">Otra cuestión añadida en caso de escoger la opción 2 es que parece un buen momento par introducir un framework DI/IoC como Ninject!.</text:p>
      <text:p text:style-name="P8"><text:soft-page-break/></text:p>
      <text:p text:style-name="P8">Otra cuestión añadida a mayores. Necesidad de tener una factoría de ICargoes ya que se complica su creación</text:p>
      <text:p text:style-name="P8"/>
      <text:p text:style-name="P8"/>
      <text:p text:style-name="P8">REVISAR DESDE EL "Vamos con el tercer bloque IT:"</text:p>
      <text:p text:style-name="P8"/>
      <text:p text:style-name="P8">Sea como fuere, hemos decidido que no nos parece el mejor momento para escoger entre alguna de las dos opciones, así que lo que nos gustaría, seria poder salvar la documentación generada y volver al punto del commit anterior, pero a su vez queremos poder retomar todo lo discutido y el código asociado a ello. ¿Como hacemos esto?</text:p>
      <text:p text:style-name="P8"/>
      <text:p text:style-name="P8"><text:span text:style-name="T3">Git al rescate</text:span>:</text:p>
      <text:p text:style-name="P8"/>
      <text:p text:style-name="P8">Muy fácil, git convierte este tipo de problemas en algo trivial. Vamos, inicialmente, a repasar donde estamos, para luego ver a donde queremos ir.</text:p>
      <text:p text:style-name="P8"/>
      <text:p text:style-name="P8">Estamos en la rama (branch) dev y los siguientes ficheros han sido modificados según nos informa "git status":</text:p>
      <text:p text:style-name="P8"/>
      <text:list xml:id="list32225259" text:style-name="L16">
        <text:list-item>
          <text:p text:style-name="P20">DDD_Sample Proceso.odt: La base de esta guía</text:p>
        </text:list-item>
        <text:list-item>
          <text:p text:style-name="P20">CargoSpecs.cs</text:p>
        </text:list-item>
        <text:list-item>
          <text:p text:style-name="P20">dddsample.csproj.</text:p>
        </text:list-item>
        <text:list-item>
          <text:p text:style-name="P20">Cargo.cs</text:p>
        </text:list-item>
        <text:list-item>
          <text:p text:style-name="P20">ICargo.cs</text:p>
        </text:list-item>
      </text:list>
      <text:p text:style-name="P8"><text:s/></text:p>
      <text:p text:style-name="P8">Y estos han sido creados:</text:p>
      <text:p text:style-name="P8"/>
      <text:list xml:id="list32216607" text:style-name="L17">
        <text:list-item>
          <text:p text:style-name="P21">IDelivery</text:p>
        </text:list-item>
        <text:list-item>
          <text:p text:style-name="P21">IItinerary</text:p>
        </text:list-item>
      </text:list>
      <text:p text:style-name="P8"/>
      <text:p text:style-name="P8">Esta es la descripción de "donde estamos".</text:p>
      <text:p text:style-name="P8"/>
      <text:p text:style-name="P8">Ahora vamos con la parte de "a donde queremos ir", pero paso a paso:</text:p>
      <text:p text:style-name="P8"/>
      <text:p text:style-name="P8">Primero - Pretendemos separar DDD_Sample_Proceso.odt, de los demás ficheros que han sido creados y/o modificados.</text:p>
      <text:p text:style-name="P8"/>
      <text:p text:style-name="P8">Para ello hacemos lo siguiente:</text:p>
      <text:p text:style-name="P8"/>
      <text:list xml:id="list32228961" text:style-name="L18">
        <text:list-item>
          <text:p text:style-name="P22">git add "documentation/DDD_Sample_Proceso.odt"</text:p>
        </text:list-item>
      </text:list>
      <text:p text:style-name="P8"/>
      <text:p text:style-name="P8">de esta forma este fichero pasa a ser el único sujeto susceptible de un commit. Si te encuentras en una situación donde, quieres separar, digamos, tres ficheros del resto, tienes que repetir el paso:</text:p>
      <text:p text:style-name="P8"/>
      <text:list xml:id="list32208567" text:style-name="L19">
        <text:list-item>
          <text:p text:style-name="P23">git add "FICHERO"</text:p>
        </text:list-item>
      </text:list>
      <text:p text:style-name="P8"/>
      <text:p text:style-name="P8">tantas veces como ficheros quieras proceder con el commit.</text:p>
      <text:p text:style-name="P8"/>
      <text:p text:style-name="P8">Ya hemos separado el fichero que queremos someter a un commit, del resto. </text:p>
      <text:p text:style-name="P8"/>
      <text:p text:style-name="P8">Segundo – Hacemos el commit ya que solo va a afectar al fichero que queremos. Para ello ejecutamos:</text:p>
      <text:p text:style-name="P8"/>
      <text:list xml:id="list32210262" text:style-name="L20">
        <text:list-item>
          <text:p text:style-name="P24">git commit -m "MENSAJE"</text:p>
        </text:list-item>
      </text:list>
      <text:p text:style-name="P8"/>
      <text:p text:style-name="P8">o en caso de que tengas configurado git con un editor por defecto:</text:p>
      <text:p text:style-name="P8"/>
      <text:list xml:id="list32231876" text:style-name="L21">
        <text:list-item>
          <text:p text:style-name="P25">git commit</text:p>
        </text:list-item>
      </text:list>
      <text:p text:style-name="P8"/>
      <text:p text:style-name="P8"><text:soft-page-break/>y a continuación escribes el "MENSAJE" en el editor de texto.</text:p>
      <text:p text:style-name="P8"/>
      <text:p text:style-name="P8">Una vez hecho esto ya tenemos salvado en git el cambio en el fichero que queríamos, de forma que en el resultado de un "git status" ya solo encontramos los ficheros que no queremos perder pero que tampoco queremos todavía hacer commit, sino, guardarlos para cuando mas adelante nos sintamos mas confiados de poder solucionar el problema satisfactoriamente.</text:p>
      <text:p text:style-name="P8"/>
      <text:p text:style-name="P8">Tercero – Salvamos los cambios a una nueva rama (branch) fácilmente identificable. Para ello desde la rama (branch) dev (que no hemos abandonado desde el Primer paso), creamos una nueva rama con un nombre que nos resulte lo suficientemente fácil de identificar a posteriori cuando queramos retomar y solucionar el problema. Así que basta con ejecutar:</text:p>
      <text:p text:style-name="P8"/>
      <text:list xml:id="list32230923" text:style-name="L22">
        <text:list-item>
          <text:p text:style-name="P26">git checkout -b assign-the-route-described-by-featurete</text:p>
        </text:list-item>
      </text:list>
      <text:p text:style-name="P8"/>
      <text:p text:style-name="P8">De esta forma hemos creado la rama (branch) "assign-the-route-described-by-featurete" que nos parece lo suficientemente descriptiva como para identificarla a posteriori.</text:p>
      <text:p text:style-name="P8"/>
      <text:p text:style-name="P8">En esta rama (branch), tenemos todos los cambio que hemos realizado. Es decir, nuestro trabajo no se ha ido al garete.</text:p>
      <text:p text:style-name="P8"/>
      <text:p text:style-name="P8">Cuarto – Volvemos a nuestra rama (branch) dev. Para ello ejecutamos desde la rama (branch) "assign-the-route-described-by-featurete" en la que nos encontramos:</text:p>
      <text:p text:style-name="P8"/>
      <text:list xml:id="list32216367" text:style-name="L23">
        <text:list-item>
          <text:p text:style-name="P27">git checkout dev</text:p>
        </text:list-item>
      </text:list>
      <text:p text:style-name="P8"/>
      <text:p text:style-name="P8">Lo que nos devuelve a la rama (branch) dev e importa todos los cambios de la rama (branch) de origen "assign-the-route-described-by-featurete" en la que nos encontrábamos</text:p>
      <text:p text:style-name="P8"/>
      <text:p text:style-name="P8">Quinto – Limpiamos la rama (branch) dev. Para ello basta con ejecutar la siguiente secuencia de comandos git:</text:p>
      <text:p text:style-name="P8"/>
      <text:list xml:id="list32231880" text:style-name="L24">
        <text:list-item>
          <text:p text:style-name="P28">git reset --hard</text:p>
        </text:list-item>
        <text:list-item>
          <text:p text:style-name="P28">git clean -d -f</text:p>
        </text:list-item>
      </text:list>
      <text:p text:style-name="P8"/>
      <text:p text:style-name="P8">De forma que situamos la rama (branch) dev en el estado asociado al commit anterior (en nuestro caso el que ejecutamos en el segundo paso), y ademas le pedimos que borre todo lo encuentre que no pertenezca a ese commit. Y aquí viene una de las cosas grandes de git, esta limpieza se produce UNICAMENTE en la rama (branch) actual, es decir "dev", pero deja intactas el resto de las ramas (branches) como "master" o "assign-the-route-described-by-featurete".</text:p>
      <text:p text:style-name="P8"/>
      <text:p text:style-name="P8">Sexto – Pasamos a la rama (branch) master y hacemos merge con la rama (branch) dev. Para ello ejecutamos los dos comandos siguientes:</text:p>
      <text:p text:style-name="P8"/>
      <text:list xml:id="list32232476" text:style-name="L25">
        <text:list-item>
          <text:p text:style-name="P29">git checkout master</text:p>
        </text:list-item>
        <text:list-item>
          <text:p text:style-name="P29">git merge dev</text:p>
        </text:list-item>
      </text:list>
      <text:p text:style-name="P8"/>
      <text:p text:style-name="P8">Poco mas podemos comentar ya que esto forma parte del habitual "check-in dance". Simplemente hemos "traído" el commit del segundo paso a la rama (branch) "master".</text:p>
      <text:p text:style-name="P8"/>
      <text:p text:style-name="P8">Séptimo – Enviamos los cambios al repositorio remoto (github). Para ello ejecutamos:</text:p>
      <text:p text:style-name="P8"/>
      <text:list xml:id="list32217653" text:style-name="L26">
        <text:list-item>
          <text:p text:style-name="P30">git push origin master</text:p>
        </text:list-item>
      </text:list>
      <text:p text:style-name="P8"/>
      <text:p text:style-name="P8">Otro paso mas habitual en el "check-in dance".</text:p>
      <text:p text:style-name="P8"/>
      <text:p text:style-name="P8">Octavo y ultimo – Volvemos a la rama (branch) dev para seguir trabajando en una nueva característica Para ello ejecutamos el "conocido":</text:p>
      <text:p text:style-name="P8"/>
      <text:list xml:id="list32227424" text:style-name="L27">
        <text:list-item>
          <text:p text:style-name="P31">git checkout dev</text:p>
        </text:list-item>
      </text:list>
      <text:p text:style-name="P8"/>
      <text:p text:style-name="P8"><text:soft-page-break/>Que también forma parte del "check-in dance".</text:p>
      <text:p text:style-name="P8"/>
      <text:p text:style-name="P8">Con esto terminamos.</text:p>
      <text:p text:style-name="P8"/>
      <text:p text:style-name="P8">Destacar la importancia de seguir los pasos en orden ya que si inviertes alguno de ellos el resu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ábamos de evi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1" svg:font-family="Consolas"/>
    <style:font-face style:name="OpenSymbol" svg:font-family="OpenSymbol"/>
    <style:font-face style:name="Tahoma1" svg:font-family="Tahoma"/>
    <style:font-face style:name="Consolas"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35M18S</meta:editing-duration>
    <meta:editing-cycles>5</meta:editing-cycles>
    <meta:generator>OpenOffice.org/3.2$Win32 OpenOffice.org_project/320m18$Build-9502</meta:generator>
    <dc:date>2010-08-02T12:44:28.42</dc:date>
    <meta:document-statistic meta:table-count="0" meta:image-count="0" meta:object-count="0" meta:page-count="51" meta:paragraph-count="1764" meta:word-count="14035" meta:character-count="107107"/>
    <meta:user-defined meta:name="Info 1"/>
    <meta:user-defined meta:name="Info 2"/>
    <meta:user-defined meta:name="Info 3"/>
    <meta:user-defined meta:name="Info 4"/>
  </office:meta>
</office:document-meta>
</file>